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2:Sheet1.A401 Sheet1.D1:Sheet1.D1 Sheet1.D2:Sheet1.D401 Sheet1.A2:Sheet1.A401 Sheet1.E1:Sheet1.E1 Sheet1.E2:Sheet1.E401 Sheet1.B1:Sheet1.B1 Sheet1.B2:Sheet1.B401 Sheet1.A2:Sheet1.A401 Sheet1.C1:Sheet1.C1 Sheet1.C2:Sheet1.C401 Sheet1.A2:Sheet1.A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27453">
            <text:p>0.0027453</text:p>
          </table:table-cell>
          <table:table-cell office:value-type="float" office:value="0">
            <text:p>0</text:p>
          </table:table-cell>
          <table:table-cell office:value-type="float" office:value="-0.0066552726">
            <text:p>-0.0066552726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066552726">
            <text:p>-0.006655272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/>
          <table:table-cell table:formula="of:=([.D13]-[.E13])-([.D12]-[.E12])" office:value-type="float" office:value="0.02">
            <text:p>0.0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/>
          <table:table-cell table:formula="of:=([.D14]-[.E14])-([.D13]-[.E13])" office:value-type="float" office:value="0.02">
            <text:p>0.0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5">
            <text:p>0.015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/>
          <table:table-cell table:formula="of:=([.D15]-[.E15])-([.D14]-[.E14])" office:value-type="float" office:value="0.02">
            <text:p>0.0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2">
            <text:p>0.02</text:p>
          </table:table-cell>
          <table:table-cell office:value-type="float" office:value="0.0036604002">
            <text:p>0.0036604002</text:p>
          </table:table-cell>
          <table:table-cell office:value-type="float" office:value="0.08">
            <text:p>0.08</text:p>
          </table:table-cell>
          <table:table-cell office:value-type="float" office:value="0.02662109">
            <text:p>0.02662109</text:p>
          </table:table-cell>
          <table:table-cell/>
          <table:table-cell table:formula="of:=([.D16]-[.E16])-([.D15]-[.E15])" office:value-type="float" office:value="-0.00662109">
            <text:p>-0.0066210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9">
            <text:p>0.024999999</text:p>
          </table:table-cell>
          <table:table-cell office:value-type="float" office:value="0.0054906">
            <text:p>0.0054906</text:p>
          </table:table-cell>
          <table:table-cell office:value-type="float" office:value="0.099999994">
            <text:p>0.099999994</text:p>
          </table:table-cell>
          <table:table-cell office:value-type="float" office:value="0.039931636">
            <text:p>0.039931636</text:p>
          </table:table-cell>
          <table:table-cell/>
          <table:table-cell table:formula="of:=([.D17]-[.E17])-([.D16]-[.E16])" office:value-type="float" office:value="0.00668944800000001">
            <text:p>0.006689448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7">
            <text:p>0.029999997</text:p>
          </table:table-cell>
          <table:table-cell office:value-type="float" office:value="0.0109812">
            <text:p>0.0109812</text:p>
          </table:table-cell>
          <table:table-cell office:value-type="float" office:value="0.11999999">
            <text:p>0.11999999</text:p>
          </table:table-cell>
          <table:table-cell office:value-type="float" office:value="0.07986327">
            <text:p>0.07986327</text:p>
          </table:table-cell>
          <table:table-cell/>
          <table:table-cell table:formula="of:=([.D18]-[.E18])-([.D17]-[.E17])" office:value-type="float" office:value="-0.019931638">
            <text:p>-0.01993163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173869">
            <text:p>0.0173869</text:p>
          </table:table-cell>
          <table:table-cell office:value-type="float" office:value="0.13999999">
            <text:p>0.13999999</text:p>
          </table:table-cell>
          <table:table-cell office:value-type="float" office:value="0.12645018">
            <text:p>0.12645018</text:p>
          </table:table-cell>
          <table:table-cell/>
          <table:table-cell table:formula="of:=([.D19]-[.E19])-([.D18]-[.E18])" office:value-type="float" office:value="-0.02658691">
            <text:p>-0.02658691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39999995">
            <text:p>0.039999995</text:p>
          </table:table-cell>
          <table:table-cell office:value-type="float" office:value="0.024707701">
            <text:p>0.024707701</text:p>
          </table:table-cell>
          <table:table-cell office:value-type="float" office:value="0.15999998">
            <text:p>0.15999998</text:p>
          </table:table-cell>
          <table:table-cell office:value-type="float" office:value="0.15307127">
            <text:p>0.15307127</text:p>
          </table:table-cell>
          <table:table-cell/>
          <table:table-cell table:formula="of:=([.D20]-[.E20])-([.D19]-[.E19])" office:value-type="float" office:value="-0.00662109999999999">
            <text:p>-0.006621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4999994">
            <text:p>0.044999994</text:p>
          </table:table-cell>
          <table:table-cell office:value-type="float" office:value="0.036604002">
            <text:p>0.036604002</text:p>
          </table:table-cell>
          <table:table-cell office:value-type="float" office:value="0.17999998">
            <text:p>0.17999998</text:p>
          </table:table-cell>
          <table:table-cell office:value-type="float" office:value="0.21296872">
            <text:p>0.21296872</text:p>
          </table:table-cell>
          <table:table-cell/>
          <table:table-cell table:formula="of:=([.D21]-[.E21])-([.D20]-[.E20])" office:value-type="float" office:value="-0.03989745">
            <text:p>-0.03989745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49999993">
            <text:p>0.049999993</text:p>
          </table:table-cell>
          <table:table-cell office:value-type="float" office:value="0.0402644">
            <text:p>0.0402644</text:p>
          </table:table-cell>
          <table:table-cell office:value-type="float" office:value="0.19999997">
            <text:p>0.19999997</text:p>
          </table:table-cell>
          <table:table-cell office:value-type="float" office:value="0.22627929">
            <text:p>0.22627929</text:p>
          </table:table-cell>
          <table:table-cell/>
          <table:table-cell table:formula="of:=([.D22]-[.E22])-([.D21]-[.E21])" office:value-type="float" office:value="0.00668942">
            <text:p>0.0066894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4999992">
            <text:p>0.054999992</text:p>
          </table:table-cell>
          <table:table-cell office:value-type="float" office:value="0.043009702">
            <text:p>0.043009702</text:p>
          </table:table-cell>
          <table:table-cell office:value-type="float" office:value="0.21999997">
            <text:p>0.21999997</text:p>
          </table:table-cell>
          <table:table-cell office:value-type="float" office:value="0.21962401">
            <text:p>0.21962401</text:p>
          </table:table-cell>
          <table:table-cell/>
          <table:table-cell table:formula="of:=([.D23]-[.E23])-([.D22]-[.E22])" office:value-type="float" office:value="0.02665528">
            <text:p>0.02665528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5999999">
            <text:p>0.05999999</text:p>
          </table:table-cell>
          <table:table-cell office:value-type="float" office:value="0.045755003">
            <text:p>0.045755003</text:p>
          </table:table-cell>
          <table:table-cell office:value-type="float" office:value="0.23999996">
            <text:p>0.23999996</text:p>
          </table:table-cell>
          <table:table-cell office:value-type="float" office:value="0.22627929">
            <text:p>0.22627929</text:p>
          </table:table-cell>
          <table:table-cell/>
          <table:table-cell table:formula="of:=([.D24]-[.E24])-([.D23]-[.E23])" office:value-type="float" office:value="0.01334471">
            <text:p>0.0133447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499999">
            <text:p>0.06499999</text:p>
          </table:table-cell>
          <table:table-cell office:value-type="float" office:value="0.044839904">
            <text:p>0.044839904</text:p>
          </table:table-cell>
          <table:table-cell office:value-type="float" office:value="0.25999996">
            <text:p>0.25999996</text:p>
          </table:table-cell>
          <table:table-cell office:value-type="float" office:value="0.21962401">
            <text:p>0.21962401</text:p>
          </table:table-cell>
          <table:table-cell/>
          <table:table-cell table:formula="of:=([.D25]-[.E25])-([.D24]-[.E24])" office:value-type="float" office:value="0.02665528">
            <text:p>0.0266552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6999999">
            <text:p>0.06999999</text:p>
          </table:table-cell>
          <table:table-cell office:value-type="float" office:value="0.0503305">
            <text:p>0.0503305</text:p>
          </table:table-cell>
          <table:table-cell office:value-type="float" office:value="0.27999997">
            <text:p>0.27999997</text:p>
          </table:table-cell>
          <table:table-cell office:value-type="float" office:value="0.23293456">
            <text:p>0.23293456</text:p>
          </table:table-cell>
          <table:table-cell/>
          <table:table-cell table:formula="of:=([.D26]-[.E26])-([.D25]-[.E25])" office:value-type="float" office:value="0.00668945999999995">
            <text:p>0.00668946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58566403">
            <text:p>0.058566403</text:p>
          </table:table-cell>
          <table:table-cell office:value-type="float" office:value="0.29999998">
            <text:p>0.29999998</text:p>
          </table:table-cell>
          <table:table-cell office:value-type="float" office:value="0.292832">
            <text:p>0.292832</text:p>
          </table:table-cell>
          <table:table-cell/>
          <table:table-cell table:formula="of:=([.D27]-[.E27])-([.D26]-[.E26])" office:value-type="float" office:value="-0.03989743">
            <text:p>-0.03989743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8">
            <text:p>0.08</text:p>
          </table:table-cell>
          <table:table-cell office:value-type="float" office:value="0.0668023">
            <text:p>0.0668023</text:p>
          </table:table-cell>
          <table:table-cell office:value-type="float" office:value="0.32">
            <text:p>0.32</text:p>
          </table:table-cell>
          <table:table-cell office:value-type="float" office:value="0.3127978">
            <text:p>0.3127978</text:p>
          </table:table-cell>
          <table:table-cell/>
          <table:table-cell table:formula="of:=([.D28]-[.E28])-([.D27]-[.E27])" office:value-type="float" office:value="0.0000342200000000292">
            <text:p>0.0000342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5">
            <text:p>0.085</text:p>
          </table:table-cell>
          <table:table-cell office:value-type="float" office:value="0.07137781">
            <text:p>0.07137781</text:p>
          </table:table-cell>
          <table:table-cell office:value-type="float" office:value="0.34">
            <text:p>0.34</text:p>
          </table:table-cell>
          <table:table-cell office:value-type="float" office:value="0.35938472">
            <text:p>0.35938472</text:p>
          </table:table-cell>
          <table:table-cell/>
          <table:table-cell table:formula="of:=([.D29]-[.E29])-([.D28]-[.E28])" office:value-type="float" office:value="-0.02658692">
            <text:p>-0.0265869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9">
            <text:p>0.09</text:p>
          </table:table-cell>
          <table:table-cell office:value-type="float" office:value="0.07137781">
            <text:p>0.07137781</text:p>
          </table:table-cell>
          <table:table-cell office:value-type="float" office:value="0.36">
            <text:p>0.36</text:p>
          </table:table-cell>
          <table:table-cell office:value-type="float" office:value="0.33276364">
            <text:p>0.33276364</text:p>
          </table:table-cell>
          <table:table-cell/>
          <table:table-cell table:formula="of:=([.D30]-[.E30])-([.D29]-[.E29])" office:value-type="float" office:value="0.0466210799999999">
            <text:p>0.0466210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5000006">
            <text:p>0.095000006</text:p>
          </table:table-cell>
          <table:table-cell office:value-type="float" office:value="0.07686841">
            <text:p>0.07686841</text:p>
          </table:table-cell>
          <table:table-cell office:value-type="float" office:value="0.38000003">
            <text:p>0.38000003</text:p>
          </table:table-cell>
          <table:table-cell office:value-type="float" office:value="0.34607416">
            <text:p>0.34607416</text:p>
          </table:table-cell>
          <table:table-cell/>
          <table:table-cell table:formula="of:=([.D31]-[.E31])-([.D30]-[.E30])" office:value-type="float" office:value="0.00668951000000001">
            <text:p>0.00668951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10000001">
            <text:p>0.10000001</text:p>
          </table:table-cell>
          <table:table-cell office:value-type="float" office:value="0.08235901">
            <text:p>0.08235901</text:p>
          </table:table-cell>
          <table:table-cell office:value-type="float" office:value="0.40000004">
            <text:p>0.40000004</text:p>
          </table:table-cell>
          <table:table-cell office:value-type="float" office:value="0.37269527">
            <text:p>0.37269527</text:p>
          </table:table-cell>
          <table:table-cell/>
          <table:table-cell table:formula="of:=([.D32]-[.E32])-([.D31]-[.E31])" office:value-type="float" office:value="-0.00662109999999999">
            <text:p>-0.00662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500001">
            <text:p>0.10500001</text:p>
          </table:table-cell>
          <table:table-cell office:value-type="float" office:value="0.08510431">
            <text:p>0.08510431</text:p>
          </table:table-cell>
          <table:table-cell office:value-type="float" office:value="0.42000005">
            <text:p>0.42000005</text:p>
          </table:table-cell>
          <table:table-cell office:value-type="float" office:value="0.37935054">
            <text:p>0.37935054</text:p>
          </table:table-cell>
          <table:table-cell/>
          <table:table-cell table:formula="of:=([.D33]-[.E33])-([.D32]-[.E32])" office:value-type="float" office:value="0.01334474">
            <text:p>0.01334474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10000014">
            <text:p>0.110000014</text:p>
          </table:table-cell>
          <table:table-cell office:value-type="float" office:value="0.09517041">
            <text:p>0.09517041</text:p>
          </table:table-cell>
          <table:table-cell office:value-type="float" office:value="0.44000006">
            <text:p>0.44000006</text:p>
          </table:table-cell>
          <table:table-cell office:value-type="float" office:value="0.42593744">
            <text:p>0.42593744</text:p>
          </table:table-cell>
          <table:table-cell/>
          <table:table-cell table:formula="of:=([.D34]-[.E34])-([.D33]-[.E33])" office:value-type="float" office:value="-0.02658689">
            <text:p>-0.02658689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500002">
            <text:p>0.11500002</text:p>
          </table:table-cell>
          <table:table-cell office:value-type="float" office:value="0.1024912">
            <text:p>0.1024912</text:p>
          </table:table-cell>
          <table:table-cell office:value-type="float" office:value="0.46000007">
            <text:p>0.46000007</text:p>
          </table:table-cell>
          <table:table-cell office:value-type="float" office:value="0.45255858">
            <text:p>0.45255858</text:p>
          </table:table-cell>
          <table:table-cell/>
          <table:table-cell table:formula="of:=([.D35]-[.E35])-([.D34]-[.E34])" office:value-type="float" office:value="-0.00662113000000003">
            <text:p>-0.00662113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2000002">
            <text:p>0.12000002</text:p>
          </table:table-cell>
          <table:table-cell office:value-type="float" office:value="0.104321405">
            <text:p>0.104321405</text:p>
          </table:table-cell>
          <table:table-cell office:value-type="float" office:value="0.48000008">
            <text:p>0.48000008</text:p>
          </table:table-cell>
          <table:table-cell office:value-type="float" office:value="0.46586913">
            <text:p>0.46586913</text:p>
          </table:table-cell>
          <table:table-cell/>
          <table:table-cell table:formula="of:=([.D36]-[.E36])-([.D35]-[.E35])" office:value-type="float" office:value="0.00668945999999998">
            <text:p>0.00668946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500001">
            <text:p>0.12500001</text:p>
          </table:table-cell>
          <table:table-cell office:value-type="float" office:value="0.1153026">
            <text:p>0.1153026</text:p>
          </table:table-cell>
          <table:table-cell office:value-type="float" office:value="0.50000006">
            <text:p>0.50000006</text:p>
          </table:table-cell>
          <table:table-cell office:value-type="float" office:value="0.5191113">
            <text:p>0.5191113</text:p>
          </table:table-cell>
          <table:table-cell/>
          <table:table-cell table:formula="of:=([.D37]-[.E37])-([.D36]-[.E36])" office:value-type="float" office:value="-0.0332421899999999">
            <text:p>-0.03324219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3000001">
            <text:p>0.13000001</text:p>
          </table:table-cell>
          <table:table-cell office:value-type="float" office:value="0.124453604">
            <text:p>0.124453604</text:p>
          </table:table-cell>
          <table:table-cell office:value-type="float" office:value="0.52000004">
            <text:p>0.52000004</text:p>
          </table:table-cell>
          <table:table-cell office:value-type="float" office:value="0.57235354">
            <text:p>0.57235354</text:p>
          </table:table-cell>
          <table:table-cell/>
          <table:table-cell table:formula="of:=([.D38]-[.E38])-([.D37]-[.E37])" office:value-type="float" office:value="-0.0332422600000001">
            <text:p>-0.0332422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5">
            <text:p>0.135</text:p>
          </table:table-cell>
          <table:table-cell office:value-type="float" office:value="0.1235385">
            <text:p>0.1235385</text:p>
          </table:table-cell>
          <table:table-cell office:value-type="float" office:value="0.54">
            <text:p>0.54</text:p>
          </table:table-cell>
          <table:table-cell office:value-type="float" office:value="0.5390771">
            <text:p>0.5390771</text:p>
          </table:table-cell>
          <table:table-cell/>
          <table:table-cell table:formula="of:=([.D39]-[.E39])-([.D38]-[.E38])" office:value-type="float" office:value="0.0532764000000001">
            <text:p>0.0532764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4">
            <text:p>0.14</text:p>
          </table:table-cell>
          <table:table-cell office:value-type="float" office:value="0.1235385">
            <text:p>0.1235385</text:p>
          </table:table-cell>
          <table:table-cell office:value-type="float" office:value="0.56">
            <text:p>0.56</text:p>
          </table:table-cell>
          <table:table-cell office:value-type="float" office:value="0.5390771">
            <text:p>0.5390771</text:p>
          </table:table-cell>
          <table:table-cell/>
          <table:table-cell table:formula="of:=([.D40]-[.E40])-([.D39]-[.E39])" office:value-type="float" office:value="0.02">
            <text:p>0.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5">
            <text:p>0.145</text:p>
          </table:table-cell>
          <table:table-cell office:value-type="float" office:value="0.1308593">
            <text:p>0.1308593</text:p>
          </table:table-cell>
          <table:table-cell office:value-type="float" office:value="0.58">
            <text:p>0.58</text:p>
          </table:table-cell>
          <table:table-cell office:value-type="float" office:value="0.5656982">
            <text:p>0.5656982</text:p>
          </table:table-cell>
          <table:table-cell/>
          <table:table-cell table:formula="of:=([.D41]-[.E41])-([.D40]-[.E40])" office:value-type="float" office:value="-0.00662110000000005">
            <text:p>-0.0066211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9">
            <text:p>0.14999999</text:p>
          </table:table-cell>
          <table:table-cell office:value-type="float" office:value="0.13451971">
            <text:p>0.13451971</text:p>
          </table:table-cell>
          <table:table-cell office:value-type="float" office:value="0.59999996">
            <text:p>0.59999996</text:p>
          </table:table-cell>
          <table:table-cell office:value-type="float" office:value="0.57900876">
            <text:p>0.57900876</text:p>
          </table:table-cell>
          <table:table-cell/>
          <table:table-cell table:formula="of:=([.D42]-[.E42])-([.D41]-[.E41])" office:value-type="float" office:value="0.00668939999999996">
            <text:p>0.0066894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9">
            <text:p>0.15499999</text:p>
          </table:table-cell>
          <table:table-cell office:value-type="float" office:value="0.1354348">
            <text:p>0.1354348</text:p>
          </table:table-cell>
          <table:table-cell office:value-type="float" office:value="0.61999995">
            <text:p>0.61999995</text:p>
          </table:table-cell>
          <table:table-cell office:value-type="float" office:value="0.5590429">
            <text:p>0.5590429</text:p>
          </table:table-cell>
          <table:table-cell/>
          <table:table-cell table:formula="of:=([.D43]-[.E43])-([.D42]-[.E42])" office:value-type="float" office:value="0.03996585">
            <text:p>0.0399658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8">
            <text:p>0.15999998</text:p>
          </table:table-cell>
          <table:table-cell office:value-type="float" office:value="0.1390952">
            <text:p>0.1390952</text:p>
          </table:table-cell>
          <table:table-cell office:value-type="float" office:value="0.6399999">
            <text:p>0.6399999</text:p>
          </table:table-cell>
          <table:table-cell office:value-type="float" office:value="0.585664">
            <text:p>0.585664</text:p>
          </table:table-cell>
          <table:table-cell/>
          <table:table-cell table:formula="of:=([.D44]-[.E44])-([.D43]-[.E43])" office:value-type="float" office:value="-0.00662114999999996">
            <text:p>-0.00662115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8">
            <text:p>0.16499998</text:p>
          </table:table-cell>
          <table:table-cell office:value-type="float" office:value="0.14916131">
            <text:p>0.14916131</text:p>
          </table:table-cell>
          <table:table-cell office:value-type="float" office:value="0.6599999">
            <text:p>0.6599999</text:p>
          </table:table-cell>
          <table:table-cell office:value-type="float" office:value="0.60562986">
            <text:p>0.60562986</text:p>
          </table:table-cell>
          <table:table-cell/>
          <table:table-cell table:formula="of:=([.D45]-[.E45])-([.D44]-[.E44])" office:value-type="float" office:value="0.0000341400000000158">
            <text:p>0.00003414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7">
            <text:p>0.16999997</text:p>
          </table:table-cell>
          <table:table-cell office:value-type="float" office:value="0.1610576">
            <text:p>0.1610576</text:p>
          </table:table-cell>
          <table:table-cell office:value-type="float" office:value="0.6799999">
            <text:p>0.6799999</text:p>
          </table:table-cell>
          <table:table-cell office:value-type="float" office:value="0.6655273">
            <text:p>0.6655273</text:p>
          </table:table-cell>
          <table:table-cell/>
          <table:table-cell table:formula="of:=([.D46]-[.E46])-([.D45]-[.E45])" office:value-type="float" office:value="-0.0398974399999999">
            <text:p>-0.03989744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7">
            <text:p>0.17499997</text:p>
          </table:table-cell>
          <table:table-cell office:value-type="float" office:value="0.1628878">
            <text:p>0.1628878</text:p>
          </table:table-cell>
          <table:table-cell office:value-type="float" office:value="0.69999987">
            <text:p>0.69999987</text:p>
          </table:table-cell>
          <table:table-cell office:value-type="float" office:value="0.6921483">
            <text:p>0.6921483</text:p>
          </table:table-cell>
          <table:table-cell/>
          <table:table-cell table:formula="of:=([.D47]-[.E47])-([.D46]-[.E46])" office:value-type="float" office:value="-0.00662103000000003">
            <text:p>-0.00662103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6">
            <text:p>0.17999996</text:p>
          </table:table-cell>
          <table:table-cell office:value-type="float" office:value="0.1711237">
            <text:p>0.1711237</text:p>
          </table:table-cell>
          <table:table-cell office:value-type="float" office:value="0.71999985">
            <text:p>0.71999985</text:p>
          </table:table-cell>
          <table:table-cell office:value-type="float" office:value="0.7121141">
            <text:p>0.7121141</text:p>
          </table:table-cell>
          <table:table-cell/>
          <table:table-cell table:formula="of:=([.D48]-[.E48])-([.D47]-[.E47])" office:value-type="float" office:value="0.0000341799999999948">
            <text:p>0.00003418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6">
            <text:p>0.18499996</text:p>
          </table:table-cell>
          <table:table-cell office:value-type="float" office:value="0.16929351">
            <text:p>0.16929351</text:p>
          </table:table-cell>
          <table:table-cell office:value-type="float" office:value="0.73999983">
            <text:p>0.73999983</text:p>
          </table:table-cell>
          <table:table-cell office:value-type="float" office:value="0.7387353">
            <text:p>0.7387353</text:p>
          </table:table-cell>
          <table:table-cell/>
          <table:table-cell table:formula="of:=([.D49]-[.E49])-([.D48]-[.E48])" office:value-type="float" office:value="-0.00662121999999998">
            <text:p>-0.00662122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5">
            <text:p>0.18999995</text:p>
          </table:table-cell>
          <table:table-cell office:value-type="float" office:value="0.1775294">
            <text:p>0.1775294</text:p>
          </table:table-cell>
          <table:table-cell office:value-type="float" office:value="0.7599998">
            <text:p>0.7599998</text:p>
          </table:table-cell>
          <table:table-cell office:value-type="float" office:value="0.77201164">
            <text:p>0.77201164</text:p>
          </table:table-cell>
          <table:table-cell/>
          <table:table-cell table:formula="of:=([.D50]-[.E50])-([.D49]-[.E49])" office:value-type="float" office:value="-0.01327637">
            <text:p>-0.0132763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95">
            <text:p>0.19499995</text:p>
          </table:table-cell>
          <table:table-cell office:value-type="float" office:value="0.1811898">
            <text:p>0.1811898</text:p>
          </table:table-cell>
          <table:table-cell office:value-type="float" office:value="0.7799998">
            <text:p>0.7799998</text:p>
          </table:table-cell>
          <table:table-cell office:value-type="float" office:value="0.77201164">
            <text:p>0.77201164</text:p>
          </table:table-cell>
          <table:table-cell/>
          <table:table-cell table:formula="of:=([.D51]-[.E51])-([.D50]-[.E50])" office:value-type="float" office:value="0.0199999999999999">
            <text:p>0.02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94">
            <text:p>0.19999994</text:p>
          </table:table-cell>
          <table:table-cell office:value-type="float" office:value="0.1875955">
            <text:p>0.1875955</text:p>
          </table:table-cell>
          <table:table-cell office:value-type="float" office:value="0.7999998">
            <text:p>0.7999998</text:p>
          </table:table-cell>
          <table:table-cell office:value-type="float" office:value="0.79197747">
            <text:p>0.79197747</text:p>
          </table:table-cell>
          <table:table-cell/>
          <table:table-cell table:formula="of:=([.D52]-[.E52])-([.D51]-[.E51])" office:value-type="float" office:value="0.0000341700000000555">
            <text:p>0.00003417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94">
            <text:p>0.20499994</text:p>
          </table:table-cell>
          <table:table-cell office:value-type="float" office:value="0.1903408">
            <text:p>0.1903408</text:p>
          </table:table-cell>
          <table:table-cell office:value-type="float" office:value="0.81999975">
            <text:p>0.81999975</text:p>
          </table:table-cell>
          <table:table-cell office:value-type="float" office:value="0.78532225">
            <text:p>0.78532225</text:p>
          </table:table-cell>
          <table:table-cell/>
          <table:table-cell table:formula="of:=([.D53]-[.E53])-([.D52]-[.E52])" office:value-type="float" office:value="0.0266551700000001">
            <text:p>0.02665517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93">
            <text:p>0.20999993</text:p>
          </table:table-cell>
          <table:table-cell office:value-type="float" office:value="0.1930861">
            <text:p>0.1930861</text:p>
          </table:table-cell>
          <table:table-cell office:value-type="float" office:value="0.83999974">
            <text:p>0.83999974</text:p>
          </table:table-cell>
          <table:table-cell office:value-type="float" office:value="0.778667">
            <text:p>0.778667</text:p>
          </table:table-cell>
          <table:table-cell/>
          <table:table-cell table:formula="of:=([.D54]-[.E54])-([.D53]-[.E53])" office:value-type="float" office:value="0.02665524">
            <text:p>0.0266552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93">
            <text:p>0.21499993</text:p>
          </table:table-cell>
          <table:table-cell office:value-type="float" office:value="0.19766161">
            <text:p>0.19766161</text:p>
          </table:table-cell>
          <table:table-cell office:value-type="float" office:value="0.8599997">
            <text:p>0.8599997</text:p>
          </table:table-cell>
          <table:table-cell office:value-type="float" office:value="0.7986328">
            <text:p>0.7986328</text:p>
          </table:table-cell>
          <table:table-cell/>
          <table:table-cell table:formula="of:=([.D55]-[.E55])-([.D54]-[.E54])" office:value-type="float" office:value="0.0000341600000000053">
            <text:p>0.0000341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92">
            <text:p>0.21999992</text:p>
          </table:table-cell>
          <table:table-cell office:value-type="float" office:value="0.20681262">
            <text:p>0.20681262</text:p>
          </table:table-cell>
          <table:table-cell office:value-type="float" office:value="0.8799997">
            <text:p>0.8799997</text:p>
          </table:table-cell>
          <table:table-cell office:value-type="float" office:value="0.83856434">
            <text:p>0.83856434</text:p>
          </table:table-cell>
          <table:table-cell/>
          <table:table-cell table:formula="of:=([.D56]-[.E56])-([.D55]-[.E55])" office:value-type="float" office:value="-0.0199315400000001">
            <text:p>-0.01993154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92">
            <text:p>0.22499992</text:p>
          </table:table-cell>
          <table:table-cell office:value-type="float" office:value="0.2123032">
            <text:p>0.2123032</text:p>
          </table:table-cell>
          <table:table-cell office:value-type="float" office:value="0.8999997">
            <text:p>0.8999997</text:p>
          </table:table-cell>
          <table:table-cell office:value-type="float" office:value="0.86518544">
            <text:p>0.86518544</text:p>
          </table:table-cell>
          <table:table-cell/>
          <table:table-cell table:formula="of:=([.D57]-[.E57])-([.D56]-[.E56])" office:value-type="float" office:value="-0.00662109999999994">
            <text:p>-0.0066211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91">
            <text:p>0.22999991</text:p>
          </table:table-cell>
          <table:table-cell office:value-type="float" office:value="0.21870892">
            <text:p>0.21870892</text:p>
          </table:table-cell>
          <table:table-cell office:value-type="float" office:value="0.91999966">
            <text:p>0.91999966</text:p>
          </table:table-cell>
          <table:table-cell office:value-type="float" office:value="0.8984618">
            <text:p>0.8984618</text:p>
          </table:table-cell>
          <table:table-cell/>
          <table:table-cell table:formula="of:=([.D58]-[.E58])-([.D57]-[.E57])" office:value-type="float" office:value="-0.0132764">
            <text:p>-0.0132764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91">
            <text:p>0.23499991</text:p>
          </table:table-cell>
          <table:table-cell office:value-type="float" office:value="0.22602971">
            <text:p>0.22602971</text:p>
          </table:table-cell>
          <table:table-cell office:value-type="float" office:value="0.93999964">
            <text:p>0.93999964</text:p>
          </table:table-cell>
          <table:table-cell office:value-type="float" office:value="0.95170397">
            <text:p>0.95170397</text:p>
          </table:table-cell>
          <table:table-cell/>
          <table:table-cell table:formula="of:=([.D59]-[.E59])-([.D58]-[.E58])" office:value-type="float" office:value="-0.0332421900000001">
            <text:p>-0.03324219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9">
            <text:p>0.2399999</text:p>
          </table:table-cell>
          <table:table-cell office:value-type="float" office:value="0.2278599">
            <text:p>0.2278599</text:p>
          </table:table-cell>
          <table:table-cell office:value-type="float" office:value="0.9599996">
            <text:p>0.9599996</text:p>
          </table:table-cell>
          <table:table-cell office:value-type="float" office:value="0.97832507">
            <text:p>0.97832507</text:p>
          </table:table-cell>
          <table:table-cell/>
          <table:table-cell table:formula="of:=([.D60]-[.E60])-([.D59]-[.E59])" office:value-type="float" office:value="-0.00662114000000003">
            <text:p>-0.00662114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9">
            <text:p>0.2449999</text:p>
          </table:table-cell>
          <table:table-cell office:value-type="float" office:value="0.2315203">
            <text:p>0.2315203</text:p>
          </table:table-cell>
          <table:table-cell office:value-type="float" office:value="0.9799996">
            <text:p>0.9799996</text:p>
          </table:table-cell>
          <table:table-cell office:value-type="float" office:value="0.9916357">
            <text:p>0.9916357</text:p>
          </table:table-cell>
          <table:table-cell/>
          <table:table-cell table:formula="of:=([.D61]-[.E61])-([.D60]-[.E60])" office:value-type="float" office:value="0.00668937000000003">
            <text:p>0.00668937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9">
            <text:p>0.2499999</text:p>
          </table:table-cell>
          <table:table-cell office:value-type="float" office:value="0.22969009">
            <text:p>0.22969009</text:p>
          </table:table-cell>
          <table:table-cell office:value-type="float" office:value="0.9999996">
            <text:p>0.9999996</text:p>
          </table:table-cell>
          <table:table-cell office:value-type="float" office:value="0.9383935">
            <text:p>0.9383935</text:p>
          </table:table-cell>
          <table:table-cell/>
          <table:table-cell table:formula="of:=([.D62]-[.E62])-([.D61]-[.E61])" office:value-type="float" office:value="0.0732422">
            <text:p>0.073242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9">
            <text:p>0.2549999</text:p>
          </table:table-cell>
          <table:table-cell office:value-type="float" office:value="0.2306052">
            <text:p>0.2306052</text:p>
          </table:table-cell>
          <table:table-cell office:value-type="float" office:value="1.0199996">
            <text:p>1.0199996</text:p>
          </table:table-cell>
          <table:table-cell office:value-type="float" office:value="0.90511703">
            <text:p>0.90511703</text:p>
          </table:table-cell>
          <table:table-cell/>
          <table:table-cell table:formula="of:=([.D63]-[.E63])-([.D62]-[.E62])" office:value-type="float" office:value="0.05327647">
            <text:p>0.05327647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9">
            <text:p>0.2599999</text:p>
          </table:table-cell>
          <table:table-cell office:value-type="float" office:value="0.2388411">
            <text:p>0.2388411</text:p>
          </table:table-cell>
          <table:table-cell office:value-type="float" office:value="1.0399996">
            <text:p>1.0399996</text:p>
          </table:table-cell>
          <table:table-cell office:value-type="float" office:value="0.9916357">
            <text:p>0.9916357</text:p>
          </table:table-cell>
          <table:table-cell/>
          <table:table-cell table:formula="of:=([.D64]-[.E64])-([.D63]-[.E63])" office:value-type="float" office:value="-0.06651867">
            <text:p>-0.0665186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9">
            <text:p>0.2649999</text:p>
          </table:table-cell>
          <table:table-cell office:value-type="float" office:value="0.24890721">
            <text:p>0.24890721</text:p>
          </table:table-cell>
          <table:table-cell office:value-type="float" office:value="1.0599996">
            <text:p>1.0599996</text:p>
          </table:table-cell>
          <table:table-cell office:value-type="float" office:value="1.024912">
            <text:p>1.024912</text:p>
          </table:table-cell>
          <table:table-cell/>
          <table:table-cell table:formula="of:=([.D65]-[.E65])-([.D64]-[.E64])" office:value-type="float" office:value="-0.0132763">
            <text:p>-0.0132763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9">
            <text:p>0.2699999</text:p>
          </table:table-cell>
          <table:table-cell office:value-type="float" office:value="0.2598884">
            <text:p>0.2598884</text:p>
          </table:table-cell>
          <table:table-cell office:value-type="float" office:value="1.0799996">
            <text:p>1.0799996</text:p>
          </table:table-cell>
          <table:table-cell office:value-type="float" office:value="1.0781542">
            <text:p>1.0781542</text:p>
          </table:table-cell>
          <table:table-cell/>
          <table:table-cell table:formula="of:=([.D66]-[.E66])-([.D65]-[.E65])" office:value-type="float" office:value="-0.0332421999999999">
            <text:p>-0.0332422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27274">
            <text:p>0.2727274</text:p>
          </table:table-cell>
          <table:table-cell office:value-type="float" office:value="0.26995453">
            <text:p>0.26995453</text:p>
          </table:table-cell>
          <table:table-cell office:value-type="float" office:value="1.0999995">
            <text:p>1.0999995</text:p>
          </table:table-cell>
          <table:table-cell office:value-type="float" office:value="1.0981201">
            <text:p>1.0981201</text:p>
          </table:table-cell>
          <table:table-cell/>
          <table:table-cell table:formula="of:=([.D67]-[.E67])-([.D66]-[.E66])" office:value-type="float" office:value="0.0000339999999998675">
            <text:p>0.000034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6785725">
            <text:p>0.26785725</text:p>
          </table:table-cell>
          <table:table-cell office:value-type="float" office:value="0.2690394">
            <text:p>0.2690394</text:p>
          </table:table-cell>
          <table:table-cell office:value-type="float" office:value="1.1199995">
            <text:p>1.1199995</text:p>
          </table:table-cell>
          <table:table-cell office:value-type="float" office:value="1.1180859">
            <text:p>1.1180859</text:p>
          </table:table-cell>
          <table:table-cell/>
          <table:table-cell table:formula="of:=([.D68]-[.E68])-([.D67]-[.E67])" office:value-type="float" office:value="0.0000341999999999842">
            <text:p>0.0000342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6315802">
            <text:p>0.26315802</text:p>
          </table:table-cell>
          <table:table-cell office:value-type="float" office:value="0.2690394">
            <text:p>0.2690394</text:p>
          </table:table-cell>
          <table:table-cell office:value-type="float" office:value="1.1399995">
            <text:p>1.1399995</text:p>
          </table:table-cell>
          <table:table-cell office:value-type="float" office:value="1.1313964">
            <text:p>1.1313964</text:p>
          </table:table-cell>
          <table:table-cell/>
          <table:table-cell table:formula="of:=([.D69]-[.E69])-([.D68]-[.E68])" office:value-type="float" office:value="0.00668950000000002">
            <text:p>0.0066895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5862083">
            <text:p>0.25862083</text:p>
          </table:table-cell>
          <table:table-cell office:value-type="float" office:value="0.26812434">
            <text:p>0.26812434</text:p>
          </table:table-cell>
          <table:table-cell office:value-type="float" office:value="1.1599995">
            <text:p>1.1599995</text:p>
          </table:table-cell>
          <table:table-cell office:value-type="float" office:value="1.1646729">
            <text:p>1.1646729</text:p>
          </table:table-cell>
          <table:table-cell/>
          <table:table-cell table:formula="of:=([.D70]-[.E70])-([.D69]-[.E69])" office:value-type="float" office:value="-0.0132764999999999">
            <text:p>-0.013276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542374">
            <text:p>0.2542374</text:p>
          </table:table-cell>
          <table:table-cell office:value-type="float" office:value="0.2598884">
            <text:p>0.2598884</text:p>
          </table:table-cell>
          <table:table-cell office:value-type="float" office:value="1.1799995">
            <text:p>1.1799995</text:p>
          </table:table-cell>
          <table:table-cell office:value-type="float" office:value="1.1580174">
            <text:p>1.1580174</text:p>
          </table:table-cell>
          <table:table-cell/>
          <table:table-cell table:formula="of:=([.D71]-[.E71])-([.D70]-[.E70])" office:value-type="float" office:value="0.0266554999999999">
            <text:p>0.0266555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5000012">
            <text:p>0.25000012</text:p>
          </table:table-cell>
          <table:table-cell office:value-type="float" office:value="0.24524681">
            <text:p>0.24524681</text:p>
          </table:table-cell>
          <table:table-cell office:value-type="float" office:value="1.1999995">
            <text:p>1.1999995</text:p>
          </table:table-cell>
          <table:table-cell office:value-type="float" office:value="1.0914646">
            <text:p>1.0914646</text:p>
          </table:table-cell>
          <table:table-cell/>
          <table:table-cell table:formula="of:=([.D72]-[.E72])-([.D71]-[.E71])" office:value-type="float" office:value="0.0865528000000002">
            <text:p>0.0865528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24590176">
            <text:p>0.24590176</text:p>
          </table:table-cell>
          <table:table-cell office:value-type="float" office:value="0.2406713">
            <text:p>0.2406713</text:p>
          </table:table-cell>
          <table:table-cell office:value-type="float" office:value="1.2199994">
            <text:p>1.2199994</text:p>
          </table:table-cell>
          <table:table-cell office:value-type="float" office:value="1.1513623">
            <text:p>1.1513623</text:p>
          </table:table-cell>
          <table:table-cell/>
          <table:table-cell table:formula="of:=([.D73]-[.E73])-([.D72]-[.E72])" office:value-type="float" office:value="-0.0398978000000001">
            <text:p>-0.039897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24193561">
            <text:p>0.24193561</text:p>
          </table:table-cell>
          <table:table-cell office:value-type="float" office:value="0.23975623">
            <text:p>0.23975623</text:p>
          </table:table-cell>
          <table:table-cell office:value-type="float" office:value="1.2399994">
            <text:p>1.2399994</text:p>
          </table:table-cell>
          <table:table-cell office:value-type="float" office:value="1.2645018">
            <text:p>1.2645018</text:p>
          </table:table-cell>
          <table:table-cell/>
          <table:table-cell table:formula="of:=([.D74]-[.E74])-([.D73]-[.E73])" office:value-type="float" office:value="-0.0931395000000001">
            <text:p>-0.0931395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23809536">
            <text:p>0.23809536</text:p>
          </table:table-cell>
          <table:table-cell office:value-type="float" office:value="0.24341659">
            <text:p>0.24341659</text:p>
          </table:table-cell>
          <table:table-cell office:value-type="float" office:value="1.2599994">
            <text:p>1.2599994</text:p>
          </table:table-cell>
          <table:table-cell office:value-type="float" office:value="1.2645018">
            <text:p>1.2645018</text:p>
          </table:table-cell>
          <table:table-cell/>
          <table:table-cell table:formula="of:=([.D75]-[.E75])-([.D74]-[.E74])" office:value-type="float" office:value="0.0199999999999998">
            <text:p>0.0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23437512">
            <text:p>0.23437512</text:p>
          </table:table-cell>
          <table:table-cell office:value-type="float" office:value="0.2425015">
            <text:p>0.2425015</text:p>
          </table:table-cell>
          <table:table-cell office:value-type="float" office:value="1.2799994">
            <text:p>1.2799994</text:p>
          </table:table-cell>
          <table:table-cell office:value-type="float" office:value="1.364331">
            <text:p>1.364331</text:p>
          </table:table-cell>
          <table:table-cell/>
          <table:table-cell table:formula="of:=([.D76]-[.E76])-([.D75]-[.E75])" office:value-type="float" office:value="-0.0798291999999998">
            <text:p>-0.0798292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23076935">
            <text:p>0.23076935</text:p>
          </table:table-cell>
          <table:table-cell office:value-type="float" office:value="0.23426561">
            <text:p>0.23426561</text:p>
          </table:table-cell>
          <table:table-cell office:value-type="float" office:value="1.2999994">
            <text:p>1.2999994</text:p>
          </table:table-cell>
          <table:table-cell office:value-type="float" office:value="1.3443651">
            <text:p>1.3443651</text:p>
          </table:table-cell>
          <table:table-cell/>
          <table:table-cell table:formula="of:=([.D77]-[.E77])-([.D76]-[.E76])" office:value-type="float" office:value="0.0399658999999999">
            <text:p>0.0399659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22727285">
            <text:p>0.22727285</text:p>
          </table:table-cell>
          <table:table-cell office:value-type="float" office:value="0.22602971">
            <text:p>0.22602971</text:p>
          </table:table-cell>
          <table:table-cell office:value-type="float" office:value="1.3199993">
            <text:p>1.3199993</text:p>
          </table:table-cell>
          <table:table-cell office:value-type="float" office:value="1.3110888">
            <text:p>1.3110888</text:p>
          </table:table-cell>
          <table:table-cell/>
          <table:table-cell table:formula="of:=([.D78]-[.E78])-([.D77]-[.E77])" office:value-type="float" office:value="0.0532762000000002">
            <text:p>0.0532762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22813554">
            <text:p>0.22813554</text:p>
          </table:table-cell>
          <table:table-cell office:value-type="float" office:value="0.22328441">
            <text:p>0.22328441</text:p>
          </table:table-cell>
          <table:table-cell office:value-type="float" office:value="1.3150078">
            <text:p>1.3150078</text:p>
          </table:table-cell>
          <table:table-cell office:value-type="float" office:value="1.3576757">
            <text:p>1.3576757</text:p>
          </table:table-cell>
          <table:table-cell/>
          <table:table-cell table:formula="of:=([.D79]-[.E79])-([.D78]-[.E78])" office:value-type="float" office:value="-0.0515783999999999">
            <text:p>-0.0515784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23165885">
            <text:p>0.23165885</text:p>
          </table:table-cell>
          <table:table-cell office:value-type="float" office:value="0.21870892">
            <text:p>0.21870892</text:p>
          </table:table-cell>
          <table:table-cell office:value-type="float" office:value="1.2950078">
            <text:p>1.2950078</text:p>
          </table:table-cell>
          <table:table-cell office:value-type="float" office:value="1.3243994">
            <text:p>1.3243994</text:p>
          </table:table-cell>
          <table:table-cell/>
          <table:table-cell table:formula="of:=([.D80]-[.E80])-([.D79]-[.E79])" office:value-type="float" office:value="0.0132763">
            <text:p>0.013276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23529267">
            <text:p>0.23529267</text:p>
          </table:table-cell>
          <table:table-cell office:value-type="float" office:value="0.2251146">
            <text:p>0.2251146</text:p>
          </table:table-cell>
          <table:table-cell office:value-type="float" office:value="1.2750078">
            <text:p>1.2750078</text:p>
          </table:table-cell>
          <table:table-cell office:value-type="float" office:value="1.3576757">
            <text:p>1.3576757</text:p>
          </table:table-cell>
          <table:table-cell/>
          <table:table-cell table:formula="of:=([.D81]-[.E81])-([.D80]-[.E80])" office:value-type="float" office:value="-0.0532763000000001">
            <text:p>-0.0532763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23904234">
            <text:p>0.23904234</text:p>
          </table:table-cell>
          <table:table-cell office:value-type="float" office:value="0.2269448">
            <text:p>0.2269448</text:p>
          </table:table-cell>
          <table:table-cell office:value-type="float" office:value="1.2550079">
            <text:p>1.2550079</text:p>
          </table:table-cell>
          <table:table-cell office:value-type="float" office:value="1.3310546">
            <text:p>1.3310546</text:p>
          </table:table-cell>
          <table:table-cell/>
          <table:table-cell table:formula="of:=([.D82]-[.E82])-([.D81]-[.E81])" office:value-type="float" office:value="0.00662120000000011">
            <text:p>0.0066212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24291344">
            <text:p>0.24291344</text:p>
          </table:table-cell>
          <table:table-cell office:value-type="float" office:value="0.23426561">
            <text:p>0.23426561</text:p>
          </table:table-cell>
          <table:table-cell office:value-type="float" office:value="1.2350079">
            <text:p>1.2350079</text:p>
          </table:table-cell>
          <table:table-cell office:value-type="float" office:value="1.2911229">
            <text:p>1.2911229</text:p>
          </table:table-cell>
          <table:table-cell/>
          <table:table-cell table:formula="of:=([.D83]-[.E83])-([.D82]-[.E82])" office:value-type="float" office:value="0.0199316999999999">
            <text:p>0.0199317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24691199">
            <text:p>0.24691199</text:p>
          </table:table-cell>
          <table:table-cell office:value-type="float" office:value="0.23701091">
            <text:p>0.23701091</text:p>
          </table:table-cell>
          <table:table-cell office:value-type="float" office:value="1.2150079">
            <text:p>1.2150079</text:p>
          </table:table-cell>
          <table:table-cell office:value-type="float" office:value="1.2445359">
            <text:p>1.2445359</text:p>
          </table:table-cell>
          <table:table-cell/>
          <table:table-cell table:formula="of:=([.D84]-[.E84])-([.D83]-[.E83])" office:value-type="float" office:value="0.0265869999999999">
            <text:p>0.026587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25104436">
            <text:p>0.25104436</text:p>
          </table:table-cell>
          <table:table-cell office:value-type="float" office:value="0.2425015">
            <text:p>0.2425015</text:p>
          </table:table-cell>
          <table:table-cell office:value-type="float" office:value="1.1950079">
            <text:p>1.1950079</text:p>
          </table:table-cell>
          <table:table-cell office:value-type="float" office:value="1.2046044">
            <text:p>1.2046044</text:p>
          </table:table-cell>
          <table:table-cell/>
          <table:table-cell table:formula="of:=([.D85]-[.E85])-([.D84]-[.E84])" office:value-type="float" office:value="0.0199315">
            <text:p>0.0199315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25531742">
            <text:p>0.25531742</text:p>
          </table:table-cell>
          <table:table-cell office:value-type="float" office:value="0.24890721">
            <text:p>0.24890721</text:p>
          </table:table-cell>
          <table:table-cell office:value-type="float" office:value="1.1750079">
            <text:p>1.1750079</text:p>
          </table:table-cell>
          <table:table-cell office:value-type="float" office:value="1.171328">
            <text:p>1.171328</text:p>
          </table:table-cell>
          <table:table-cell/>
          <table:table-cell table:formula="of:=([.D86]-[.E86])-([.D85]-[.E85])" office:value-type="float" office:value="0.0132764000000001">
            <text:p>0.013276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25973848">
            <text:p>0.25973848</text:p>
          </table:table-cell>
          <table:table-cell office:value-type="float" office:value="0.2543978">
            <text:p>0.2543978</text:p>
          </table:table-cell>
          <table:table-cell office:value-type="float" office:value="1.155008">
            <text:p>1.155008</text:p>
          </table:table-cell>
          <table:table-cell office:value-type="float" office:value="1.1846386">
            <text:p>1.1846386</text:p>
          </table:table-cell>
          <table:table-cell/>
          <table:table-cell table:formula="of:=([.D87]-[.E87])-([.D86]-[.E86])" office:value-type="float" office:value="-0.0333105">
            <text:p>-0.0333105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26431534">
            <text:p>0.26431534</text:p>
          </table:table-cell>
          <table:table-cell office:value-type="float" office:value="0.25256762">
            <text:p>0.25256762</text:p>
          </table:table-cell>
          <table:table-cell office:value-type="float" office:value="1.135008">
            <text:p>1.135008</text:p>
          </table:table-cell>
          <table:table-cell office:value-type="float" office:value="1.1846386">
            <text:p>1.1846386</text:p>
          </table:table-cell>
          <table:table-cell/>
          <table:table-cell table:formula="of:=([.D88]-[.E88])-([.D87]-[.E87])" office:value-type="float" office:value="-0.02">
            <text:p>-0.0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26905638">
            <text:p>0.26905638</text:p>
          </table:table-cell>
          <table:table-cell office:value-type="float" office:value="0.25531292">
            <text:p>0.25531292</text:p>
          </table:table-cell>
          <table:table-cell office:value-type="float" office:value="1.115008">
            <text:p>1.115008</text:p>
          </table:table-cell>
          <table:table-cell office:value-type="float" office:value="1.1646727">
            <text:p>1.1646727</text:p>
          </table:table-cell>
          <table:table-cell/>
          <table:table-cell table:formula="of:=([.D89]-[.E89])-([.D88]-[.E88])" office:value-type="float" office:value="-0.0000341000000001479">
            <text:p>-0.0000341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2739706">
            <text:p>0.2739706</text:p>
          </table:table-cell>
          <table:table-cell office:value-type="float" office:value="0.2644639">
            <text:p>0.2644639</text:p>
          </table:table-cell>
          <table:table-cell office:value-type="float" office:value="1.095008">
            <text:p>1.095008</text:p>
          </table:table-cell>
          <table:table-cell office:value-type="float" office:value="1.1380517">
            <text:p>1.1380517</text:p>
          </table:table-cell>
          <table:table-cell/>
          <table:table-cell table:formula="of:=([.D90]-[.E90])-([.D89]-[.E89])" office:value-type="float" office:value="0.00662099999999999">
            <text:p>0.006621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2789706">
            <text:p>0.2789706</text:p>
          </table:table-cell>
          <table:table-cell office:value-type="float" office:value="0.2681243">
            <text:p>0.2681243</text:p>
          </table:table-cell>
          <table:table-cell office:value-type="float" office:value="1.075008">
            <text:p>1.075008</text:p>
          </table:table-cell>
          <table:table-cell office:value-type="float" office:value="1.0848094">
            <text:p>1.0848094</text:p>
          </table:table-cell>
          <table:table-cell/>
          <table:table-cell table:formula="of:=([.D91]-[.E91])-([.D90]-[.E90])" office:value-type="float" office:value="0.0332423000000002">
            <text:p>0.0332423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2839706">
            <text:p>0.2839706</text:p>
          </table:table-cell>
          <table:table-cell office:value-type="float" office:value="0.2754451">
            <text:p>0.2754451</text:p>
          </table:table-cell>
          <table:table-cell office:value-type="float" office:value="1.055008">
            <text:p>1.055008</text:p>
          </table:table-cell>
          <table:table-cell office:value-type="float" office:value="1.071499">
            <text:p>1.071499</text:p>
          </table:table-cell>
          <table:table-cell/>
          <table:table-cell table:formula="of:=([.D92]-[.E92])-([.D91]-[.E91])" office:value-type="float" office:value="-0.00668960000000007">
            <text:p>-0.0066896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2889706">
            <text:p>0.2889706</text:p>
          </table:table-cell>
          <table:table-cell office:value-type="float" office:value="0.2809357">
            <text:p>0.2809357</text:p>
          </table:table-cell>
          <table:table-cell office:value-type="float" office:value="1.0350081">
            <text:p>1.0350081</text:p>
          </table:table-cell>
          <table:table-cell office:value-type="float" office:value="1.1114305">
            <text:p>1.1114305</text:p>
          </table:table-cell>
          <table:table-cell/>
          <table:table-cell table:formula="of:=([.D93]-[.E93])-([.D92]-[.E92])" office:value-type="float" office:value="-0.0599314">
            <text:p>-0.0599314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29397058">
            <text:p>0.29397058</text:p>
          </table:table-cell>
          <table:table-cell office:value-type="float" office:value="0.2845961">
            <text:p>0.2845961</text:p>
          </table:table-cell>
          <table:table-cell office:value-type="float" office:value="1.0150081">
            <text:p>1.0150081</text:p>
          </table:table-cell>
          <table:table-cell office:value-type="float" office:value="1.0848094">
            <text:p>1.0848094</text:p>
          </table:table-cell>
          <table:table-cell/>
          <table:table-cell table:formula="of:=([.D94]-[.E94])-([.D93]-[.E93])" office:value-type="float" office:value="0.00662110000000005">
            <text:p>0.0066211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29897058">
            <text:p>0.29897058</text:p>
          </table:table-cell>
          <table:table-cell office:value-type="float" office:value="0.2864263">
            <text:p>0.2864263</text:p>
          </table:table-cell>
          <table:table-cell office:value-type="float" office:value="0.9950081">
            <text:p>0.9950081</text:p>
          </table:table-cell>
          <table:table-cell office:value-type="float" office:value="1.0049461">
            <text:p>1.0049461</text:p>
          </table:table-cell>
          <table:table-cell/>
          <table:table-cell table:formula="of:=([.D95]-[.E95])-([.D94]-[.E94])" office:value-type="float" office:value="0.0598633">
            <text:p>0.0598633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0397058">
            <text:p>0.30397058</text:p>
          </table:table-cell>
          <table:table-cell office:value-type="float" office:value="0.2946622">
            <text:p>0.2946622</text:p>
          </table:table-cell>
          <table:table-cell office:value-type="float" office:value="0.97500813">
            <text:p>0.97500813</text:p>
          </table:table-cell>
          <table:table-cell office:value-type="float" office:value="0.99829096">
            <text:p>0.99829096</text:p>
          </table:table-cell>
          <table:table-cell/>
          <table:table-cell table:formula="of:=([.D96]-[.E96])-([.D95]-[.E95])" office:value-type="float" office:value="-0.0133448300000001">
            <text:p>-0.0133448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0897057">
            <text:p>0.30897057</text:p>
          </table:table-cell>
          <table:table-cell office:value-type="float" office:value="0.29740754">
            <text:p>0.29740754</text:p>
          </table:table-cell>
          <table:table-cell office:value-type="float" office:value="0.95500815">
            <text:p>0.95500815</text:p>
          </table:table-cell>
          <table:table-cell office:value-type="float" office:value="1.0049462">
            <text:p>1.0049462</text:p>
          </table:table-cell>
          <table:table-cell/>
          <table:table-cell table:formula="of:=([.D97]-[.E97])-([.D96]-[.E96])" office:value-type="float" office:value="-0.0266552199999999">
            <text:p>-0.02665522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1397057">
            <text:p>0.31397057</text:p>
          </table:table-cell>
          <table:table-cell office:value-type="float" office:value="0.3056434">
            <text:p>0.3056434</text:p>
          </table:table-cell>
          <table:table-cell office:value-type="float" office:value="0.93500817">
            <text:p>0.93500817</text:p>
          </table:table-cell>
          <table:table-cell office:value-type="float" office:value="0.9450488">
            <text:p>0.9450488</text:p>
          </table:table-cell>
          <table:table-cell/>
          <table:table-cell table:formula="of:=([.D98]-[.E98])-([.D97]-[.E97])" office:value-type="float" office:value="0.0398974200000001">
            <text:p>0.03989742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1897056">
            <text:p>0.31897056</text:p>
          </table:table-cell>
          <table:table-cell office:value-type="float" office:value="0.30015278">
            <text:p>0.30015278</text:p>
          </table:table-cell>
          <table:table-cell office:value-type="float" office:value="0.9150082">
            <text:p>0.9150082</text:p>
          </table:table-cell>
          <table:table-cell office:value-type="float" office:value="0.86518544">
            <text:p>0.86518544</text:p>
          </table:table-cell>
          <table:table-cell/>
          <table:table-cell table:formula="of:=([.D99]-[.E99])-([.D98]-[.E98])" office:value-type="float" office:value="0.0598633899999999">
            <text:p>0.05986339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2397056">
            <text:p>0.32397056</text:p>
          </table:table-cell>
          <table:table-cell office:value-type="float" office:value="0.30106792">
            <text:p>0.30106792</text:p>
          </table:table-cell>
          <table:table-cell office:value-type="float" office:value="0.8950082">
            <text:p>0.8950082</text:p>
          </table:table-cell>
          <table:table-cell office:value-type="float" office:value="0.85853016">
            <text:p>0.85853016</text:p>
          </table:table-cell>
          <table:table-cell/>
          <table:table-cell table:formula="of:=([.D100]-[.E100])-([.D99]-[.E99])" office:value-type="float" office:value="-0.0133447200000001">
            <text:p>-0.0133447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2897055">
            <text:p>0.32897055</text:p>
          </table:table-cell>
          <table:table-cell office:value-type="float" office:value="0.30747363">
            <text:p>0.30747363</text:p>
          </table:table-cell>
          <table:table-cell office:value-type="float" office:value="0.8750082">
            <text:p>0.8750082</text:p>
          </table:table-cell>
          <table:table-cell office:value-type="float" office:value="0.83856434">
            <text:p>0.83856434</text:p>
          </table:table-cell>
          <table:table-cell/>
          <table:table-cell table:formula="of:=([.D101]-[.E101])-([.D100]-[.E100])" office:value-type="float" office:value="-0.0000341799999998837">
            <text:p>-0.00003418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3397055">
            <text:p>0.33397055</text:p>
          </table:table-cell>
          <table:table-cell office:value-type="float" office:value="0.3157095">
            <text:p>0.3157095</text:p>
          </table:table-cell>
          <table:table-cell office:value-type="float" office:value="0.85500824">
            <text:p>0.85500824</text:p>
          </table:table-cell>
          <table:table-cell office:value-type="float" office:value="0.9117724">
            <text:p>0.9117724</text:p>
          </table:table-cell>
          <table:table-cell/>
          <table:table-cell table:formula="of:=([.D102]-[.E102])-([.D101]-[.E101])" office:value-type="float" office:value="-0.09320802">
            <text:p>-0.09320802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3897054">
            <text:p>0.33897054</text:p>
          </table:table-cell>
          <table:table-cell office:value-type="float" office:value="0.33584172">
            <text:p>0.33584172</text:p>
          </table:table-cell>
          <table:table-cell office:value-type="float" office:value="0.83500826">
            <text:p>0.83500826</text:p>
          </table:table-cell>
          <table:table-cell office:value-type="float" office:value="0.8851513">
            <text:p>0.8851513</text:p>
          </table:table-cell>
          <table:table-cell/>
          <table:table-cell table:formula="of:=([.D103]-[.E103])-([.D102]-[.E102])" office:value-type="float" office:value="0.00662112000000004">
            <text:p>0.0066211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4397054">
            <text:p>0.34397054</text:p>
          </table:table-cell>
          <table:table-cell office:value-type="float" office:value="0.3276058">
            <text:p>0.3276058</text:p>
          </table:table-cell>
          <table:table-cell office:value-type="float" office:value="0.8150083">
            <text:p>0.8150083</text:p>
          </table:table-cell>
          <table:table-cell office:value-type="float" office:value="0.89180666">
            <text:p>0.89180666</text:p>
          </table:table-cell>
          <table:table-cell/>
          <table:table-cell table:formula="of:=([.D104]-[.E104])-([.D103]-[.E103])" office:value-type="float" office:value="-0.0266553200000001">
            <text:p>-0.02665532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4897053">
            <text:p>0.34897053</text:p>
          </table:table-cell>
          <table:table-cell office:value-type="float" office:value="0.34316254">
            <text:p>0.34316254</text:p>
          </table:table-cell>
          <table:table-cell office:value-type="float" office:value="0.7950083">
            <text:p>0.7950083</text:p>
          </table:table-cell>
          <table:table-cell office:value-type="float" office:value="0.79197747">
            <text:p>0.79197747</text:p>
          </table:table-cell>
          <table:table-cell/>
          <table:table-cell table:formula="of:=([.D105]-[.E105])-([.D104]-[.E104])" office:value-type="float" office:value="0.0798291900000001">
            <text:p>0.07982919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5397053">
            <text:p>0.35397053</text:p>
          </table:table-cell>
          <table:table-cell office:value-type="float" office:value="0.3440776">
            <text:p>0.3440776</text:p>
          </table:table-cell>
          <table:table-cell office:value-type="float" office:value="0.7750083">
            <text:p>0.7750083</text:p>
          </table:table-cell>
          <table:table-cell office:value-type="float" office:value="0.74539053">
            <text:p>0.74539053</text:p>
          </table:table-cell>
          <table:table-cell/>
          <table:table-cell table:formula="of:=([.D106]-[.E106])-([.D105]-[.E105])" office:value-type="float" office:value="0.0265869399999999">
            <text:p>0.0265869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5897052">
            <text:p>0.35897052</text:p>
          </table:table-cell>
          <table:table-cell office:value-type="float" office:value="0.3559739">
            <text:p>0.3559739</text:p>
          </table:table-cell>
          <table:table-cell office:value-type="float" office:value="0.75500834">
            <text:p>0.75500834</text:p>
          </table:table-cell>
          <table:table-cell office:value-type="float" office:value="0.6721825">
            <text:p>0.6721825</text:p>
          </table:table-cell>
          <table:table-cell/>
          <table:table-cell table:formula="of:=([.D107]-[.E107])-([.D106]-[.E106])" office:value-type="float" office:value="0.0532080700000001">
            <text:p>0.05320807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6397052">
            <text:p>0.36397052</text:p>
          </table:table-cell>
          <table:table-cell office:value-type="float" office:value="0.34773803">
            <text:p>0.34773803</text:p>
          </table:table-cell>
          <table:table-cell office:value-type="float" office:value="0.73500836">
            <text:p>0.73500836</text:p>
          </table:table-cell>
          <table:table-cell office:value-type="float" office:value="0.705459">
            <text:p>0.705459</text:p>
          </table:table-cell>
          <table:table-cell/>
          <table:table-cell table:formula="of:=([.D108]-[.E108])-([.D107]-[.E107])" office:value-type="float" office:value="-0.05327648">
            <text:p>-0.05327648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689705">
            <text:p>0.3689705</text:p>
          </table:table-cell>
          <table:table-cell office:value-type="float" office:value="0.3587192">
            <text:p>0.3587192</text:p>
          </table:table-cell>
          <table:table-cell office:value-type="float" office:value="0.7150084">
            <text:p>0.7150084</text:p>
          </table:table-cell>
          <table:table-cell office:value-type="float" office:value="0.6921483">
            <text:p>0.6921483</text:p>
          </table:table-cell>
          <table:table-cell/>
          <table:table-cell table:formula="of:=([.D109]-[.E109])-([.D108]-[.E108])" office:value-type="float" office:value="-0.00668926000000003">
            <text:p>-0.00668926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739705">
            <text:p>0.3739705</text:p>
          </table:table-cell>
          <table:table-cell office:value-type="float" office:value="0.35871923">
            <text:p>0.35871923</text:p>
          </table:table-cell>
          <table:table-cell office:value-type="float" office:value="0.6950084">
            <text:p>0.6950084</text:p>
          </table:table-cell>
          <table:table-cell office:value-type="float" office:value="0.7720117">
            <text:p>0.7720117</text:p>
          </table:table-cell>
          <table:table-cell/>
          <table:table-cell table:formula="of:=([.D110]-[.E110])-([.D109]-[.E109])" office:value-type="float" office:value="-0.0998634">
            <text:p>-0.0998634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789705">
            <text:p>0.3789705</text:p>
          </table:table-cell>
          <table:table-cell office:value-type="float" office:value="0.3678702">
            <text:p>0.3678702</text:p>
          </table:table-cell>
          <table:table-cell office:value-type="float" office:value="0.6750084">
            <text:p>0.6750084</text:p>
          </table:table-cell>
          <table:table-cell office:value-type="float" office:value="0.73208">
            <text:p>0.73208</text:p>
          </table:table-cell>
          <table:table-cell/>
          <table:table-cell table:formula="of:=([.D111]-[.E111])-([.D110]-[.E110])" office:value-type="float" office:value="0.0199316999999999">
            <text:p>0.0199317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839705">
            <text:p>0.3839705</text:p>
          </table:table-cell>
          <table:table-cell office:value-type="float" office:value="0.37061548">
            <text:p>0.37061548</text:p>
          </table:table-cell>
          <table:table-cell office:value-type="float" office:value="0.65500844">
            <text:p>0.65500844</text:p>
          </table:table-cell>
          <table:table-cell office:value-type="float" office:value="0.7121142">
            <text:p>0.7121142</text:p>
          </table:table-cell>
          <table:table-cell/>
          <table:table-cell table:formula="of:=([.D112]-[.E112])-([.D111]-[.E111])" office:value-type="float" office:value="-0.0000341599999997832">
            <text:p>-0.00003416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889705">
            <text:p>0.3889705</text:p>
          </table:table-cell>
          <table:table-cell office:value-type="float" office:value="0.36878532">
            <text:p>0.36878532</text:p>
          </table:table-cell>
          <table:table-cell office:value-type="float" office:value="0.63500845">
            <text:p>0.63500845</text:p>
          </table:table-cell>
          <table:table-cell office:value-type="float" office:value="0.60562986">
            <text:p>0.60562986</text:p>
          </table:table-cell>
          <table:table-cell/>
          <table:table-cell table:formula="of:=([.D113]-[.E113])-([.D112]-[.E112])" office:value-type="float" office:value="0.08648435">
            <text:p>0.08648435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939705">
            <text:p>0.3939705</text:p>
          </table:table-cell>
          <table:table-cell office:value-type="float" office:value="0.3815967">
            <text:p>0.3815967</text:p>
          </table:table-cell>
          <table:table-cell office:value-type="float" office:value="0.6150085">
            <text:p>0.6150085</text:p>
          </table:table-cell>
          <table:table-cell office:value-type="float" office:value="0.5656982">
            <text:p>0.5656982</text:p>
          </table:table-cell>
          <table:table-cell/>
          <table:table-cell table:formula="of:=([.D114]-[.E114])-([.D113]-[.E113])" office:value-type="float" office:value="0.0199317099999999">
            <text:p>0.01993171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9897048">
            <text:p>0.39897048</text:p>
          </table:table-cell>
          <table:table-cell office:value-type="float" office:value="0.38525712">
            <text:p>0.38525712</text:p>
          </table:table-cell>
          <table:table-cell office:value-type="float" office:value="0.5950085">
            <text:p>0.5950085</text:p>
          </table:table-cell>
          <table:table-cell office:value-type="float" office:value="0.5790088">
            <text:p>0.5790088</text:p>
          </table:table-cell>
          <table:table-cell/>
          <table:table-cell table:formula="of:=([.D115]-[.E115])-([.D114]-[.E114])" office:value-type="float" office:value="-0.0333106000000001">
            <text:p>-0.0333106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0397048">
            <text:p>0.40397048</text:p>
          </table:table-cell>
          <table:table-cell office:value-type="float" office:value="0.39440808">
            <text:p>0.39440808</text:p>
          </table:table-cell>
          <table:table-cell office:value-type="float" office:value="0.5750085">
            <text:p>0.5750085</text:p>
          </table:table-cell>
          <table:table-cell office:value-type="float" office:value="0.5656981">
            <text:p>0.5656981</text:p>
          </table:table-cell>
          <table:table-cell/>
          <table:table-cell table:formula="of:=([.D116]-[.E116])-([.D115]-[.E115])" office:value-type="float" office:value="-0.00668930000000001">
            <text:p>-0.0066893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0897048">
            <text:p>0.40897048</text:p>
          </table:table-cell>
          <table:table-cell office:value-type="float" office:value="0.4053893">
            <text:p>0.4053893</text:p>
          </table:table-cell>
          <table:table-cell office:value-type="float" office:value="0.55500853">
            <text:p>0.55500853</text:p>
          </table:table-cell>
          <table:table-cell office:value-type="float" office:value="0.55238765">
            <text:p>0.55238765</text:p>
          </table:table-cell>
          <table:table-cell/>
          <table:table-cell table:formula="of:=([.D117]-[.E117])-([.D116]-[.E116])" office:value-type="float" office:value="-0.00668951999999989">
            <text:p>-0.00668952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1397047">
            <text:p>0.41397047</text:p>
          </table:table-cell>
          <table:table-cell office:value-type="float" office:value="0.4081346">
            <text:p>0.4081346</text:p>
          </table:table-cell>
          <table:table-cell office:value-type="float" office:value="0.53500855">
            <text:p>0.53500855</text:p>
          </table:table-cell>
          <table:table-cell office:value-type="float" office:value="0.5590429">
            <text:p>0.5590429</text:p>
          </table:table-cell>
          <table:table-cell/>
          <table:table-cell table:formula="of:=([.D118]-[.E118])-([.D117]-[.E117])" office:value-type="float" office:value="-0.02665523">
            <text:p>-0.02665523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1897047">
            <text:p>0.41897047</text:p>
          </table:table-cell>
          <table:table-cell office:value-type="float" office:value="0.4108799">
            <text:p>0.4108799</text:p>
          </table:table-cell>
          <table:table-cell office:value-type="float" office:value="0.51500857">
            <text:p>0.51500857</text:p>
          </table:table-cell>
          <table:table-cell office:value-type="float" office:value="0.52576655">
            <text:p>0.52576655</text:p>
          </table:table-cell>
          <table:table-cell/>
          <table:table-cell table:formula="of:=([.D119]-[.E119])-([.D118]-[.E118])" office:value-type="float" office:value="0.0132763699999999">
            <text:p>0.01327637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2397046">
            <text:p>0.42397046</text:p>
          </table:table-cell>
          <table:table-cell office:value-type="float" office:value="0.4218611">
            <text:p>0.4218611</text:p>
          </table:table-cell>
          <table:table-cell office:value-type="float" office:value="0.49500856">
            <text:p>0.49500856</text:p>
          </table:table-cell>
          <table:table-cell office:value-type="float" office:value="0.47252432">
            <text:p>0.47252432</text:p>
          </table:table-cell>
          <table:table-cell/>
          <table:table-cell table:formula="of:=([.D120]-[.E120])-([.D119]-[.E119])" office:value-type="float" office:value="0.03324222">
            <text:p>0.03324222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2897046">
            <text:p>0.42897046</text:p>
          </table:table-cell>
          <table:table-cell office:value-type="float" office:value="0.4255215">
            <text:p>0.4255215</text:p>
          </table:table-cell>
          <table:table-cell office:value-type="float" office:value="0.47500855">
            <text:p>0.47500855</text:p>
          </table:table-cell>
          <table:table-cell office:value-type="float" office:value="0.43259272">
            <text:p>0.43259272</text:p>
          </table:table-cell>
          <table:table-cell/>
          <table:table-cell table:formula="of:=([.D121]-[.E121])-([.D120]-[.E120])" office:value-type="float" office:value="0.0199315900000001">
            <text:p>0.01993159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3397045">
            <text:p>0.43397045</text:p>
          </table:table-cell>
          <table:table-cell office:value-type="float" office:value="0.42826682">
            <text:p>0.42826682</text:p>
          </table:table-cell>
          <table:table-cell office:value-type="float" office:value="0.45500854">
            <text:p>0.45500854</text:p>
          </table:table-cell>
          <table:table-cell office:value-type="float" office:value="0.4525586">
            <text:p>0.4525586</text:p>
          </table:table-cell>
          <table:table-cell/>
          <table:table-cell table:formula="of:=([.D122]-[.E122])-([.D121]-[.E121])" office:value-type="float" office:value="-0.03996589">
            <text:p>-0.03996589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3897045">
            <text:p>0.43897045</text:p>
          </table:table-cell>
          <table:table-cell office:value-type="float" office:value="0.4346725">
            <text:p>0.4346725</text:p>
          </table:table-cell>
          <table:table-cell office:value-type="float" office:value="0.43500853">
            <text:p>0.43500853</text:p>
          </table:table-cell>
          <table:table-cell office:value-type="float" office:value="0.45921385">
            <text:p>0.45921385</text:p>
          </table:table-cell>
          <table:table-cell/>
          <table:table-cell table:formula="of:=([.D123]-[.E123])-([.D122]-[.E122])" office:value-type="float" office:value="-0.0266552600000001">
            <text:p>-0.02665526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4397044">
            <text:p>0.44397044</text:p>
          </table:table-cell>
          <table:table-cell office:value-type="float" office:value="0.43558764">
            <text:p>0.43558764</text:p>
          </table:table-cell>
          <table:table-cell office:value-type="float" office:value="0.41500852">
            <text:p>0.41500852</text:p>
          </table:table-cell>
          <table:table-cell office:value-type="float" office:value="0.43924806">
            <text:p>0.43924806</text:p>
          </table:table-cell>
          <table:table-cell/>
          <table:table-cell table:formula="of:=([.D124]-[.E124])-([.D123]-[.E123])" office:value-type="float" office:value="-0.0000342199999999737">
            <text:p>-0.00003422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4897044">
            <text:p>0.44897044</text:p>
          </table:table-cell>
          <table:table-cell office:value-type="float" office:value="0.4410782">
            <text:p>0.4410782</text:p>
          </table:table-cell>
          <table:table-cell office:value-type="float" office:value="0.3950085">
            <text:p>0.3950085</text:p>
          </table:table-cell>
          <table:table-cell office:value-type="float" office:value="0.38600576">
            <text:p>0.38600576</text:p>
          </table:table-cell>
          <table:table-cell/>
          <table:table-cell table:formula="of:=([.D125]-[.E125])-([.D124]-[.E124])" office:value-type="float" office:value="0.03324228">
            <text:p>0.03324228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5397043">
            <text:p>0.45397043</text:p>
          </table:table-cell>
          <table:table-cell office:value-type="float" office:value="0.4456537">
            <text:p>0.4456537</text:p>
          </table:table-cell>
          <table:table-cell office:value-type="float" office:value="0.3750085">
            <text:p>0.3750085</text:p>
          </table:table-cell>
          <table:table-cell office:value-type="float" office:value="0.4459033">
            <text:p>0.4459033</text:p>
          </table:table-cell>
          <table:table-cell/>
          <table:table-cell table:formula="of:=([.D126]-[.E126])-([.D125]-[.E125])" office:value-type="float" office:value="-0.07989754">
            <text:p>-0.07989754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5897043">
            <text:p>0.45897043</text:p>
          </table:table-cell>
          <table:table-cell office:value-type="float" office:value="0.4538896">
            <text:p>0.4538896</text:p>
          </table:table-cell>
          <table:table-cell office:value-type="float" office:value="0.35500848">
            <text:p>0.35500848</text:p>
          </table:table-cell>
          <table:table-cell office:value-type="float" office:value="0.41262704">
            <text:p>0.41262704</text:p>
          </table:table-cell>
          <table:table-cell/>
          <table:table-cell table:formula="of:=([.D127]-[.E127])-([.D126]-[.E126])" office:value-type="float" office:value="0.0132762400000001">
            <text:p>0.01327624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6397042">
            <text:p>0.46397042</text:p>
          </table:table-cell>
          <table:table-cell office:value-type="float" office:value="0.4502292">
            <text:p>0.4502292</text:p>
          </table:table-cell>
          <table:table-cell office:value-type="float" office:value="0.33500847">
            <text:p>0.33500847</text:p>
          </table:table-cell>
          <table:table-cell office:value-type="float" office:value="0.34607422">
            <text:p>0.34607422</text:p>
          </table:table-cell>
          <table:table-cell/>
          <table:table-cell table:formula="of:=([.D128]-[.E128])-([.D127]-[.E127])" office:value-type="float" office:value="0.04655281">
            <text:p>0.04655281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6897042">
            <text:p>0.46897042</text:p>
          </table:table-cell>
          <table:table-cell office:value-type="float" office:value="0.45480472">
            <text:p>0.45480472</text:p>
          </table:table-cell>
          <table:table-cell office:value-type="float" office:value="0.31500846">
            <text:p>0.31500846</text:p>
          </table:table-cell>
          <table:table-cell office:value-type="float" office:value="0.24624507">
            <text:p>0.24624507</text:p>
          </table:table-cell>
          <table:table-cell/>
          <table:table-cell table:formula="of:=([.D129]-[.E129])-([.D128]-[.E128])" office:value-type="float" office:value="0.07982914">
            <text:p>0.07982914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739704">
            <text:p>0.4739704</text:p>
          </table:table-cell>
          <table:table-cell office:value-type="float" office:value="0.46578592">
            <text:p>0.46578592</text:p>
          </table:table-cell>
          <table:table-cell office:value-type="float" office:value="0.29500845">
            <text:p>0.29500845</text:p>
          </table:table-cell>
          <table:table-cell office:value-type="float" office:value="0.29948726">
            <text:p>0.29948726</text:p>
          </table:table-cell>
          <table:table-cell/>
          <table:table-cell table:formula="of:=([.D130]-[.E130])-([.D129]-[.E129])" office:value-type="float" office:value="-0.0732422">
            <text:p>-0.0732422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789704">
            <text:p>0.4789704</text:p>
          </table:table-cell>
          <table:table-cell office:value-type="float" office:value="0.45938024">
            <text:p>0.45938024</text:p>
          </table:table-cell>
          <table:table-cell office:value-type="float" office:value="0.27500844">
            <text:p>0.27500844</text:p>
          </table:table-cell>
          <table:table-cell office:value-type="float" office:value="0.21296875">
            <text:p>0.21296875</text:p>
          </table:table-cell>
          <table:table-cell/>
          <table:table-cell table:formula="of:=([.D131]-[.E131])-([.D130]-[.E130])" office:value-type="float" office:value="0.0665185">
            <text:p>0.0665185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839704">
            <text:p>0.4839704</text:p>
          </table:table-cell>
          <table:table-cell office:value-type="float" office:value="0.46670103">
            <text:p>0.46670103</text:p>
          </table:table-cell>
          <table:table-cell office:value-type="float" office:value="0.25500843">
            <text:p>0.25500843</text:p>
          </table:table-cell>
          <table:table-cell office:value-type="float" office:value="0.23958984">
            <text:p>0.23958984</text:p>
          </table:table-cell>
          <table:table-cell/>
          <table:table-cell table:formula="of:=([.D132]-[.E132])-([.D131]-[.E131])" office:value-type="float" office:value="-0.0466211">
            <text:p>-0.0466211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889704">
            <text:p>0.4889704</text:p>
          </table:table-cell>
          <table:table-cell office:value-type="float" office:value="0.4785973">
            <text:p>0.4785973</text:p>
          </table:table-cell>
          <table:table-cell office:value-type="float" office:value="0.23500843">
            <text:p>0.23500843</text:p>
          </table:table-cell>
          <table:table-cell office:value-type="float" office:value="0.33941898">
            <text:p>0.33941898</text:p>
          </table:table-cell>
          <table:table-cell/>
          <table:table-cell table:formula="of:=([.D133]-[.E133])-([.D132]-[.E132])" office:value-type="float" office:value="-0.11982914">
            <text:p>-0.11982914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939704">
            <text:p>0.4939704</text:p>
          </table:table-cell>
          <table:table-cell office:value-type="float" office:value="0.49872953">
            <text:p>0.49872953</text:p>
          </table:table-cell>
          <table:table-cell office:value-type="float" office:value="0.21500844">
            <text:p>0.21500844</text:p>
          </table:table-cell>
          <table:table-cell office:value-type="float" office:value="0.24624507">
            <text:p>0.24624507</text:p>
          </table:table-cell>
          <table:table-cell/>
          <table:table-cell table:formula="of:=([.D134]-[.E134])-([.D133]-[.E133])" office:value-type="float" office:value="0.0731739199999999">
            <text:p>0.07317392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989704">
            <text:p>0.4989704</text:p>
          </table:table-cell>
          <table:table-cell office:value-type="float" office:value="0.49689934">
            <text:p>0.49689934</text:p>
          </table:table-cell>
          <table:table-cell office:value-type="float" office:value="0.19500844">
            <text:p>0.19500844</text:p>
          </table:table-cell>
          <table:table-cell office:value-type="float" office:value="0.21962398">
            <text:p>0.21962398</text:p>
          </table:table-cell>
          <table:table-cell/>
          <table:table-cell table:formula="of:=([.D135]-[.E135])-([.D134]-[.E134])" office:value-type="float" office:value="0.00662109000000002">
            <text:p>0.00662109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7848492">
            <text:p>0.17848492</text:p>
          </table:table-cell>
          <table:table-cell office:value-type="float" office:value="0.19300288">
            <text:p>0.19300288</text:p>
          </table:table-cell>
          <table:table-cell/>
          <table:table-cell table:formula="of:=([.D136]-[.E136])-([.D135]-[.E135])" office:value-type="float" office:value="0.01009758">
            <text:p>0.01009758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7472911">
            <text:p>0.17472911</text:p>
          </table:table-cell>
          <table:table-cell office:value-type="float" office:value="0.15307133">
            <text:p>0.15307133</text:p>
          </table:table-cell>
          <table:table-cell/>
          <table:table-cell table:formula="of:=([.D137]-[.E137])-([.D136]-[.E136])" office:value-type="float" office:value="0.03617574">
            <text:p>0.03617574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5">
            <text:p>0.5</text:p>
          </table:table-cell>
          <table:table-cell office:value-type="float" office:value="0.51520133">
            <text:p>0.51520133</text:p>
          </table:table-cell>
          <table:table-cell office:value-type="float" office:value="0.17220354">
            <text:p>0.17220354</text:p>
          </table:table-cell>
          <table:table-cell office:value-type="float" office:value="0.099829145">
            <text:p>0.099829145</text:p>
          </table:table-cell>
          <table:table-cell/>
          <table:table-cell table:formula="of:=([.D138]-[.E138])-([.D137]-[.E137])" office:value-type="float" office:value="0.050716615">
            <text:p>0.050716615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5">
            <text:p>0.5</text:p>
          </table:table-cell>
          <table:table-cell office:value-type="float" office:value="0.50330496">
            <text:p>0.50330496</text:p>
          </table:table-cell>
          <table:table-cell office:value-type="float" office:value="0.17130964">
            <text:p>0.17130964</text:p>
          </table:table-cell>
          <table:table-cell office:value-type="float" office:value="0.11979501">
            <text:p>0.11979501</text:p>
          </table:table-cell>
          <table:table-cell/>
          <table:table-cell table:formula="of:=([.D139]-[.E139])-([.D138]-[.E138])" office:value-type="float" office:value="-0.020859765">
            <text:p>-0.020859765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6977847">
            <text:p>0.16977847</text:p>
          </table:table-cell>
          <table:table-cell office:value-type="float" office:value="0.16638197">
            <text:p>0.16638197</text:p>
          </table:table-cell>
          <table:table-cell/>
          <table:table-cell table:formula="of:=([.D140]-[.E140])-([.D139]-[.E139])" office:value-type="float" office:value="-0.04811813">
            <text:p>-0.04811813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6684395">
            <text:p>0.16684395</text:p>
          </table:table-cell>
          <table:table-cell office:value-type="float" office:value="0.17303719">
            <text:p>0.17303719</text:p>
          </table:table-cell>
          <table:table-cell/>
          <table:table-cell table:formula="of:=([.D141]-[.E141])-([.D140]-[.E140])" office:value-type="float" office:value="-0.00958974000000004">
            <text:p>-0.00958974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636938">
            <text:p>0.1636938</text:p>
          </table:table-cell>
          <table:table-cell office:value-type="float" office:value="0.15307133">
            <text:p>0.15307133</text:p>
          </table:table-cell>
          <table:table-cell/>
          <table:table-cell table:formula="of:=([.D142]-[.E142])-([.D141]-[.E141])" office:value-type="float" office:value="0.01681571">
            <text:p>0.01681571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6115873">
            <text:p>0.16115873</text:p>
          </table:table-cell>
          <table:table-cell office:value-type="float" office:value="0.13310546">
            <text:p>0.13310546</text:p>
          </table:table-cell>
          <table:table-cell/>
          <table:table-cell table:formula="of:=([.D143]-[.E143])-([.D142]-[.E142])" office:value-type="float" office:value="0.0174308">
            <text:p>0.0174308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5">
            <text:p>0.5</text:p>
          </table:table-cell>
          <table:table-cell office:value-type="float" office:value="0.4968993">
            <text:p>0.4968993</text:p>
          </table:table-cell>
          <table:table-cell office:value-type="float" office:value="0.1591714">
            <text:p>0.1591714</text:p>
          </table:table-cell>
          <table:table-cell office:value-type="float" office:value="0.13976069">
            <text:p>0.13976069</text:p>
          </table:table-cell>
          <table:table-cell/>
          <table:table-cell table:formula="of:=([.D144]-[.E144])-([.D143]-[.E143])" office:value-type="float" office:value="-0.00864255999999999">
            <text:p>-0.00864256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5">
            <text:p>0.5</text:p>
          </table:table-cell>
          <table:table-cell office:value-type="float" office:value="0.5023899">
            <text:p>0.5023899</text:p>
          </table:table-cell>
          <table:table-cell office:value-type="float" office:value="0.15698737">
            <text:p>0.15698737</text:p>
          </table:table-cell>
          <table:table-cell office:value-type="float" office:value="0.099828966">
            <text:p>0.099828966</text:p>
          </table:table-cell>
          <table:table-cell/>
          <table:table-cell table:formula="of:=([.D145]-[.E145])-([.D144]-[.E144])" office:value-type="float" office:value="0.037747694">
            <text:p>0.037747694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5">
            <text:p>0.5</text:p>
          </table:table-cell>
          <table:table-cell office:value-type="float" office:value="0.5078805">
            <text:p>0.5078805</text:p>
          </table:table-cell>
          <table:table-cell office:value-type="float" office:value="0.1560293">
            <text:p>0.1560293</text:p>
          </table:table-cell>
          <table:table-cell office:value-type="float" office:value="0.05989742">
            <text:p>0.05989742</text:p>
          </table:table-cell>
          <table:table-cell/>
          <table:table-cell table:formula="of:=([.D146]-[.E146])-([.D145]-[.E145])" office:value-type="float" office:value="0.038973476">
            <text:p>0.038973476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5">
            <text:p>0.5</text:p>
          </table:table-cell>
          <table:table-cell office:value-type="float" office:value="0.50147486">
            <text:p>0.50147486</text:p>
          </table:table-cell>
          <table:table-cell office:value-type="float" office:value="0.15631413">
            <text:p>0.15631413</text:p>
          </table:table-cell>
          <table:table-cell office:value-type="float" office:value="0.17303719">
            <text:p>0.17303719</text:p>
          </table:table-cell>
          <table:table-cell/>
          <table:table-cell table:formula="of:=([.D147]-[.E147])-([.D146]-[.E146])" office:value-type="float" office:value="-0.11285494">
            <text:p>-0.11285494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5">
            <text:p>0.5</text:p>
          </table:table-cell>
          <table:table-cell office:value-type="float" office:value="0.49598423">
            <text:p>0.49598423</text:p>
          </table:table-cell>
          <table:table-cell office:value-type="float" office:value="0.15318704">
            <text:p>0.15318704</text:p>
          </table:table-cell>
          <table:table-cell office:value-type="float" office:value="0.21296875">
            <text:p>0.21296875</text:p>
          </table:table-cell>
          <table:table-cell/>
          <table:table-cell table:formula="of:=([.D148]-[.E148])-([.D147]-[.E147])" office:value-type="float" office:value="-0.04305865">
            <text:p>-0.04305865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5">
            <text:p>0.5</text:p>
          </table:table-cell>
          <table:table-cell office:value-type="float" office:value="0.4987295">
            <text:p>0.4987295</text:p>
          </table:table-cell>
          <table:table-cell office:value-type="float" office:value="0.148817">
            <text:p>0.148817</text:p>
          </table:table-cell>
          <table:table-cell office:value-type="float" office:value="0.15307133">
            <text:p>0.15307133</text:p>
          </table:table-cell>
          <table:table-cell/>
          <table:table-cell table:formula="of:=([.D149]-[.E149])-([.D148]-[.E148])" office:value-type="float" office:value="0.05552738">
            <text:p>0.05552738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5">
            <text:p>0.5</text:p>
          </table:table-cell>
          <table:table-cell office:value-type="float" office:value="0.49506912">
            <text:p>0.49506912</text:p>
          </table:table-cell>
          <table:table-cell office:value-type="float" office:value="0.14623529">
            <text:p>0.14623529</text:p>
          </table:table-cell>
          <table:table-cell office:value-type="float" office:value="0.11313978">
            <text:p>0.11313978</text:p>
          </table:table-cell>
          <table:table-cell/>
          <table:table-cell table:formula="of:=([.D150]-[.E150])-([.D149]-[.E149])" office:value-type="float" office:value="0.03734984">
            <text:p>0.03734984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5">
            <text:p>0.5</text:p>
          </table:table-cell>
          <table:table-cell office:value-type="float" office:value="0.4822577">
            <text:p>0.4822577</text:p>
          </table:table-cell>
          <table:table-cell office:value-type="float" office:value="0.1448368">
            <text:p>0.1448368</text:p>
          </table:table-cell>
          <table:table-cell office:value-type="float" office:value="0.13976069">
            <text:p>0.13976069</text:p>
          </table:table-cell>
          <table:table-cell/>
          <table:table-cell table:formula="of:=([.D151]-[.E151])-([.D150]-[.E150])" office:value-type="float" office:value="-0.0280194">
            <text:p>-0.0280194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5">
            <text:p>0.5</text:p>
          </table:table-cell>
          <table:table-cell office:value-type="float" office:value="0.4831728">
            <text:p>0.4831728</text:p>
          </table:table-cell>
          <table:table-cell office:value-type="float" office:value="0.14259017">
            <text:p>0.14259017</text:p>
          </table:table-cell>
          <table:table-cell office:value-type="float" office:value="0.18634748">
            <text:p>0.18634748</text:p>
          </table:table-cell>
          <table:table-cell/>
          <table:table-cell table:formula="of:=([.D152]-[.E152])-([.D151]-[.E151])" office:value-type="float" office:value="-0.04883342">
            <text:p>-0.04883342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5">
            <text:p>0.5</text:p>
          </table:table-cell>
          <table:table-cell office:value-type="float" office:value="0.49049363">
            <text:p>0.49049363</text:p>
          </table:table-cell>
          <table:table-cell office:value-type="float" office:value="0.13893576">
            <text:p>0.13893576</text:p>
          </table:table-cell>
          <table:table-cell office:value-type="float" office:value="0.17303702">
            <text:p>0.17303702</text:p>
          </table:table-cell>
          <table:table-cell/>
          <table:table-cell table:formula="of:=([.D153]-[.E153])-([.D152]-[.E152])" office:value-type="float" office:value="0.00965604999999997">
            <text:p>0.00965605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5">
            <text:p>0.5</text:p>
          </table:table-cell>
          <table:table-cell office:value-type="float" office:value="0.49140874">
            <text:p>0.49140874</text:p>
          </table:table-cell>
          <table:table-cell office:value-type="float" office:value="0.13568865">
            <text:p>0.13568865</text:p>
          </table:table-cell>
          <table:table-cell office:value-type="float" office:value="0.16638179">
            <text:p>0.16638179</text:p>
          </table:table-cell>
          <table:table-cell/>
          <table:table-cell table:formula="of:=([.D154]-[.E154])-([.D153]-[.E153])" office:value-type="float" office:value="0.00340812000000001">
            <text:p>0.00340812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5">
            <text:p>0.5</text:p>
          </table:table-cell>
          <table:table-cell office:value-type="float" office:value="0.49232385">
            <text:p>0.49232385</text:p>
          </table:table-cell>
          <table:table-cell office:value-type="float" office:value="0.13262755">
            <text:p>0.13262755</text:p>
          </table:table-cell>
          <table:table-cell office:value-type="float" office:value="0.2529003">
            <text:p>0.2529003</text:p>
          </table:table-cell>
          <table:table-cell/>
          <table:table-cell table:formula="of:=([.D155]-[.E155])-([.D154]-[.E154])" office:value-type="float" office:value="-0.0895796099999999">
            <text:p>-0.08957961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5">
            <text:p>0.5</text:p>
          </table:table-cell>
          <table:table-cell office:value-type="float" office:value="0.4895785">
            <text:p>0.4895785</text:p>
          </table:table-cell>
          <table:table-cell office:value-type="float" office:value="0.12693876">
            <text:p>0.12693876</text:p>
          </table:table-cell>
          <table:table-cell office:value-type="float" office:value="0.21962398">
            <text:p>0.21962398</text:p>
          </table:table-cell>
          <table:table-cell/>
          <table:table-cell table:formula="of:=([.D156]-[.E156])-([.D155]-[.E155])" office:value-type="float" office:value="0.02758753">
            <text:p>0.02758753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95">
            <text:p>0.495</text:p>
          </table:table-cell>
          <table:table-cell office:value-type="float" office:value="0.4895785">
            <text:p>0.4895785</text:p>
          </table:table-cell>
          <table:table-cell office:value-type="float" office:value="0.12218838">
            <text:p>0.12218838</text:p>
          </table:table-cell>
          <table:table-cell office:value-type="float" office:value="0.16638179">
            <text:p>0.16638179</text:p>
          </table:table-cell>
          <table:table-cell/>
          <table:table-cell table:formula="of:=([.D157]-[.E157])-([.D156]-[.E156])" office:value-type="float" office:value="0.04849181">
            <text:p>0.04849181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9">
            <text:p>0.49</text:p>
          </table:table-cell>
          <table:table-cell office:value-type="float" office:value="0.49598423">
            <text:p>0.49598423</text:p>
          </table:table-cell>
          <table:table-cell office:value-type="float" office:value="0.11900389">
            <text:p>0.11900389</text:p>
          </table:table-cell>
          <table:table-cell office:value-type="float" office:value="0.106484376">
            <text:p>0.106484376</text:p>
          </table:table-cell>
          <table:table-cell/>
          <table:table-cell table:formula="of:=([.D158]-[.E158])-([.D157]-[.E157])" office:value-type="float" office:value="0.056712924">
            <text:p>0.056712924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85">
            <text:p>0.485</text:p>
          </table:table-cell>
          <table:table-cell office:value-type="float" office:value="0.4813426">
            <text:p>0.4813426</text:p>
          </table:table-cell>
          <table:table-cell office:value-type="float" office:value="0.11763257">
            <text:p>0.11763257</text:p>
          </table:table-cell>
          <table:table-cell office:value-type="float" office:value="0.18634765">
            <text:p>0.18634765</text:p>
          </table:table-cell>
          <table:table-cell/>
          <table:table-cell table:formula="of:=([.D159]-[.E159])-([.D158]-[.E158])" office:value-type="float" office:value="-0.081234594">
            <text:p>-0.081234594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8000002">
            <text:p>0.48000002</text:p>
          </table:table-cell>
          <table:table-cell office:value-type="float" office:value="0.46853122">
            <text:p>0.46853122</text:p>
          </table:table-cell>
          <table:table-cell office:value-type="float" office:value="0.11379933">
            <text:p>0.11379933</text:p>
          </table:table-cell>
          <table:table-cell office:value-type="float" office:value="0.15972656">
            <text:p>0.15972656</text:p>
          </table:table-cell>
          <table:table-cell/>
          <table:table-cell table:formula="of:=([.D160]-[.E160])-([.D159]-[.E159])" office:value-type="float" office:value="0.02278785">
            <text:p>0.0227878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7500002">
            <text:p>0.47500002</text:p>
          </table:table-cell>
          <table:table-cell office:value-type="float" office:value="0.46578592">
            <text:p>0.46578592</text:p>
          </table:table-cell>
          <table:table-cell office:value-type="float" office:value="0.110691905">
            <text:p>0.110691905</text:p>
          </table:table-cell>
          <table:table-cell office:value-type="float" office:value="0.15307115">
            <text:p>0.15307115</text:p>
          </table:table-cell>
          <table:table-cell/>
          <table:table-cell table:formula="of:=([.D161]-[.E161])-([.D160]-[.E160])" office:value-type="float" office:value="0.00354798499999998">
            <text:p>0.003547985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7000003">
            <text:p>0.47000003</text:p>
          </table:table-cell>
          <table:table-cell office:value-type="float" office:value="0.47127652">
            <text:p>0.47127652</text:p>
          </table:table-cell>
          <table:table-cell office:value-type="float" office:value="0.10775399">
            <text:p>0.10775399</text:p>
          </table:table-cell>
          <table:table-cell office:value-type="float" office:value="0.13976069">
            <text:p>0.13976069</text:p>
          </table:table-cell>
          <table:table-cell/>
          <table:table-cell table:formula="of:=([.D162]-[.E162])-([.D161]-[.E161])" office:value-type="float" office:value="0.010372545">
            <text:p>0.010372545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6500003">
            <text:p>0.46500003</text:p>
          </table:table-cell>
          <table:table-cell office:value-type="float" office:value="0.46212554">
            <text:p>0.46212554</text:p>
          </table:table-cell>
          <table:table-cell office:value-type="float" office:value="0.10521823">
            <text:p>0.10521823</text:p>
          </table:table-cell>
          <table:table-cell office:value-type="float" office:value="0.20631352">
            <text:p>0.20631352</text:p>
          </table:table-cell>
          <table:table-cell/>
          <table:table-cell table:formula="of:=([.D163]-[.E163])-([.D162]-[.E162])" office:value-type="float" office:value="-0.06908859">
            <text:p>-0.06908859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6000004">
            <text:p>0.46000004</text:p>
          </table:table-cell>
          <table:table-cell office:value-type="float" office:value="0.4602953">
            <text:p>0.4602953</text:p>
          </table:table-cell>
          <table:table-cell office:value-type="float" office:value="0.10062379">
            <text:p>0.10062379</text:p>
          </table:table-cell>
          <table:table-cell office:value-type="float" office:value="0.20631352">
            <text:p>0.20631352</text:p>
          </table:table-cell>
          <table:table-cell/>
          <table:table-cell table:formula="of:=([.D164]-[.E164])-([.D163]-[.E163])" office:value-type="float" office:value="-0.00459443999999999">
            <text:p>-0.00459444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5500004">
            <text:p>0.45500004</text:p>
          </table:table-cell>
          <table:table-cell office:value-type="float" office:value="0.4511443">
            <text:p>0.4511443</text:p>
          </table:table-cell>
          <table:table-cell office:value-type="float" office:value="0.095975704">
            <text:p>0.095975704</text:p>
          </table:table-cell>
          <table:table-cell office:value-type="float" office:value="0.23293461">
            <text:p>0.23293461</text:p>
          </table:table-cell>
          <table:table-cell/>
          <table:table-cell table:formula="of:=([.D165]-[.E165])-([.D164]-[.E164])" office:value-type="float" office:value="-0.031269176">
            <text:p>-0.031269176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5000005">
            <text:p>0.45000005</text:p>
          </table:table-cell>
          <table:table-cell office:value-type="float" office:value="0.4584651">
            <text:p>0.4584651</text:p>
          </table:table-cell>
          <table:table-cell office:value-type="float" office:value="0.09044266">
            <text:p>0.09044266</text:p>
          </table:table-cell>
          <table:table-cell office:value-type="float" office:value="0.13976069">
            <text:p>0.13976069</text:p>
          </table:table-cell>
          <table:table-cell/>
          <table:table-cell table:formula="of:=([.D166]-[.E166])-([.D165]-[.E165])" office:value-type="float" office:value="0.087640876">
            <text:p>0.087640876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4500005">
            <text:p>0.44500005</text:p>
          </table:table-cell>
          <table:table-cell office:value-type="float" office:value="0.44931412">
            <text:p>0.44931412</text:p>
          </table:table-cell>
          <table:table-cell office:value-type="float" office:value="0.08768517">
            <text:p>0.08768517</text:p>
          </table:table-cell>
          <table:table-cell office:value-type="float" office:value="0.13976069">
            <text:p>0.13976069</text:p>
          </table:table-cell>
          <table:table-cell/>
          <table:table-cell table:formula="of:=([.D167]-[.E167])-([.D166]-[.E166])" office:value-type="float" office:value="-0.00275749">
            <text:p>-0.00275749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4000006">
            <text:p>0.44000006</text:p>
          </table:table-cell>
          <table:table-cell office:value-type="float" office:value="0.4511443">
            <text:p>0.4511443</text:p>
          </table:table-cell>
          <table:table-cell office:value-type="float" office:value="0.08487726">
            <text:p>0.08487726</text:p>
          </table:table-cell>
          <table:table-cell office:value-type="float" office:value="0.05989742">
            <text:p>0.05989742</text:p>
          </table:table-cell>
          <table:table-cell/>
          <table:table-cell table:formula="of:=([.D168]-[.E168])-([.D167]-[.E167])" office:value-type="float" office:value="0.07705536">
            <text:p>0.07705536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3500006">
            <text:p>0.43500006</text:p>
          </table:table-cell>
          <table:table-cell office:value-type="float" office:value="0.44290844">
            <text:p>0.44290844</text:p>
          </table:table-cell>
          <table:table-cell office:value-type="float" office:value="0.08446723">
            <text:p>0.08446723</text:p>
          </table:table-cell>
          <table:table-cell office:value-type="float" office:value="0.053242188">
            <text:p>0.053242188</text:p>
          </table:table-cell>
          <table:table-cell/>
          <table:table-cell table:formula="of:=([.D169]-[.E169])-([.D168]-[.E168])" office:value-type="float" office:value="0.00624520200000001">
            <text:p>0.006245202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3000007">
            <text:p>0.43000007</text:p>
          </table:table-cell>
          <table:table-cell office:value-type="float" office:value="0.44382352">
            <text:p>0.44382352</text:p>
          </table:table-cell>
          <table:table-cell office:value-type="float" office:value="0.08424872">
            <text:p>0.08424872</text:p>
          </table:table-cell>
          <table:table-cell office:value-type="float" office:value="0.07320805">
            <text:p>0.07320805</text:p>
          </table:table-cell>
          <table:table-cell/>
          <table:table-cell table:formula="of:=([.D170]-[.E170])-([.D169]-[.E169])" office:value-type="float" office:value="-0.020184372">
            <text:p>-0.020184372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2500007">
            <text:p>0.42500007</text:p>
          </table:table-cell>
          <table:table-cell office:value-type="float" office:value="0.44656882">
            <text:p>0.44656882</text:p>
          </table:table-cell>
          <table:table-cell office:value-type="float" office:value="0.08344889">
            <text:p>0.08344889</text:p>
          </table:table-cell>
          <table:table-cell office:value-type="float" office:value="0.053242188">
            <text:p>0.053242188</text:p>
          </table:table-cell>
          <table:table-cell/>
          <table:table-cell table:formula="of:=([.D171]-[.E171])-([.D170]-[.E170])" office:value-type="float" office:value="0.019166032">
            <text:p>0.019166032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2000008">
            <text:p>0.42000008</text:p>
          </table:table-cell>
          <table:table-cell office:value-type="float" office:value="0.44290844">
            <text:p>0.44290844</text:p>
          </table:table-cell>
          <table:table-cell office:value-type="float" office:value="0.08327222">
            <text:p>0.08327222</text:p>
          </table:table-cell>
          <table:table-cell office:value-type="float" office:value="0.07986328">
            <text:p>0.07986328</text:p>
          </table:table-cell>
          <table:table-cell/>
          <table:table-cell table:formula="of:=([.D172]-[.E172])-([.D171]-[.E171])" office:value-type="float" office:value="-0.026797762">
            <text:p>-0.026797762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1500008">
            <text:p>0.41500008</text:p>
          </table:table-cell>
          <table:table-cell office:value-type="float" office:value="0.430097">
            <text:p>0.430097</text:p>
          </table:table-cell>
          <table:table-cell office:value-type="float" office:value="0.0822993">
            <text:p>0.0822993</text:p>
          </table:table-cell>
          <table:table-cell office:value-type="float" office:value="-0.013310462">
            <text:p>-0.013310462</text:p>
          </table:table-cell>
          <table:table-cell/>
          <table:table-cell table:formula="of:=([.D173]-[.E173])-([.D172]-[.E172])" office:value-type="float" office:value="0.092200822">
            <text:p>0.092200822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100001">
            <text:p>0.4100001</text:p>
          </table:table-cell>
          <table:table-cell office:value-type="float" office:value="0.4273517">
            <text:p>0.4273517</text:p>
          </table:table-cell>
          <table:table-cell office:value-type="float" office:value="0.08411193">
            <text:p>0.08411193</text:p>
          </table:table-cell>
          <table:table-cell office:value-type="float" office:value="-0.019965863">
            <text:p>-0.019965863</text:p>
          </table:table-cell>
          <table:table-cell/>
          <table:table-cell table:formula="of:=([.D174]-[.E174])-([.D173]-[.E173])" office:value-type="float" office:value="0.00846803100000001">
            <text:p>0.008468031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050001">
            <text:p>0.4050001</text:p>
          </table:table-cell>
          <table:table-cell office:value-type="float" office:value="0.41545543">
            <text:p>0.41545543</text:p>
          </table:table-cell>
          <table:table-cell office:value-type="float" office:value="0.08617222">
            <text:p>0.08617222</text:p>
          </table:table-cell>
          <table:table-cell office:value-type="float" office:value="0.039931726">
            <text:p>0.039931726</text:p>
          </table:table-cell>
          <table:table-cell/>
          <table:table-cell table:formula="of:=([.D175]-[.E175])-([.D174]-[.E174])" office:value-type="float" office:value="-0.057837299">
            <text:p>-0.057837299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000001">
            <text:p>0.4000001</text:p>
          </table:table-cell>
          <table:table-cell office:value-type="float" office:value="0.4099648">
            <text:p>0.4099648</text:p>
          </table:table-cell>
          <table:table-cell office:value-type="float" office:value="0.0864392">
            <text:p>0.0864392</text:p>
          </table:table-cell>
          <table:table-cell office:value-type="float" office:value="0.106484376">
            <text:p>0.106484376</text:p>
          </table:table-cell>
          <table:table-cell/>
          <table:table-cell table:formula="of:=([.D176]-[.E176])-([.D175]-[.E175])" office:value-type="float" office:value="-0.06628567">
            <text:p>-0.06628567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3950001">
            <text:p>0.3950001</text:p>
          </table:table-cell>
          <table:table-cell office:value-type="float" office:value="0.4108799">
            <text:p>0.4108799</text:p>
          </table:table-cell>
          <table:table-cell office:value-type="float" office:value="0.08470273">
            <text:p>0.08470273</text:p>
          </table:table-cell>
          <table:table-cell office:value-type="float" office:value="0.07320805">
            <text:p>0.07320805</text:p>
          </table:table-cell>
          <table:table-cell/>
          <table:table-cell table:formula="of:=([.D177]-[.E177])-([.D176]-[.E176])" office:value-type="float" office:value="0.031539856">
            <text:p>0.031539856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3900001">
            <text:p>0.3900001</text:p>
          </table:table-cell>
          <table:table-cell office:value-type="float" office:value="0.4127101">
            <text:p>0.4127101</text:p>
          </table:table-cell>
          <table:table-cell office:value-type="float" office:value="0.08397156">
            <text:p>0.08397156</text:p>
          </table:table-cell>
          <table:table-cell office:value-type="float" office:value="0.059897587">
            <text:p>0.059897587</text:p>
          </table:table-cell>
          <table:table-cell/>
          <table:table-cell table:formula="of:=([.D178]-[.E178])-([.D177]-[.E177])" office:value-type="float" office:value="0.012579293">
            <text:p>0.012579293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3850001">
            <text:p>0.3850001</text:p>
          </table:table-cell>
          <table:table-cell office:value-type="float" office:value="0.4108799">
            <text:p>0.4108799</text:p>
          </table:table-cell>
          <table:table-cell office:value-type="float" office:value="0.083663106">
            <text:p>0.083663106</text:p>
          </table:table-cell>
          <table:table-cell office:value-type="float" office:value="-0.08651851">
            <text:p>-0.08651851</text:p>
          </table:table-cell>
          <table:table-cell/>
          <table:table-cell table:formula="of:=([.D179]-[.E179])-([.D178]-[.E178])" office:value-type="float" office:value="0.146107643">
            <text:p>0.146107643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3800001">
            <text:p>0.3800001</text:p>
          </table:table-cell>
          <table:table-cell office:value-type="float" office:value="0.39166284">
            <text:p>0.39166284</text:p>
          </table:table-cell>
          <table:table-cell office:value-type="float" office:value="0.087801576">
            <text:p>0.087801576</text:p>
          </table:table-cell>
          <table:table-cell office:value-type="float" office:value="-0.10648446">
            <text:p>-0.10648446</text:p>
          </table:table-cell>
          <table:table-cell/>
          <table:table-cell table:formula="of:=([.D180]-[.E180])-([.D179]-[.E179])" office:value-type="float" office:value="0.02410442">
            <text:p>0.0241044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37500012">
            <text:p>0.37500012</text:p>
          </table:table-cell>
          <table:table-cell office:value-type="float" office:value="0.38891754">
            <text:p>0.38891754</text:p>
          </table:table-cell>
          <table:table-cell office:value-type="float" office:value="0.0925709">
            <text:p>0.0925709</text:p>
          </table:table-cell>
          <table:table-cell office:value-type="float" office:value="0.09982906">
            <text:p>0.09982906</text:p>
          </table:table-cell>
          <table:table-cell/>
          <table:table-cell table:formula="of:=([.D181]-[.E181])-([.D180]-[.E180])" office:value-type="float" office:value="-0.201544196">
            <text:p>-0.201544196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37000012">
            <text:p>0.37000012</text:p>
          </table:table-cell>
          <table:table-cell office:value-type="float" office:value="0.3779363">
            <text:p>0.3779363</text:p>
          </table:table-cell>
          <table:table-cell office:value-type="float" office:value="0.09119725">
            <text:p>0.09119725</text:p>
          </table:table-cell>
          <table:table-cell office:value-type="float" office:value="0.13976069">
            <text:p>0.13976069</text:p>
          </table:table-cell>
          <table:table-cell/>
          <table:table-cell table:formula="of:=([.D182]-[.E182])-([.D181]-[.E181])" office:value-type="float" office:value="-0.04130528">
            <text:p>-0.04130528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36500013">
            <text:p>0.36500013</text:p>
          </table:table-cell>
          <table:table-cell office:value-type="float" office:value="0.375191">
            <text:p>0.375191</text:p>
          </table:table-cell>
          <table:table-cell office:value-type="float" office:value="0.088573344">
            <text:p>0.088573344</text:p>
          </table:table-cell>
          <table:table-cell office:value-type="float" office:value="0.11979501">
            <text:p>0.11979501</text:p>
          </table:table-cell>
          <table:table-cell/>
          <table:table-cell table:formula="of:=([.D183]-[.E183])-([.D182]-[.E182])" office:value-type="float" office:value="0.017341774">
            <text:p>0.017341774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36000013">
            <text:p>0.36000013</text:p>
          </table:table-cell>
          <table:table-cell office:value-type="float" office:value="0.3834269">
            <text:p>0.3834269</text:p>
          </table:table-cell>
          <table:table-cell office:value-type="float" office:value="0.086523235">
            <text:p>0.086523235</text:p>
          </table:table-cell>
          <table:table-cell office:value-type="float" office:value="0.13976069">
            <text:p>0.13976069</text:p>
          </table:table-cell>
          <table:table-cell/>
          <table:table-cell table:formula="of:=([.D184]-[.E184])-([.D183]-[.E183])" office:value-type="float" office:value="-0.022015789">
            <text:p>-0.022015789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35500014">
            <text:p>0.35500014</text:p>
          </table:table-cell>
          <table:table-cell office:value-type="float" office:value="0.3761061">
            <text:p>0.3761061</text:p>
          </table:table-cell>
          <table:table-cell office:value-type="float" office:value="0.083893776">
            <text:p>0.083893776</text:p>
          </table:table-cell>
          <table:table-cell office:value-type="float" office:value="0.11313969">
            <text:p>0.11313969</text:p>
          </table:table-cell>
          <table:table-cell/>
          <table:table-cell table:formula="of:=([.D185]-[.E185])-([.D184]-[.E184])" office:value-type="float" office:value="0.023991541">
            <text:p>0.023991541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35000014">
            <text:p>0.35000014</text:p>
          </table:table-cell>
          <table:table-cell office:value-type="float" office:value="0.3632947">
            <text:p>0.3632947</text:p>
          </table:table-cell>
          <table:table-cell office:value-type="float" office:value="0.082020156">
            <text:p>0.082020156</text:p>
          </table:table-cell>
          <table:table-cell office:value-type="float" office:value="0.12645015">
            <text:p>0.12645015</text:p>
          </table:table-cell>
          <table:table-cell/>
          <table:table-cell table:formula="of:=([.D186]-[.E186])-([.D185]-[.E185])" office:value-type="float" office:value="-0.01518408">
            <text:p>-0.01518408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34500015">
            <text:p>0.34500015</text:p>
          </table:table-cell>
          <table:table-cell office:value-type="float" office:value="0.3532286">
            <text:p>0.3532286</text:p>
          </table:table-cell>
          <table:table-cell office:value-type="float" office:value="0.079684496">
            <text:p>0.079684496</text:p>
          </table:table-cell>
          <table:table-cell office:value-type="float" office:value="0.09317374">
            <text:p>0.09317374</text:p>
          </table:table-cell>
          <table:table-cell/>
          <table:table-cell table:formula="of:=([.D187]-[.E187])-([.D186]-[.E186])" office:value-type="float" office:value="0.03094075">
            <text:p>0.03094075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34000015">
            <text:p>0.34000015</text:p>
          </table:table-cell>
          <table:table-cell office:value-type="float" office:value="0.35231352">
            <text:p>0.35231352</text:p>
          </table:table-cell>
          <table:table-cell office:value-type="float" office:value="0.07829922">
            <text:p>0.07829922</text:p>
          </table:table-cell>
          <table:table-cell office:value-type="float" office:value="0.05989742">
            <text:p>0.05989742</text:p>
          </table:table-cell>
          <table:table-cell/>
          <table:table-cell table:formula="of:=([.D188]-[.E188])-([.D187]-[.E187])" office:value-type="float" office:value="0.031891044">
            <text:p>0.031891044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33500016">
            <text:p>0.33500016</text:p>
          </table:table-cell>
          <table:table-cell office:value-type="float" office:value="0.3513984">
            <text:p>0.3513984</text:p>
          </table:table-cell>
          <table:table-cell office:value-type="float" office:value="0.077917986">
            <text:p>0.077917986</text:p>
          </table:table-cell>
          <table:table-cell office:value-type="float" office:value="0.11979492">
            <text:p>0.11979492</text:p>
          </table:table-cell>
          <table:table-cell/>
          <table:table-cell table:formula="of:=([.D189]-[.E189])-([.D188]-[.E188])" office:value-type="float" office:value="-0.060278734">
            <text:p>-0.060278734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33000016">
            <text:p>0.33000016</text:p>
          </table:table-cell>
          <table:table-cell office:value-type="float" office:value="0.34773803">
            <text:p>0.34773803</text:p>
          </table:table-cell>
          <table:table-cell office:value-type="float" office:value="0.07573879">
            <text:p>0.07573879</text:p>
          </table:table-cell>
          <table:table-cell office:value-type="float" office:value="0.06655273">
            <text:p>0.06655273</text:p>
          </table:table-cell>
          <table:table-cell/>
          <table:table-cell table:formula="of:=([.D190]-[.E190])-([.D189]-[.E189])" office:value-type="float" office:value="0.051062994">
            <text:p>0.051062994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32500017">
            <text:p>0.32500017</text:p>
          </table:table-cell>
          <table:table-cell office:value-type="float" office:value="0.3431625">
            <text:p>0.3431625</text:p>
          </table:table-cell>
          <table:table-cell office:value-type="float" office:value="0.075142264">
            <text:p>0.075142264</text:p>
          </table:table-cell>
          <table:table-cell office:value-type="float" office:value="0.08651851">
            <text:p>0.08651851</text:p>
          </table:table-cell>
          <table:table-cell/>
          <table:table-cell table:formula="of:=([.D191]-[.E191])-([.D190]-[.E190])" office:value-type="float" office:value="-0.020562306">
            <text:p>-0.020562306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32000017">
            <text:p>0.32000017</text:p>
          </table:table-cell>
          <table:table-cell office:value-type="float" office:value="0.3321813">
            <text:p>0.3321813</text:p>
          </table:table-cell>
          <table:table-cell office:value-type="float" office:value="0.0739376">
            <text:p>0.0739376</text:p>
          </table:table-cell>
          <table:table-cell office:value-type="float" office:value="0.09982906">
            <text:p>0.09982906</text:p>
          </table:table-cell>
          <table:table-cell/>
          <table:table-cell table:formula="of:=([.D192]-[.E192])-([.D191]-[.E191])" office:value-type="float" office:value="-0.014515214">
            <text:p>-0.014515214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31500018">
            <text:p>0.31500018</text:p>
          </table:table-cell>
          <table:table-cell office:value-type="float" office:value="0.3248605">
            <text:p>0.3248605</text:p>
          </table:table-cell>
          <table:table-cell office:value-type="float" office:value="0.07228803">
            <text:p>0.07228803</text:p>
          </table:table-cell>
          <table:table-cell office:value-type="float" office:value="0.09982906">
            <text:p>0.09982906</text:p>
          </table:table-cell>
          <table:table-cell/>
          <table:table-cell table:formula="of:=([.D193]-[.E193])-([.D192]-[.E192])" office:value-type="float" office:value="-0.00164956999999999">
            <text:p>-0.00164957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31000018">
            <text:p>0.31000018</text:p>
          </table:table-cell>
          <table:table-cell office:value-type="float" office:value="0.32211518">
            <text:p>0.32211518</text:p>
          </table:table-cell>
          <table:table-cell office:value-type="float" office:value="0.07060253">
            <text:p>0.07060253</text:p>
          </table:table-cell>
          <table:table-cell office:value-type="float" office:value="0.093173824">
            <text:p>0.093173824</text:p>
          </table:table-cell>
          <table:table-cell/>
          <table:table-cell table:formula="of:=([.D194]-[.E194])-([.D193]-[.E193])" office:value-type="float" office:value="0.00496973599999999">
            <text:p>0.004969736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3050002">
            <text:p>0.3050002</text:p>
          </table:table-cell>
          <table:table-cell office:value-type="float" office:value="0.3157095">
            <text:p>0.3157095</text:p>
          </table:table-cell>
          <table:table-cell office:value-type="float" office:value="0.06910049">
            <text:p>0.06910049</text:p>
          </table:table-cell>
          <table:table-cell office:value-type="float" office:value="0.046586957">
            <text:p>0.046586957</text:p>
          </table:table-cell>
          <table:table-cell/>
          <table:table-cell table:formula="of:=([.D195]-[.E195])-([.D194]-[.E194])" office:value-type="float" office:value="0.045084827">
            <text:p>0.045084827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3000002">
            <text:p>0.3000002</text:p>
          </table:table-cell>
          <table:table-cell office:value-type="float" office:value="0.311134">
            <text:p>0.311134</text:p>
          </table:table-cell>
          <table:table-cell office:value-type="float" office:value="0.068978734">
            <text:p>0.068978734</text:p>
          </table:table-cell>
          <table:table-cell office:value-type="float" office:value="0">
            <text:p>0</text:p>
          </table:table-cell>
          <table:table-cell/>
          <table:table-cell table:formula="of:=([.D196]-[.E196])-([.D195]-[.E195])" office:value-type="float" office:value="0.046465201">
            <text:p>0.046465201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2950002">
            <text:p>0.2950002</text:p>
          </table:table-cell>
          <table:table-cell office:value-type="float" office:value="0.3028981">
            <text:p>0.3028981</text:p>
          </table:table-cell>
          <table:table-cell office:value-type="float" office:value="0.07027048">
            <text:p>0.07027048</text:p>
          </table:table-cell>
          <table:table-cell office:value-type="float" office:value="0.006655316">
            <text:p>0.006655316</text:p>
          </table:table-cell>
          <table:table-cell/>
          <table:table-cell table:formula="of:=([.D197]-[.E197])-([.D196]-[.E196])" office:value-type="float" office:value="-0.00536357">
            <text:p>-0.00536357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2900002">
            <text:p>0.2900002</text:p>
          </table:table-cell>
          <table:table-cell office:value-type="float" office:value="0.2910018">
            <text:p>0.2910018</text:p>
          </table:table-cell>
          <table:table-cell office:value-type="float" office:value="0.07137412">
            <text:p>0.07137412</text:p>
          </table:table-cell>
          <table:table-cell office:value-type="float" office:value="0.06655273">
            <text:p>0.06655273</text:p>
          </table:table-cell>
          <table:table-cell/>
          <table:table-cell table:formula="of:=([.D198]-[.E198])-([.D197]-[.E197])" office:value-type="float" office:value="-0.058793774">
            <text:p>-0.058793774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2850002">
            <text:p>0.2850002</text:p>
          </table:table-cell>
          <table:table-cell office:value-type="float" office:value="0.2891716">
            <text:p>0.2891716</text:p>
          </table:table-cell>
          <table:table-cell office:value-type="float" office:value="0.070655644">
            <text:p>0.070655644</text:p>
          </table:table-cell>
          <table:table-cell office:value-type="float" office:value="0.07986328">
            <text:p>0.07986328</text:p>
          </table:table-cell>
          <table:table-cell/>
          <table:table-cell table:formula="of:=([.D199]-[.E199])-([.D198]-[.E198])" office:value-type="float" office:value="-0.014029026">
            <text:p>-0.01402902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2800002">
            <text:p>0.2800002</text:p>
          </table:table-cell>
          <table:table-cell office:value-type="float" office:value="0.28734142">
            <text:p>0.28734142</text:p>
          </table:table-cell>
          <table:table-cell office:value-type="float" office:value="0.06953627">
            <text:p>0.06953627</text:p>
          </table:table-cell>
          <table:table-cell office:value-type="float" office:value="0.093173824">
            <text:p>0.093173824</text:p>
          </table:table-cell>
          <table:table-cell/>
          <table:table-cell table:formula="of:=([.D200]-[.E200])-([.D199]-[.E199])" office:value-type="float" office:value="-0.014429918">
            <text:p>-0.01442991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2750002">
            <text:p>0.2750002</text:p>
          </table:table-cell>
          <table:table-cell office:value-type="float" office:value="0.283681">
            <text:p>0.283681</text:p>
          </table:table-cell>
          <table:table-cell office:value-type="float" office:value="0.06800848">
            <text:p>0.06800848</text:p>
          </table:table-cell>
          <table:table-cell office:value-type="float" office:value="0.093173824">
            <text:p>0.093173824</text:p>
          </table:table-cell>
          <table:table-cell/>
          <table:table-cell table:formula="of:=([.D201]-[.E201])-([.D200]-[.E200])" office:value-type="float" office:value="-0.00152779">
            <text:p>-0.0015277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27000022">
            <text:p>0.27000022</text:p>
          </table:table-cell>
          <table:table-cell office:value-type="float" office:value="0.2864263">
            <text:p>0.2864263</text:p>
          </table:table-cell>
          <table:table-cell office:value-type="float" office:value="0.06645959">
            <text:p>0.06645959</text:p>
          </table:table-cell>
          <table:table-cell office:value-type="float" office:value="0.05989742">
            <text:p>0.05989742</text:p>
          </table:table-cell>
          <table:table-cell/>
          <table:table-cell table:formula="of:=([.D202]-[.E202])-([.D201]-[.E201])" office:value-type="float" office:value="0.031727514">
            <text:p>0.031727514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26500022">
            <text:p>0.26500022</text:p>
          </table:table-cell>
          <table:table-cell office:value-type="float" office:value="0.27361488">
            <text:p>0.27361488</text:p>
          </table:table-cell>
          <table:table-cell office:value-type="float" office:value="0.06592512">
            <text:p>0.06592512</text:p>
          </table:table-cell>
          <table:table-cell office:value-type="float" office:value="0.07320796">
            <text:p>0.07320796</text:p>
          </table:table-cell>
          <table:table-cell/>
          <table:table-cell table:formula="of:=([.D203]-[.E203])-([.D202]-[.E202])" office:value-type="float" office:value="-0.01384501">
            <text:p>-0.01384501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26000023">
            <text:p>0.26000023</text:p>
          </table:table-cell>
          <table:table-cell office:value-type="float" office:value="0.2717847">
            <text:p>0.2717847</text:p>
          </table:table-cell>
          <table:table-cell office:value-type="float" office:value="0.06494415">
            <text:p>0.06494415</text:p>
          </table:table-cell>
          <table:table-cell office:value-type="float" office:value="0.07320805">
            <text:p>0.07320805</text:p>
          </table:table-cell>
          <table:table-cell/>
          <table:table-cell table:formula="of:=([.D204]-[.E204])-([.D203]-[.E203])" office:value-type="float" office:value="-0.000981059999999992">
            <text:p>-0.00098106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25500023">
            <text:p>0.25500023</text:p>
          </table:table-cell>
          <table:table-cell office:value-type="float" office:value="0.2626337">
            <text:p>0.2626337</text:p>
          </table:table-cell>
          <table:table-cell office:value-type="float" office:value="0.06395888">
            <text:p>0.06395888</text:p>
          </table:table-cell>
          <table:table-cell office:value-type="float" office:value="0.04658687">
            <text:p>0.04658687</text:p>
          </table:table-cell>
          <table:table-cell/>
          <table:table-cell table:formula="of:=([.D205]-[.E205])-([.D204]-[.E204])" office:value-type="float" office:value="0.02563591">
            <text:p>0.02563591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25000024">
            <text:p>0.25000024</text:p>
          </table:table-cell>
          <table:table-cell office:value-type="float" office:value="0.2571431">
            <text:p>0.2571431</text:p>
          </table:table-cell>
          <table:table-cell office:value-type="float" office:value="0.06374198">
            <text:p>0.06374198</text:p>
          </table:table-cell>
          <table:table-cell office:value-type="float" office:value="0.05989742">
            <text:p>0.05989742</text:p>
          </table:table-cell>
          <table:table-cell/>
          <table:table-cell table:formula="of:=([.D206]-[.E206])-([.D205]-[.E205])" office:value-type="float" office:value="-0.01352745">
            <text:p>-0.01352745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24500024">
            <text:p>0.24500024</text:p>
          </table:table-cell>
          <table:table-cell office:value-type="float" office:value="0.2498223">
            <text:p>0.2498223</text:p>
          </table:table-cell>
          <table:table-cell office:value-type="float" office:value="0.06311559">
            <text:p>0.06311559</text:p>
          </table:table-cell>
          <table:table-cell office:value-type="float" office:value="0.11313961">
            <text:p>0.11313961</text:p>
          </table:table-cell>
          <table:table-cell/>
          <table:table-cell table:formula="of:=([.D207]-[.E207])-([.D206]-[.E206])" office:value-type="float" office:value="-0.05386858">
            <text:p>-0.05386858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24000025">
            <text:p>0.24000025</text:p>
          </table:table-cell>
          <table:table-cell office:value-type="float" office:value="0.24524681">
            <text:p>0.24524681</text:p>
          </table:table-cell>
          <table:table-cell office:value-type="float" office:value="0.060852885">
            <text:p>0.060852885</text:p>
          </table:table-cell>
          <table:table-cell office:value-type="float" office:value="0.09317374">
            <text:p>0.09317374</text:p>
          </table:table-cell>
          <table:table-cell/>
          <table:table-cell table:formula="of:=([.D208]-[.E208])-([.D207]-[.E207])" office:value-type="float" office:value="0.017703165">
            <text:p>0.017703165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23500025">
            <text:p>0.23500025</text:p>
          </table:table-cell>
          <table:table-cell office:value-type="float" office:value="0.25073743">
            <text:p>0.25073743</text:p>
          </table:table-cell>
          <table:table-cell office:value-type="float" office:value="0.05915308">
            <text:p>0.05915308</text:p>
          </table:table-cell>
          <table:table-cell office:value-type="float" office:value="0.03993164">
            <text:p>0.03993164</text:p>
          </table:table-cell>
          <table:table-cell/>
          <table:table-cell table:formula="of:=([.D209]-[.E209])-([.D208]-[.E208])" office:value-type="float" office:value="0.051542295">
            <text:p>0.051542295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23000026">
            <text:p>0.23000026</text:p>
          </table:table-cell>
          <table:table-cell office:value-type="float" office:value="0.2415864">
            <text:p>0.2415864</text:p>
          </table:table-cell>
          <table:table-cell office:value-type="float" office:value="0.059079226">
            <text:p>0.059079226</text:p>
          </table:table-cell>
          <table:table-cell office:value-type="float" office:value="0">
            <text:p>0</text:p>
          </table:table-cell>
          <table:table-cell/>
          <table:table-cell table:formula="of:=([.D210]-[.E210])-([.D209]-[.E209])" office:value-type="float" office:value="0.039857786">
            <text:p>0.039857786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22500026">
            <text:p>0.22500026</text:p>
          </table:table-cell>
          <table:table-cell office:value-type="float" office:value="0.23243539">
            <text:p>0.23243539</text:p>
          </table:table-cell>
          <table:table-cell office:value-type="float" office:value="0.060192343">
            <text:p>0.060192343</text:p>
          </table:table-cell>
          <table:table-cell office:value-type="float" office:value="0.013310547">
            <text:p>0.013310547</text:p>
          </table:table-cell>
          <table:table-cell/>
          <table:table-cell table:formula="of:=([.D211]-[.E211])-([.D210]-[.E210])" office:value-type="float" office:value="-0.01219743">
            <text:p>-0.01219743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22000027">
            <text:p>0.22000027</text:p>
          </table:table-cell>
          <table:table-cell office:value-type="float" office:value="0.22328441">
            <text:p>0.22328441</text:p>
          </table:table-cell>
          <table:table-cell office:value-type="float" office:value="0.060900982">
            <text:p>0.060900982</text:p>
          </table:table-cell>
          <table:table-cell office:value-type="float" office:value="0.053242188">
            <text:p>0.053242188</text:p>
          </table:table-cell>
          <table:table-cell/>
          <table:table-cell table:formula="of:=([.D212]-[.E212])-([.D211]-[.E211])" office:value-type="float" office:value="-0.039223002">
            <text:p>-0.039223002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21500027">
            <text:p>0.21500027</text:p>
          </table:table-cell>
          <table:table-cell office:value-type="float" office:value="0.2205391">
            <text:p>0.2205391</text:p>
          </table:table-cell>
          <table:table-cell office:value-type="float" office:value="0.06038868">
            <text:p>0.06038868</text:p>
          </table:table-cell>
          <table:table-cell office:value-type="float" office:value="0.059897505">
            <text:p>0.059897505</text:p>
          </table:table-cell>
          <table:table-cell/>
          <table:table-cell table:formula="of:=([.D213]-[.E213])-([.D212]-[.E212])" office:value-type="float" office:value="-0.00716761900000001">
            <text:p>-0.007167619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21000028">
            <text:p>0.21000028</text:p>
          </table:table-cell>
          <table:table-cell office:value-type="float" office:value="0.21687873">
            <text:p>0.21687873</text:p>
          </table:table-cell>
          <table:table-cell office:value-type="float" office:value="0.059672534">
            <text:p>0.059672534</text:p>
          </table:table-cell>
          <table:table-cell office:value-type="float" office:value="0.059897505">
            <text:p>0.059897505</text:p>
          </table:table-cell>
          <table:table-cell/>
          <table:table-cell table:formula="of:=([.D214]-[.E214])-([.D213]-[.E213])" office:value-type="float" office:value="-0.000716145999999994">
            <text:p>-0.000716146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20500028">
            <text:p>0.20500028</text:p>
          </table:table-cell>
          <table:table-cell office:value-type="float" office:value="0.2159636">
            <text:p>0.2159636</text:p>
          </table:table-cell>
          <table:table-cell office:value-type="float" office:value="0.05894422">
            <text:p>0.05894422</text:p>
          </table:table-cell>
          <table:table-cell office:value-type="float" office:value="0.053242188">
            <text:p>0.053242188</text:p>
          </table:table-cell>
          <table:table-cell/>
          <table:table-cell table:formula="of:=([.D215]-[.E215])-([.D214]-[.E214])" office:value-type="float" office:value="0.00592700299999999">
            <text:p>0.005927003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20000029">
            <text:p>0.20000029</text:p>
          </table:table-cell>
          <table:table-cell office:value-type="float" office:value="0.20681262">
            <text:p>0.20681262</text:p>
          </table:table-cell>
          <table:table-cell office:value-type="float" office:value="0.058419228">
            <text:p>0.058419228</text:p>
          </table:table-cell>
          <table:table-cell office:value-type="float" office:value="0.053242188">
            <text:p>0.053242188</text:p>
          </table:table-cell>
          <table:table-cell/>
          <table:table-cell table:formula="of:=([.D216]-[.E216])-([.D215]-[.E215])" office:value-type="float" office:value="-0.000524991999999995">
            <text:p>-0.000524992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19500029">
            <text:p>0.19500029</text:p>
          </table:table-cell>
          <table:table-cell office:value-type="float" office:value="0.20315221">
            <text:p>0.20315221</text:p>
          </table:table-cell>
          <table:table-cell office:value-type="float" office:value="0.05785811">
            <text:p>0.05785811</text:p>
          </table:table-cell>
          <table:table-cell office:value-type="float" office:value="0.026621094">
            <text:p>0.026621094</text:p>
          </table:table-cell>
          <table:table-cell/>
          <table:table-cell table:formula="of:=([.D217]-[.E217])-([.D216]-[.E216])" office:value-type="float" office:value="0.026059976">
            <text:p>0.026059976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1900003">
            <text:p>0.1900003</text:p>
          </table:table-cell>
          <table:table-cell office:value-type="float" office:value="0.20040691">
            <text:p>0.20040691</text:p>
          </table:table-cell>
          <table:table-cell office:value-type="float" office:value="0.058092356">
            <text:p>0.058092356</text:p>
          </table:table-cell>
          <table:table-cell office:value-type="float" office:value="0.046586957">
            <text:p>0.046586957</text:p>
          </table:table-cell>
          <table:table-cell/>
          <table:table-cell table:formula="of:=([.D218]-[.E218])-([.D217]-[.E217])" office:value-type="float" office:value="-0.019731617">
            <text:p>-0.019731617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1850003">
            <text:p>0.1850003</text:p>
          </table:table-cell>
          <table:table-cell office:value-type="float" office:value="0.1894257">
            <text:p>0.1894257</text:p>
          </table:table-cell>
          <table:table-cell office:value-type="float" office:value="0.05773079">
            <text:p>0.05773079</text:p>
          </table:table-cell>
          <table:table-cell office:value-type="float" office:value="0.0066552735">
            <text:p>0.0066552735</text:p>
          </table:table-cell>
          <table:table-cell/>
          <table:table-cell table:formula="of:=([.D219]-[.E219])-([.D218]-[.E218])" office:value-type="float" office:value="0.0395701175">
            <text:p>0.0395701175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1800003">
            <text:p>0.1800003</text:p>
          </table:table-cell>
          <table:table-cell office:value-type="float" office:value="0.1802747">
            <text:p>0.1802747</text:p>
          </table:table-cell>
          <table:table-cell office:value-type="float" office:value="0.05853117">
            <text:p>0.05853117</text:p>
          </table:table-cell>
          <table:table-cell office:value-type="float" office:value="0.033276364">
            <text:p>0.033276364</text:p>
          </table:table-cell>
          <table:table-cell/>
          <table:table-cell table:formula="of:=([.D220]-[.E220])-([.D219]-[.E219])" office:value-type="float" office:value="-0.0258207105">
            <text:p>-0.0258207105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17500031">
            <text:p>0.17500031</text:p>
          </table:table-cell>
          <table:table-cell office:value-type="float" office:value="0.1766143">
            <text:p>0.1766143</text:p>
          </table:table-cell>
          <table:table-cell office:value-type="float" office:value="0.05850756">
            <text:p>0.05850756</text:p>
          </table:table-cell>
          <table:table-cell office:value-type="float" office:value="0.05989742">
            <text:p>0.05989742</text:p>
          </table:table-cell>
          <table:table-cell/>
          <table:table-cell table:formula="of:=([.D221]-[.E221])-([.D220]-[.E220])" office:value-type="float" office:value="-0.026644666">
            <text:p>-0.026644666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17000031">
            <text:p>0.17000031</text:p>
          </table:table-cell>
          <table:table-cell office:value-type="float" office:value="0.17020862">
            <text:p>0.17020862</text:p>
          </table:table-cell>
          <table:table-cell office:value-type="float" office:value="0.05767465">
            <text:p>0.05767465</text:p>
          </table:table-cell>
          <table:table-cell office:value-type="float" office:value="0.07986324">
            <text:p>0.07986324</text:p>
          </table:table-cell>
          <table:table-cell/>
          <table:table-cell table:formula="of:=([.D222]-[.E222])-([.D221]-[.E221])" office:value-type="float" office:value="-0.02079873">
            <text:p>-0.02079873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16500032">
            <text:p>0.16500032</text:p>
          </table:table-cell>
          <table:table-cell office:value-type="float" office:value="0.1674633">
            <text:p>0.1674633</text:p>
          </table:table-cell>
          <table:table-cell office:value-type="float" office:value="0.05620408">
            <text:p>0.05620408</text:p>
          </table:table-cell>
          <table:table-cell office:value-type="float" office:value="0.07320796">
            <text:p>0.07320796</text:p>
          </table:table-cell>
          <table:table-cell/>
          <table:table-cell table:formula="of:=([.D223]-[.E223])-([.D222]-[.E222])" office:value-type="float" office:value="0.00518471">
            <text:p>0.00518471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16000032">
            <text:p>0.16000032</text:p>
          </table:table-cell>
          <table:table-cell office:value-type="float" office:value="0.1638029">
            <text:p>0.1638029</text:p>
          </table:table-cell>
          <table:table-cell office:value-type="float" office:value="0.054910894">
            <text:p>0.054910894</text:p>
          </table:table-cell>
          <table:table-cell office:value-type="float" office:value="0.07320801">
            <text:p>0.07320801</text:p>
          </table:table-cell>
          <table:table-cell/>
          <table:table-cell table:formula="of:=([.D224]-[.E224])-([.D223]-[.E223])" office:value-type="float" office:value="-0.001293236">
            <text:p>-0.001293236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15500033">
            <text:p>0.15500033</text:p>
          </table:table-cell>
          <table:table-cell office:value-type="float" office:value="0.1619727">
            <text:p>0.1619727</text:p>
          </table:table-cell>
          <table:table-cell office:value-type="float" office:value="0.05359125">
            <text:p>0.05359125</text:p>
          </table:table-cell>
          <table:table-cell office:value-type="float" office:value="0.09982906">
            <text:p>0.09982906</text:p>
          </table:table-cell>
          <table:table-cell/>
          <table:table-cell table:formula="of:=([.D225]-[.E225])-([.D224]-[.E224])" office:value-type="float" office:value="-0.027940694">
            <text:p>-0.027940694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15000033">
            <text:p>0.15000033</text:p>
          </table:table-cell>
          <table:table-cell office:value-type="float" office:value="0.15373681">
            <text:p>0.15373681</text:p>
          </table:table-cell>
          <table:table-cell office:value-type="float" office:value="0.05144924">
            <text:p>0.05144924</text:p>
          </table:table-cell>
          <table:table-cell office:value-type="float" office:value="0.07986328">
            <text:p>0.07986328</text:p>
          </table:table-cell>
          <table:table-cell/>
          <table:table-cell table:formula="of:=([.D226]-[.E226])-([.D225]-[.E225])" office:value-type="float" office:value="0.01782377">
            <text:p>0.01782377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14607234">
            <text:p>0.14607234</text:p>
          </table:table-cell>
          <table:table-cell office:value-type="float" office:value="0.15190661">
            <text:p>0.15190661</text:p>
          </table:table-cell>
          <table:table-cell office:value-type="float" office:value="0.04984635">
            <text:p>0.04984635</text:p>
          </table:table-cell>
          <table:table-cell office:value-type="float" office:value="0.106484376">
            <text:p>0.106484376</text:p>
          </table:table-cell>
          <table:table-cell/>
          <table:table-cell table:formula="of:=([.D227]-[.E227])-([.D226]-[.E226])" office:value-type="float" office:value="-0.028223986">
            <text:p>-0.028223986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14379403">
            <text:p>0.14379403</text:p>
          </table:table-cell>
          <table:table-cell office:value-type="float" office:value="0.14641601">
            <text:p>0.14641601</text:p>
          </table:table-cell>
          <table:table-cell office:value-type="float" office:value="0.047416627">
            <text:p>0.047416627</text:p>
          </table:table-cell>
          <table:table-cell office:value-type="float" office:value="0.06655273">
            <text:p>0.06655273</text:p>
          </table:table-cell>
          <table:table-cell/>
          <table:table-cell table:formula="of:=([.D228]-[.E228])-([.D227]-[.E227])" office:value-type="float" office:value="0.037501923">
            <text:p>0.037501923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14159805">
            <text:p>0.14159805</text:p>
          </table:table-cell>
          <table:table-cell office:value-type="float" office:value="0.14001031">
            <text:p>0.14001031</text:p>
          </table:table-cell>
          <table:table-cell office:value-type="float" office:value="0.04613954">
            <text:p>0.04613954</text:p>
          </table:table-cell>
          <table:table-cell office:value-type="float" office:value="0.05989746">
            <text:p>0.05989746</text:p>
          </table:table-cell>
          <table:table-cell/>
          <table:table-cell table:formula="of:=([.D229]-[.E229])-([.D228]-[.E228])" office:value-type="float" office:value="0.005378183">
            <text:p>0.005378183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13949814">
            <text:p>0.13949814</text:p>
          </table:table-cell>
          <table:table-cell office:value-type="float" office:value="0.1390952">
            <text:p>0.1390952</text:p>
          </table:table-cell>
          <table:table-cell office:value-type="float" office:value="0.045023922">
            <text:p>0.045023922</text:p>
          </table:table-cell>
          <table:table-cell office:value-type="float" office:value="0.053242188">
            <text:p>0.053242188</text:p>
          </table:table-cell>
          <table:table-cell/>
          <table:table-cell table:formula="of:=([.D230]-[.E230])-([.D229]-[.E229])" office:value-type="float" office:value="0.005539654">
            <text:p>0.005539654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13741194">
            <text:p>0.13741194</text:p>
          </table:table-cell>
          <table:table-cell office:value-type="float" office:value="0.14001031">
            <text:p>0.14001031</text:p>
          </table:table-cell>
          <table:table-cell office:value-type="float" office:value="0.044098556">
            <text:p>0.044098556</text:p>
          </table:table-cell>
          <table:table-cell office:value-type="float" office:value="0.01996582">
            <text:p>0.01996582</text:p>
          </table:table-cell>
          <table:table-cell/>
          <table:table-cell table:formula="of:=([.D231]-[.E231])-([.D230]-[.E230])" office:value-type="float" office:value="0.032351002">
            <text:p>0.032351002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135312">
            <text:p>0.135312</text:p>
          </table:table-cell>
          <table:table-cell office:value-type="float" office:value="0.1336046">
            <text:p>0.1336046</text:p>
          </table:table-cell>
          <table:table-cell office:value-type="float" office:value="0.04417974">
            <text:p>0.04417974</text:p>
          </table:table-cell>
          <table:table-cell office:value-type="float" office:value="0.07986328">
            <text:p>0.07986328</text:p>
          </table:table-cell>
          <table:table-cell/>
          <table:table-cell table:formula="of:=([.D232]-[.E232])-([.D231]-[.E231])" office:value-type="float" office:value="-0.059816276">
            <text:p>-0.059816276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13330816">
            <text:p>0.13330816</text:p>
          </table:table-cell>
          <table:table-cell office:value-type="float" office:value="0.12628381">
            <text:p>0.12628381</text:p>
          </table:table-cell>
          <table:table-cell office:value-type="float" office:value="0.0424304">
            <text:p>0.0424304</text:p>
          </table:table-cell>
          <table:table-cell office:value-type="float" office:value="0.093173824">
            <text:p>0.093173824</text:p>
          </table:table-cell>
          <table:table-cell/>
          <table:table-cell table:formula="of:=([.D233]-[.E233])-([.D232]-[.E232])" office:value-type="float" office:value="-0.015059884">
            <text:p>-0.015059884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13141406">
            <text:p>0.13141406</text:p>
          </table:table-cell>
          <table:table-cell office:value-type="float" office:value="0.1299442">
            <text:p>0.1299442</text:p>
          </table:table-cell>
          <table:table-cell office:value-type="float" office:value="0.04022706">
            <text:p>0.04022706</text:p>
          </table:table-cell>
          <table:table-cell office:value-type="float" office:value="0.07986328">
            <text:p>0.07986328</text:p>
          </table:table-cell>
          <table:table-cell/>
          <table:table-cell table:formula="of:=([.D234]-[.E234])-([.D233]-[.E233])" office:value-type="float" office:value="0.011107204">
            <text:p>0.011107204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12946504">
            <text:p>0.12946504</text:p>
          </table:table-cell>
          <table:table-cell office:value-type="float" office:value="0.1299442">
            <text:p>0.1299442</text:p>
          </table:table-cell>
          <table:table-cell office:value-type="float" office:value="0.03841889">
            <text:p>0.03841889</text:p>
          </table:table-cell>
          <table:table-cell office:value-type="float" office:value="0.07986328">
            <text:p>0.07986328</text:p>
          </table:table-cell>
          <table:table-cell/>
          <table:table-cell table:formula="of:=([.D235]-[.E235])-([.D234]-[.E234])" office:value-type="float" office:value="-0.00180817">
            <text:p>-0.00180817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12751603">
            <text:p>0.12751603</text:p>
          </table:table-cell>
          <table:table-cell office:value-type="float" office:value="0.12170831">
            <text:p>0.12170831</text:p>
          </table:table-cell>
          <table:table-cell office:value-type="float" office:value="0.036591943">
            <text:p>0.036591943</text:p>
          </table:table-cell>
          <table:table-cell office:value-type="float" office:value="0.086518556">
            <text:p>0.086518556</text:p>
          </table:table-cell>
          <table:table-cell/>
          <table:table-cell table:formula="of:=([.D236]-[.E236])-([.D235]-[.E235])" office:value-type="float" office:value="-0.00848222300000002">
            <text:p>-0.008482223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12569053">
            <text:p>0.12569053</text:p>
          </table:table-cell>
          <table:table-cell office:value-type="float" office:value="0.12262341">
            <text:p>0.12262341</text:p>
          </table:table-cell>
          <table:table-cell office:value-type="float" office:value="0.034509122">
            <text:p>0.034509122</text:p>
          </table:table-cell>
          <table:table-cell office:value-type="float" office:value="0.053242188">
            <text:p>0.053242188</text:p>
          </table:table-cell>
          <table:table-cell/>
          <table:table-cell table:formula="of:=([.D237]-[.E237])-([.D236]-[.E236])" office:value-type="float" office:value="0.031193547">
            <text:p>0.031193547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123851314">
            <text:p>0.123851314</text:p>
          </table:table-cell>
          <table:table-cell office:value-type="float" office:value="0.12536871">
            <text:p>0.12536871</text:p>
          </table:table-cell>
          <table:table-cell office:value-type="float" office:value="0.033411562">
            <text:p>0.033411562</text:p>
          </table:table-cell>
          <table:table-cell office:value-type="float" office:value="0.046586912">
            <text:p>0.046586912</text:p>
          </table:table-cell>
          <table:table-cell/>
          <table:table-cell table:formula="of:=([.D238]-[.E238])-([.D237]-[.E237])" office:value-type="float" office:value="0.005557716">
            <text:p>0.00555771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12197092">
            <text:p>0.12197092</text:p>
          </table:table-cell>
          <table:table-cell office:value-type="float" office:value="0.1235385">
            <text:p>0.1235385</text:p>
          </table:table-cell>
          <table:table-cell office:value-type="float" office:value="0.032518566">
            <text:p>0.032518566</text:p>
          </table:table-cell>
          <table:table-cell office:value-type="float" office:value="0.033276364">
            <text:p>0.033276364</text:p>
          </table:table-cell>
          <table:table-cell/>
          <table:table-cell table:formula="of:=([.D239]-[.E239])-([.D238]-[.E238])" office:value-type="float" office:value="0.012417552">
            <text:p>0.012417552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12011793">
            <text:p>0.12011793</text:p>
          </table:table-cell>
          <table:table-cell office:value-type="float" office:value="0.117132805">
            <text:p>0.117132805</text:p>
          </table:table-cell>
          <table:table-cell office:value-type="float" office:value="0.03201431">
            <text:p>0.03201431</text:p>
          </table:table-cell>
          <table:table-cell office:value-type="float" office:value="0.053242188">
            <text:p>0.053242188</text:p>
          </table:table-cell>
          <table:table-cell/>
          <table:table-cell table:formula="of:=([.D240]-[.E240])-([.D239]-[.E239])" office:value-type="float" office:value="-0.02047008">
            <text:p>-0.02047008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11836104">
            <text:p>0.11836104</text:p>
          </table:table-cell>
          <table:table-cell office:value-type="float" office:value="0.117132805">
            <text:p>0.117132805</text:p>
          </table:table-cell>
          <table:table-cell office:value-type="float" office:value="0.030880988">
            <text:p>0.030880988</text:p>
          </table:table-cell>
          <table:table-cell office:value-type="float" office:value="0.07986328">
            <text:p>0.07986328</text:p>
          </table:table-cell>
          <table:table-cell/>
          <table:table-cell table:formula="of:=([.D241]-[.E241])-([.D240]-[.E240])" office:value-type="float" office:value="-0.027754414">
            <text:p>-0.027754414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11660415">
            <text:p>0.11660415</text:p>
          </table:table-cell>
          <table:table-cell office:value-type="float" office:value="0.1207932">
            <text:p>0.1207932</text:p>
          </table:table-cell>
          <table:table-cell office:value-type="float" office:value="0.028932273">
            <text:p>0.028932273</text:p>
          </table:table-cell>
          <table:table-cell office:value-type="float" office:value="0.03993164">
            <text:p>0.03993164</text:p>
          </table:table-cell>
          <table:table-cell/>
          <table:table-cell table:formula="of:=([.D242]-[.E242])-([.D241]-[.E241])" office:value-type="float" office:value="0.037982925">
            <text:p>0.037982925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11479233">
            <text:p>0.11479233</text:p>
          </table:table-cell>
          <table:table-cell office:value-type="float" office:value="0.1153026">
            <text:p>0.1153026</text:p>
          </table:table-cell>
          <table:table-cell office:value-type="float" office:value="0.028181434">
            <text:p>0.028181434</text:p>
          </table:table-cell>
          <table:table-cell office:value-type="float" office:value="0.03993164">
            <text:p>0.03993164</text:p>
          </table:table-cell>
          <table:table-cell/>
          <table:table-cell table:formula="of:=([.D243]-[.E243])-([.D242]-[.E242])" office:value-type="float" office:value="-0.000750839">
            <text:p>-0.000750839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11306287">
            <text:p>0.11306287</text:p>
          </table:table-cell>
          <table:table-cell office:value-type="float" office:value="0.111642204">
            <text:p>0.111642204</text:p>
          </table:table-cell>
          <table:table-cell office:value-type="float" office:value="0.027405022">
            <text:p>0.027405022</text:p>
          </table:table-cell>
          <table:table-cell office:value-type="float" office:value="0.053242188">
            <text:p>0.053242188</text:p>
          </table:table-cell>
          <table:table-cell/>
          <table:table-cell table:formula="of:=([.D244]-[.E244])-([.D243]-[.E243])" office:value-type="float" office:value="-0.01408696">
            <text:p>-0.01408696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11138832">
            <text:p>0.11138832</text:p>
          </table:table-cell>
          <table:table-cell office:value-type="float" office:value="0.10981201">
            <text:p>0.10981201</text:p>
          </table:table-cell>
          <table:table-cell office:value-type="float" office:value="0.026207685">
            <text:p>0.026207685</text:p>
          </table:table-cell>
          <table:table-cell office:value-type="float" office:value="0.07986328">
            <text:p>0.07986328</text:p>
          </table:table-cell>
          <table:table-cell/>
          <table:table-cell table:formula="of:=([.D245]-[.E245])-([.D244]-[.E244])" office:value-type="float" office:value="-0.027818429">
            <text:p>-0.027818429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10974121">
            <text:p>0.10974121</text:p>
          </table:table-cell>
          <table:table-cell office:value-type="float" office:value="0.107066706">
            <text:p>0.107066706</text:p>
          </table:table-cell>
          <table:table-cell office:value-type="float" office:value="0.024187803">
            <text:p>0.024187803</text:p>
          </table:table-cell>
          <table:table-cell office:value-type="float" office:value="0.05989746">
            <text:p>0.05989746</text:p>
          </table:table-cell>
          <table:table-cell/>
          <table:table-cell table:formula="of:=([.D246]-[.E246])-([.D245]-[.E245])" office:value-type="float" office:value="0.017945938">
            <text:p>0.017945938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10813528">
            <text:p>0.10813528</text:p>
          </table:table-cell>
          <table:table-cell office:value-type="float" office:value="0.10981201">
            <text:p>0.10981201</text:p>
          </table:table-cell>
          <table:table-cell office:value-type="float" office:value="0.022736909">
            <text:p>0.022736909</text:p>
          </table:table-cell>
          <table:table-cell office:value-type="float" office:value="0.03993164">
            <text:p>0.03993164</text:p>
          </table:table-cell>
          <table:table-cell/>
          <table:table-cell table:formula="of:=([.D247]-[.E247])-([.D246]-[.E246])" office:value-type="float" office:value="0.018514926">
            <text:p>0.018514926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10648817">
            <text:p>0.10648817</text:p>
          </table:table-cell>
          <table:table-cell office:value-type="float" office:value="0.10523649">
            <text:p>0.10523649</text:p>
          </table:table-cell>
          <table:table-cell office:value-type="float" office:value="0.021881282">
            <text:p>0.021881282</text:p>
          </table:table-cell>
          <table:table-cell office:value-type="float" office:value="0.033276364">
            <text:p>0.033276364</text:p>
          </table:table-cell>
          <table:table-cell/>
          <table:table-cell table:formula="of:=([.D248]-[.E248])-([.D247]-[.E247])" office:value-type="float" office:value="0.00579964899999999">
            <text:p>0.005799649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104909666">
            <text:p>0.104909666</text:p>
          </table:table-cell>
          <table:table-cell office:value-type="float" office:value="0.100661">
            <text:p>0.100661</text:p>
          </table:table-cell>
          <table:table-cell office:value-type="float" office:value="0.021205366">
            <text:p>0.021205366</text:p>
          </table:table-cell>
          <table:table-cell office:value-type="float" office:value="0.07986328">
            <text:p>0.07986328</text:p>
          </table:table-cell>
          <table:table-cell/>
          <table:table-cell table:formula="of:=([.D249]-[.E249])-([.D248]-[.E248])" office:value-type="float" office:value="-0.047262832">
            <text:p>-0.047262832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10339977">
            <text:p>0.10339977</text:p>
          </table:table-cell>
          <table:table-cell office:value-type="float" office:value="0.09974591">
            <text:p>0.09974591</text:p>
          </table:table-cell>
          <table:table-cell office:value-type="float" office:value="0.019101262">
            <text:p>0.019101262</text:p>
          </table:table-cell>
          <table:table-cell office:value-type="float" office:value="0.086518556">
            <text:p>0.086518556</text:p>
          </table:table-cell>
          <table:table-cell/>
          <table:table-cell table:formula="of:=([.D250]-[.E250])-([.D249]-[.E249])" office:value-type="float" office:value="-0.00875938000000003">
            <text:p>-0.00875938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1019036">
            <text:p>0.1019036</text:p>
          </table:table-cell>
          <table:table-cell office:value-type="float" office:value="0.0970006">
            <text:p>0.0970006</text:p>
          </table:table-cell>
          <table:table-cell office:value-type="float" office:value="0.016767383">
            <text:p>0.016767383</text:p>
          </table:table-cell>
          <table:table-cell office:value-type="float" office:value="0.06655273">
            <text:p>0.06655273</text:p>
          </table:table-cell>
          <table:table-cell/>
          <table:table-cell table:formula="of:=([.D251]-[.E251])-([.D250]-[.E250])" office:value-type="float" office:value="0.017631947">
            <text:p>0.017631947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100448616">
            <text:p>0.100448616</text:p>
          </table:table-cell>
          <table:table-cell office:value-type="float" office:value="0.100661">
            <text:p>0.100661</text:p>
          </table:table-cell>
          <table:table-cell office:value-type="float" office:value="0.014999987">
            <text:p>0.014999987</text:p>
          </table:table-cell>
          <table:table-cell office:value-type="float" office:value="0.013310547">
            <text:p>0.013310547</text:p>
          </table:table-cell>
          <table:table-cell/>
          <table:table-cell table:formula="of:=([.D252]-[.E252])-([.D251]-[.E251])" office:value-type="float" office:value="0.051474787">
            <text:p>0.051474787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09893871">
            <text:p>0.09893871</text:p>
          </table:table-cell>
          <table:table-cell office:value-type="float" office:value="0.09974591">
            <text:p>0.09974591</text:p>
          </table:table-cell>
          <table:table-cell office:value-type="float" office:value="0.014825642">
            <text:p>0.014825642</text:p>
          </table:table-cell>
          <table:table-cell office:value-type="float" office:value="0.046586912">
            <text:p>0.046586912</text:p>
          </table:table-cell>
          <table:table-cell/>
          <table:table-cell table:formula="of:=([.D253]-[.E253])-([.D252]-[.E252])" office:value-type="float" office:value="-0.03345071">
            <text:p>-0.03345071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09744253">
            <text:p>0.09744253</text:p>
          </table:table-cell>
          <table:table-cell office:value-type="float" office:value="0.094255306">
            <text:p>0.094255306</text:p>
          </table:table-cell>
          <table:table-cell office:value-type="float" office:value="0.013644396">
            <text:p>0.013644396</text:p>
          </table:table-cell>
          <table:table-cell office:value-type="float" office:value="0.07320799">
            <text:p>0.07320799</text:p>
          </table:table-cell>
          <table:table-cell/>
          <table:table-cell table:formula="of:=([.D254]-[.E254])-([.D253]-[.E253])" office:value-type="float" office:value="-0.027802324">
            <text:p>-0.027802324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096028715">
            <text:p>0.096028715</text:p>
          </table:table-cell>
          <table:table-cell office:value-type="float" office:value="0.0905949">
            <text:p>0.0905949</text:p>
          </table:table-cell>
          <table:table-cell office:value-type="float" office:value="0.011633456">
            <text:p>0.011633456</text:p>
          </table:table-cell>
          <table:table-cell office:value-type="float" office:value="0.07320799">
            <text:p>0.07320799</text:p>
          </table:table-cell>
          <table:table-cell/>
          <table:table-cell table:formula="of:=([.D255]-[.E255])-([.D254]-[.E254])" office:value-type="float" office:value="-0.00201094">
            <text:p>-0.00201094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0946698">
            <text:p>0.0946698</text:p>
          </table:table-cell>
          <table:table-cell office:value-type="float" office:value="0.0896798">
            <text:p>0.0896798</text:p>
          </table:table-cell>
          <table:table-cell office:value-type="float" office:value="0.009588897">
            <text:p>0.009588897</text:p>
          </table:table-cell>
          <table:table-cell office:value-type="float" office:value="0.026621073">
            <text:p>0.026621073</text:p>
          </table:table-cell>
          <table:table-cell/>
          <table:table-cell table:formula="of:=([.D256]-[.E256])-([.D255]-[.E255])" office:value-type="float" office:value="0.044542358">
            <text:p>0.044542358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09332459">
            <text:p>0.09332459</text:p>
          </table:table-cell>
          <table:table-cell office:value-type="float" office:value="0.0951704">
            <text:p>0.0951704</text:p>
          </table:table-cell>
          <table:table-cell office:value-type="float" office:value="0.0089226365">
            <text:p>0.0089226365</text:p>
          </table:table-cell>
          <table:table-cell office:value-type="float" office:value="0.013310547">
            <text:p>0.013310547</text:p>
          </table:table-cell>
          <table:table-cell/>
          <table:table-cell table:formula="of:=([.D257]-[.E257])-([.D256]-[.E256])" office:value-type="float" office:value="0.0126442655">
            <text:p>0.0126442655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091897026">
            <text:p>0.091897026</text:p>
          </table:table-cell>
          <table:table-cell office:value-type="float" office:value="0.0933402">
            <text:p>0.0933402</text:p>
          </table:table-cell>
          <table:table-cell office:value-type="float" office:value="0.008659244">
            <text:p>0.008659244</text:p>
          </table:table-cell>
          <table:table-cell office:value-type="float" office:value="0.013310547">
            <text:p>0.013310547</text:p>
          </table:table-cell>
          <table:table-cell/>
          <table:table-cell table:formula="of:=([.D258]-[.E258])-([.D257]-[.E257])" office:value-type="float" office:value="-0.000263392500000001">
            <text:p>-0.0002633925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09049691">
            <text:p>0.09049691</text:p>
          </table:table-cell>
          <table:table-cell office:value-type="float" office:value="0.0896798">
            <text:p>0.0896798</text:p>
          </table:table-cell>
          <table:table-cell office:value-type="float" office:value="0.00839138">
            <text:p>0.00839138</text:p>
          </table:table-cell>
          <table:table-cell office:value-type="float" office:value="0.053242166">
            <text:p>0.053242166</text:p>
          </table:table-cell>
          <table:table-cell/>
          <table:table-cell table:formula="of:=([.D259]-[.E259])-([.D258]-[.E258])" office:value-type="float" office:value="-0.040199483">
            <text:p>-0.040199483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08915172">
            <text:p>0.08915172</text:p>
          </table:table-cell>
          <table:table-cell office:value-type="float" office:value="0.081443906">
            <text:p>0.081443906</text:p>
          </table:table-cell>
          <table:table-cell office:value-type="float" office:value="0.006908119">
            <text:p>0.006908119</text:p>
          </table:table-cell>
          <table:table-cell office:value-type="float" office:value="0.05989744">
            <text:p>0.05989744</text:p>
          </table:table-cell>
          <table:table-cell/>
          <table:table-cell table:formula="of:=([.D260]-[.E260])-([.D259]-[.E259])" office:value-type="float" office:value="-0.008138535">
            <text:p>-0.008138535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08793007">
            <text:p>0.08793007</text:p>
          </table:table-cell>
          <table:table-cell office:value-type="float" office:value="0.0832741">
            <text:p>0.0832741</text:p>
          </table:table-cell>
          <table:table-cell office:value-type="float" office:value="0.0051952605">
            <text:p>0.0051952605</text:p>
          </table:table-cell>
          <table:table-cell office:value-type="float" office:value="0.046586893">
            <text:p>0.046586893</text:p>
          </table:table-cell>
          <table:table-cell/>
          <table:table-cell table:formula="of:=([.D261]-[.E261])-([.D260]-[.E260])" office:value-type="float" office:value="0.0115976885">
            <text:p>0.0115976885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08668095">
            <text:p>0.08668095</text:p>
          </table:table-cell>
          <table:table-cell office:value-type="float" office:value="0.0832741">
            <text:p>0.0832741</text:p>
          </table:table-cell>
          <table:table-cell office:value-type="float" office:value="0.0038630962">
            <text:p>0.0038630962</text:p>
          </table:table-cell>
          <table:table-cell office:value-type="float" office:value="0.01996582">
            <text:p>0.01996582</text:p>
          </table:table-cell>
          <table:table-cell/>
          <table:table-cell table:formula="of:=([.D262]-[.E262])-([.D261]-[.E261])" office:value-type="float" office:value="0.0252889087">
            <text:p>0.0252889087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08543186">
            <text:p>0.08543186</text:p>
          </table:table-cell>
          <table:table-cell office:value-type="float" office:value="0.0878496">
            <text:p>0.0878496</text:p>
          </table:table-cell>
          <table:table-cell office:value-type="float" office:value="0.0033168194">
            <text:p>0.0033168194</text:p>
          </table:table-cell>
          <table:table-cell office:value-type="float" office:value="0">
            <text:p>0</text:p>
          </table:table-cell>
          <table:table-cell/>
          <table:table-cell table:formula="of:=([.D263]-[.E263])-([.D262]-[.E262])" office:value-type="float" office:value="0.0194195432">
            <text:p>0.0194195432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084114105">
            <text:p>0.084114105</text:p>
          </table:table-cell>
          <table:table-cell office:value-type="float" office:value="0.08418921">
            <text:p>0.08418921</text:p>
          </table:table-cell>
          <table:table-cell office:value-type="float" office:value="0.0033677816">
            <text:p>0.0033677816</text:p>
          </table:table-cell>
          <table:table-cell office:value-type="float" office:value="0">
            <text:p>0</text:p>
          </table:table-cell>
          <table:table-cell/>
          <table:table-cell table:formula="of:=([.D264]-[.E264])-([.D263]-[.E263])" office:value-type="float" office:value="0.0000509621999999999">
            <text:p>5.09621999999999E-005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08285126">
            <text:p>0.08285126</text:p>
          </table:table-cell>
          <table:table-cell office:value-type="float" office:value="0.07961371">
            <text:p>0.07961371</text:p>
          </table:table-cell>
          <table:table-cell office:value-type="float" office:value="0.003418386">
            <text:p>0.003418386</text:p>
          </table:table-cell>
          <table:table-cell office:value-type="float" office:value="0.033276364">
            <text:p>0.033276364</text:p>
          </table:table-cell>
          <table:table-cell/>
          <table:table-cell table:formula="of:=([.D265]-[.E265])-([.D264]-[.E264])" office:value-type="float" office:value="-0.0332257596">
            <text:p>-0.0332257596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08165703">
            <text:p>0.08165703</text:p>
          </table:table-cell>
          <table:table-cell office:value-type="float" office:value="0.078698605">
            <text:p>0.078698605</text:p>
          </table:table-cell>
          <table:table-cell office:value-type="float" office:value="0.0024626255">
            <text:p>0.0024626255</text:p>
          </table:table-cell>
          <table:table-cell office:value-type="float" office:value="0.026621094">
            <text:p>0.026621094</text:p>
          </table:table-cell>
          <table:table-cell/>
          <table:table-cell table:formula="of:=([.D266]-[.E266])-([.D265]-[.E265])" office:value-type="float" office:value="0.0056995095">
            <text:p>0.0056995095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08047658">
            <text:p>0.08047658</text:p>
          </table:table-cell>
          <table:table-cell office:value-type="float" office:value="0.078698605">
            <text:p>0.078698605</text:p>
          </table:table-cell>
          <table:table-cell office:value-type="float" office:value="0.0016940832">
            <text:p>0.0016940832</text:p>
          </table:table-cell>
          <table:table-cell office:value-type="float" office:value="0.03993164">
            <text:p>0.03993164</text:p>
          </table:table-cell>
          <table:table-cell/>
          <table:table-cell table:formula="of:=([.D267]-[.E267])-([.D266]-[.E266])" office:value-type="float" office:value="-0.0140790883">
            <text:p>-0.0140790883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07929611">
            <text:p>0.07929611</text:p>
          </table:table-cell>
          <table:table-cell office:value-type="float" office:value="0.075953305">
            <text:p>0.075953305</text:p>
          </table:table-cell>
          <table:table-cell office:value-type="float" office:value="0.00051265955">
            <text:p>0.0005126596</text:p>
          </table:table-cell>
          <table:table-cell office:value-type="float" office:value="0.033276364">
            <text:p>0.033276364</text:p>
          </table:table-cell>
          <table:table-cell/>
          <table:table-cell table:formula="of:=([.D268]-[.E268])-([.D267]-[.E267])" office:value-type="float" office:value="0.00547385235">
            <text:p>0.0054738524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078156784">
            <text:p>0.078156784</text:p>
          </table:table-cell>
          <table:table-cell office:value-type="float" office:value="0.078698605">
            <text:p>0.078698605</text:p>
          </table:table-cell>
          <table:table-cell office:value-type="float" office:value="-0.0004854798">
            <text:p>-0.0004854798</text:p>
          </table:table-cell>
          <table:table-cell office:value-type="float" office:value="0.013310547">
            <text:p>0.013310547</text:p>
          </table:table-cell>
          <table:table-cell/>
          <table:table-cell table:formula="of:=([.D269]-[.E269])-([.D268]-[.E268])" office:value-type="float" office:value="0.01896767765">
            <text:p>0.0189676777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076976314">
            <text:p>0.076976314</text:p>
          </table:table-cell>
          <table:table-cell office:value-type="float" office:value="0.075953305">
            <text:p>0.075953305</text:p>
          </table:table-cell>
          <table:table-cell office:value-type="float" office:value="-0.00089514256">
            <text:p>-0.0008951426</text:p>
          </table:table-cell>
          <table:table-cell office:value-type="float" office:value="0.046586912">
            <text:p>0.046586912</text:p>
          </table:table-cell>
          <table:table-cell/>
          <table:table-cell table:formula="of:=([.D270]-[.E270])-([.D269]-[.E269])" office:value-type="float" office:value="-0.03368602776">
            <text:p>-0.0336860278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07583703">
            <text:p>0.07583703</text:p>
          </table:table-cell>
          <table:table-cell office:value-type="float" office:value="0.07412311">
            <text:p>0.07412311</text:p>
          </table:table-cell>
          <table:table-cell office:value-type="float" office:value="-0.0023172498">
            <text:p>-0.0023172498</text:p>
          </table:table-cell>
          <table:table-cell office:value-type="float" office:value="0.033276364">
            <text:p>0.033276364</text:p>
          </table:table-cell>
          <table:table-cell/>
          <table:table-cell table:formula="of:=([.D271]-[.E271])-([.D270]-[.E270])" office:value-type="float" office:value="0.01188844076">
            <text:p>0.0118884408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0747252">
            <text:p>0.0747252</text:p>
          </table:table-cell>
          <table:table-cell office:value-type="float" office:value="0.0722929">
            <text:p>0.0722929</text:p>
          </table:table-cell>
          <table:table-cell office:value-type="float" office:value="-0.003357768">
            <text:p>-0.003357768</text:p>
          </table:table-cell>
          <table:table-cell office:value-type="float" office:value="0.046586912">
            <text:p>0.046586912</text:p>
          </table:table-cell>
          <table:table-cell/>
          <table:table-cell table:formula="of:=([.D272]-[.E272])-([.D271]-[.E271])" office:value-type="float" office:value="-0.0143510662">
            <text:p>-0.0143510662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07364079">
            <text:p>0.07364079</text:p>
          </table:table-cell>
          <table:table-cell office:value-type="float" office:value="0.068632506">
            <text:p>0.068632506</text:p>
          </table:table-cell>
          <table:table-cell office:value-type="float" office:value="-0.0048152804">
            <text:p>-0.0048152804</text:p>
          </table:table-cell>
          <table:table-cell office:value-type="float" office:value="0.033276364">
            <text:p>0.033276364</text:p>
          </table:table-cell>
          <table:table-cell/>
          <table:table-cell table:formula="of:=([.D273]-[.E273])-([.D272]-[.E272])" office:value-type="float" office:value="0.0118530356">
            <text:p>0.0118530356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07261131">
            <text:p>0.07261131</text:p>
          </table:table-cell>
          <table:table-cell office:value-type="float" office:value="0.0677174">
            <text:p>0.0677174</text:p>
          </table:table-cell>
          <table:table-cell office:value-type="float" office:value="-0.005888164">
            <text:p>-0.005888164</text:p>
          </table:table-cell>
          <table:table-cell office:value-type="float" office:value="0.026621094">
            <text:p>0.026621094</text:p>
          </table:table-cell>
          <table:table-cell/>
          <table:table-cell table:formula="of:=([.D274]-[.E274])-([.D273]-[.E273])" office:value-type="float" office:value="0.0055823864">
            <text:p>0.0055823864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07159555">
            <text:p>0.07159555</text:p>
          </table:table-cell>
          <table:table-cell office:value-type="float" office:value="0.0704627">
            <text:p>0.0704627</text:p>
          </table:table-cell>
          <table:table-cell office:value-type="float" office:value="-0.0067759757">
            <text:p>-0.0067759757</text:p>
          </table:table-cell>
          <table:table-cell office:value-type="float" office:value="0.046586912">
            <text:p>0.046586912</text:p>
          </table:table-cell>
          <table:table-cell/>
          <table:table-cell table:formula="of:=([.D275]-[.E275])-([.D274]-[.E274])" office:value-type="float" office:value="-0.0208536297">
            <text:p>-0.0208536297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070538595">
            <text:p>0.070538595</text:p>
          </table:table-cell>
          <table:table-cell office:value-type="float" office:value="0.068632506">
            <text:p>0.068632506</text:p>
          </table:table-cell>
          <table:table-cell office:value-type="float" office:value="-0.008285164">
            <text:p>-0.008285164</text:p>
          </table:table-cell>
          <table:table-cell office:value-type="float" office:value="0.01996582">
            <text:p>0.01996582</text:p>
          </table:table-cell>
          <table:table-cell/>
          <table:table-cell table:formula="of:=([.D276]-[.E276])-([.D275]-[.E275])" office:value-type="float" office:value="0.0251119037">
            <text:p>0.0251119037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069509104">
            <text:p>0.069509104</text:p>
          </table:table-cell>
          <table:table-cell office:value-type="float" office:value="0.0704627">
            <text:p>0.0704627</text:p>
          </table:table-cell>
          <table:table-cell office:value-type="float" office:value="-0.009010613">
            <text:p>-0.009010613</text:p>
          </table:table-cell>
          <table:table-cell office:value-type="float" office:value="0.01996582">
            <text:p>0.01996582</text:p>
          </table:table-cell>
          <table:table-cell/>
          <table:table-cell table:formula="of:=([.D277]-[.E277])-([.D276]-[.E276])" office:value-type="float" office:value="-0.000725449">
            <text:p>-0.000725449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06845217">
            <text:p>0.06845217</text:p>
          </table:table-cell>
          <table:table-cell office:value-type="float" office:value="0.0677174">
            <text:p>0.0677174</text:p>
          </table:table-cell>
          <table:table-cell office:value-type="float" office:value="-0.0097539425">
            <text:p>-0.0097539425</text:p>
          </table:table-cell>
          <table:table-cell office:value-type="float" office:value="0">
            <text:p>0</text:p>
          </table:table-cell>
          <table:table-cell/>
          <table:table-cell table:formula="of:=([.D278]-[.E278])-([.D277]-[.E277])" office:value-type="float" office:value="0.0192224905">
            <text:p>0.0192224905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067436405">
            <text:p>0.067436405</text:p>
          </table:table-cell>
          <table:table-cell office:value-type="float" office:value="0.0649721">
            <text:p>0.0649721</text:p>
          </table:table-cell>
          <table:table-cell office:value-type="float" office:value="-0.009901464">
            <text:p>-0.009901464</text:p>
          </table:table-cell>
          <table:table-cell office:value-type="float" office:value="-0.0066552735">
            <text:p>-0.0066552735</text:p>
          </table:table-cell>
          <table:table-cell/>
          <table:table-cell table:formula="of:=([.D279]-[.E279])-([.D278]-[.E278])" office:value-type="float" office:value="0.006507752">
            <text:p>0.006507752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06646183">
            <text:p>0.06646183</text:p>
          </table:table-cell>
          <table:table-cell office:value-type="float" office:value="0.064057">
            <text:p>0.064057</text:p>
          </table:table-cell>
          <table:table-cell office:value-type="float" office:value="-0.0098442435">
            <text:p>-0.0098442435</text:p>
          </table:table-cell>
          <table:table-cell office:value-type="float" office:value="0.013310547">
            <text:p>0.013310547</text:p>
          </table:table-cell>
          <table:table-cell/>
          <table:table-cell table:formula="of:=([.D280]-[.E280])-([.D279]-[.E279])" office:value-type="float" office:value="-0.0199086">
            <text:p>-0.0199086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06550098">
            <text:p>0.06550098</text:p>
          </table:table-cell>
          <table:table-cell office:value-type="float" office:value="0.063141905">
            <text:p>0.063141905</text:p>
          </table:table-cell>
          <table:table-cell office:value-type="float" office:value="-0.010391773">
            <text:p>-0.010391773</text:p>
          </table:table-cell>
          <table:table-cell office:value-type="float" office:value="0.0066552735">
            <text:p>0.0066552735</text:p>
          </table:table-cell>
          <table:table-cell/>
          <table:table-cell table:formula="of:=([.D281]-[.E281])-([.D280]-[.E280])" office:value-type="float" office:value="0.006107744">
            <text:p>0.006107744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064553834">
            <text:p>0.064553834</text:p>
          </table:table-cell>
          <table:table-cell office:value-type="float" office:value="0.064057">
            <text:p>0.064057</text:p>
          </table:table-cell>
          <table:table-cell office:value-type="float" office:value="-0.010745286">
            <text:p>-0.010745286</text:p>
          </table:table-cell>
          <table:table-cell office:value-type="float" office:value="0.026621094">
            <text:p>0.026621094</text:p>
          </table:table-cell>
          <table:table-cell/>
          <table:table-cell table:formula="of:=([.D282]-[.E282])-([.D281]-[.E281])" office:value-type="float" office:value="-0.0203193335">
            <text:p>-0.0203193335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063593">
            <text:p>0.063593</text:p>
          </table:table-cell>
          <table:table-cell office:value-type="float" office:value="0.063141905">
            <text:p>0.063141905</text:p>
          </table:table-cell>
          <table:table-cell office:value-type="float" office:value="-0.011713208">
            <text:p>-0.011713208</text:p>
          </table:table-cell>
          <table:table-cell office:value-type="float" office:value="0.0066552735">
            <text:p>0.0066552735</text:p>
          </table:table-cell>
          <table:table-cell/>
          <table:table-cell table:formula="of:=([.D283]-[.E283])-([.D282]-[.E282])" office:value-type="float" office:value="0.0189978985">
            <text:p>0.0189978985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06264585">
            <text:p>0.06264585</text:p>
          </table:table-cell>
          <table:table-cell office:value-type="float" office:value="0.064057">
            <text:p>0.064057</text:p>
          </table:table-cell>
          <table:table-cell office:value-type="float" office:value="-0.012091935">
            <text:p>-0.012091935</text:p>
          </table:table-cell>
          <table:table-cell office:value-type="float" office:value="-0.013310547">
            <text:p>-0.013310547</text:p>
          </table:table-cell>
          <table:table-cell/>
          <table:table-cell table:formula="of:=([.D284]-[.E284])-([.D283]-[.E283])" office:value-type="float" office:value="0.0195870935">
            <text:p>0.0195870935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061685026">
            <text:p>0.061685026</text:p>
          </table:table-cell>
          <table:table-cell office:value-type="float" office:value="0.0594815">
            <text:p>0.0594815</text:p>
          </table:table-cell>
          <table:table-cell office:value-type="float" office:value="-0.011877538">
            <text:p>-0.011877538</text:p>
          </table:table-cell>
          <table:table-cell office:value-type="float" office:value="-0.0066552735">
            <text:p>-0.0066552735</text:p>
          </table:table-cell>
          <table:table-cell/>
          <table:table-cell table:formula="of:=([.D285]-[.E285])-([.D284]-[.E284])" office:value-type="float" office:value="-0.0064408765">
            <text:p>-0.0064408765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060792796">
            <text:p>0.060792796</text:p>
          </table:table-cell>
          <table:table-cell office:value-type="float" office:value="0.058566403">
            <text:p>0.058566403</text:p>
          </table:table-cell>
          <table:table-cell office:value-type="float" office:value="-0.011850357">
            <text:p>-0.011850357</text:p>
          </table:table-cell>
          <table:table-cell office:value-type="float" office:value="0">
            <text:p>0</text:p>
          </table:table-cell>
          <table:table-cell/>
          <table:table-cell table:formula="of:=([.D286]-[.E286])-([.D285]-[.E285])" office:value-type="float" office:value="-0.0066280925">
            <text:p>-0.0066280925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059914306">
            <text:p>0.059914306</text:p>
          </table:table-cell>
          <table:table-cell office:value-type="float" office:value="0.0576513">
            <text:p>0.0576513</text:p>
          </table:table-cell>
          <table:table-cell office:value-type="float" office:value="-0.012022912">
            <text:p>-0.012022912</text:p>
          </table:table-cell>
          <table:table-cell office:value-type="float" office:value="0.0066552735">
            <text:p>0.0066552735</text:p>
          </table:table-cell>
          <table:table-cell/>
          <table:table-cell table:formula="of:=([.D287]-[.E287])-([.D286]-[.E286])" office:value-type="float" office:value="-0.0068278285">
            <text:p>-0.0068278285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05904957">
            <text:p>0.05904957</text:p>
          </table:table-cell>
          <table:table-cell office:value-type="float" office:value="0.055821102">
            <text:p>0.055821102</text:p>
          </table:table-cell>
          <table:table-cell office:value-type="float" office:value="-0.012400389">
            <text:p>-0.012400389</text:p>
          </table:table-cell>
          <table:table-cell office:value-type="float" office:value="0.01996582">
            <text:p>0.01996582</text:p>
          </table:table-cell>
          <table:table-cell/>
          <table:table-cell table:formula="of:=([.D288]-[.E288])-([.D287]-[.E287])" office:value-type="float" office:value="-0.0136880235">
            <text:p>-0.0136880235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058212265">
            <text:p>0.058212265</text:p>
          </table:table-cell>
          <table:table-cell office:value-type="float" office:value="0.055821102">
            <text:p>0.055821102</text:p>
          </table:table-cell>
          <table:table-cell office:value-type="float" office:value="-0.013182163">
            <text:p>-0.013182163</text:p>
          </table:table-cell>
          <table:table-cell office:value-type="float" office:value="0.0066552735">
            <text:p>0.0066552735</text:p>
          </table:table-cell>
          <table:table-cell/>
          <table:table-cell table:formula="of:=([.D289]-[.E289])-([.D288]-[.E288])" office:value-type="float" office:value="0.0125287725">
            <text:p>0.0125287725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05737494">
            <text:p>0.05737494</text:p>
          </table:table-cell>
          <table:table-cell office:value-type="float" office:value="0.0576513">
            <text:p>0.0576513</text:p>
          </table:table-cell>
          <table:table-cell office:value-type="float" office:value="-0.013576091">
            <text:p>-0.013576091</text:p>
          </table:table-cell>
          <table:table-cell office:value-type="float" office:value="0.0066552735">
            <text:p>0.0066552735</text:p>
          </table:table-cell>
          <table:table-cell/>
          <table:table-cell table:formula="of:=([.D290]-[.E290])-([.D289]-[.E289])" office:value-type="float" office:value="-0.000393928000000002">
            <text:p>-0.000393928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056510177">
            <text:p>0.056510177</text:p>
          </table:table-cell>
          <table:table-cell office:value-type="float" office:value="0.055821102">
            <text:p>0.055821102</text:p>
          </table:table-cell>
          <table:table-cell office:value-type="float" office:value="-0.013985395">
            <text:p>-0.013985395</text:p>
          </table:table-cell>
          <table:table-cell office:value-type="float" office:value="0.0066552735">
            <text:p>0.0066552735</text:p>
          </table:table-cell>
          <table:table-cell/>
          <table:table-cell table:formula="of:=([.D291]-[.E291])-([.D290]-[.E290])" office:value-type="float" office:value="-0.000409303999999999">
            <text:p>-0.000409304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05567286">
            <text:p>0.05567286</text:p>
          </table:table-cell>
          <table:table-cell office:value-type="float" office:value="0.0567362">
            <text:p>0.0567362</text:p>
          </table:table-cell>
          <table:table-cell office:value-type="float" office:value="-0.014396846">
            <text:p>-0.014396846</text:p>
          </table:table-cell>
          <table:table-cell office:value-type="float" office:value="-0.026621094">
            <text:p>-0.026621094</text:p>
          </table:table-cell>
          <table:table-cell/>
          <table:table-cell table:formula="of:=([.D292]-[.E292])-([.D291]-[.E291])" office:value-type="float" office:value="0.0328649165">
            <text:p>0.0328649165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054821838">
            <text:p>0.054821838</text:p>
          </table:table-cell>
          <table:table-cell office:value-type="float" office:value="0.054906003">
            <text:p>0.054906003</text:p>
          </table:table-cell>
          <table:table-cell office:value-type="float" office:value="-0.013815164">
            <text:p>-0.013815164</text:p>
          </table:table-cell>
          <table:table-cell office:value-type="float" office:value="-0.013310547">
            <text:p>-0.013310547</text:p>
          </table:table-cell>
          <table:table-cell/>
          <table:table-cell table:formula="of:=([.D293]-[.E293])-([.D292]-[.E292])" office:value-type="float" office:value="-0.012728865">
            <text:p>-0.012728865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05399824">
            <text:p>0.05399824</text:p>
          </table:table-cell>
          <table:table-cell office:value-type="float" office:value="0.0512456">
            <text:p>0.0512456</text:p>
          </table:table-cell>
          <table:table-cell office:value-type="float" office:value="-0.013624191">
            <text:p>-0.013624191</text:p>
          </table:table-cell>
          <table:table-cell office:value-type="float" office:value="0">
            <text:p>0</text:p>
          </table:table-cell>
          <table:table-cell/>
          <table:table-cell table:formula="of:=([.D294]-[.E294])-([.D293]-[.E293])" office:value-type="float" office:value="-0.013119574">
            <text:p>-0.013119574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053229563">
            <text:p>0.053229563</text:p>
          </table:table-cell>
          <table:table-cell office:value-type="float" office:value="0.0512456">
            <text:p>0.0512456</text:p>
          </table:table-cell>
          <table:table-cell office:value-type="float" office:value="-0.013822139">
            <text:p>-0.013822139</text:p>
          </table:table-cell>
          <table:table-cell office:value-type="float" office:value="0">
            <text:p>0</text:p>
          </table:table-cell>
          <table:table-cell/>
          <table:table-cell table:formula="of:=([.D295]-[.E295])-([.D294]-[.E294])" office:value-type="float" office:value="-0.000197948">
            <text:p>-0.000197948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052460887">
            <text:p>0.052460887</text:p>
          </table:table-cell>
          <table:table-cell office:value-type="float" office:value="0.0503305">
            <text:p>0.0503305</text:p>
          </table:table-cell>
          <table:table-cell office:value-type="float" office:value="-0.014025808">
            <text:p>-0.014025808</text:p>
          </table:table-cell>
          <table:table-cell office:value-type="float" office:value="-0.0066552735">
            <text:p>-0.0066552735</text:p>
          </table:table-cell>
          <table:table-cell/>
          <table:table-cell table:formula="of:=([.D296]-[.E296])-([.D295]-[.E295])" office:value-type="float" office:value="0.0064516045">
            <text:p>0.0064516045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05170595">
            <text:p>0.05170595</text:p>
          </table:table-cell>
          <table:table-cell office:value-type="float" office:value="0.052160703">
            <text:p>0.052160703</text:p>
          </table:table-cell>
          <table:table-cell office:value-type="float" office:value="-0.014029921">
            <text:p>-0.014029921</text:p>
          </table:table-cell>
          <table:table-cell office:value-type="float" office:value="-0.01996582">
            <text:p>-0.01996582</text:p>
          </table:table-cell>
          <table:table-cell/>
          <table:table-cell table:formula="of:=([.D297]-[.E297])-([.D296]-[.E296])" office:value-type="float" office:value="0.0133064335">
            <text:p>0.0133064335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05092357">
            <text:p>0.05092357</text:p>
          </table:table-cell>
          <table:table-cell office:value-type="float" office:value="0.052160703">
            <text:p>0.052160703</text:p>
          </table:table-cell>
          <table:table-cell office:value-type="float" office:value="-0.0136422515">
            <text:p>-0.0136422515</text:p>
          </table:table-cell>
          <table:table-cell office:value-type="float" office:value="-0.01996582">
            <text:p>-0.01996582</text:p>
          </table:table-cell>
          <table:table-cell/>
          <table:table-cell table:formula="of:=([.D298]-[.E298])-([.D297]-[.E297])" office:value-type="float" office:value="0.0003876695">
            <text:p>0.0003876695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0501412">
            <text:p>0.0501412</text:p>
          </table:table-cell>
          <table:table-cell office:value-type="float" office:value="0.0503305">
            <text:p>0.0503305</text:p>
          </table:table-cell>
          <table:table-cell office:value-type="float" office:value="-0.013251723">
            <text:p>-0.013251723</text:p>
          </table:table-cell>
          <table:table-cell office:value-type="float" office:value="-0.01996582">
            <text:p>-0.01996582</text:p>
          </table:table-cell>
          <table:table-cell/>
          <table:table-cell table:formula="of:=([.D299]-[.E299])-([.D298]-[.E298])" office:value-type="float" office:value="0.000390528500000001">
            <text:p>0.0003905285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04938624">
            <text:p>0.04938624</text:p>
          </table:table-cell>
          <table:table-cell office:value-type="float" office:value="0.049415402">
            <text:p>0.049415402</text:p>
          </table:table-cell>
          <table:table-cell office:value-type="float" office:value="-0.012850105">
            <text:p>-0.012850105</text:p>
          </table:table-cell>
          <table:table-cell office:value-type="float" office:value="-0.026621094">
            <text:p>-0.026621094</text:p>
          </table:table-cell>
          <table:table-cell/>
          <table:table-cell table:formula="of:=([.D300]-[.E300])-([.D299]-[.E299])" office:value-type="float" office:value="0.007056892">
            <text:p>0.007056892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4864502">
            <text:p>0.04864502</text:p>
          </table:table-cell>
          <table:table-cell office:value-type="float" office:value="0.0503305">
            <text:p>0.0503305</text:p>
          </table:table-cell>
          <table:table-cell office:value-type="float" office:value="-0.012241782">
            <text:p>-0.012241782</text:p>
          </table:table-cell>
          <table:table-cell office:value-type="float" office:value="-0.0066552735">
            <text:p>-0.0066552735</text:p>
          </table:table-cell>
          <table:table-cell/>
          <table:table-cell table:formula="of:=([.D301]-[.E301])-([.D300]-[.E300])" office:value-type="float" office:value="-0.0193574975">
            <text:p>-0.0193574975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04789009">
            <text:p>0.04789009</text:p>
          </table:table-cell>
          <table:table-cell office:value-type="float" office:value="0.0466701">
            <text:p>0.0466701</text:p>
          </table:table-cell>
          <table:table-cell office:value-type="float" office:value="-0.012233735">
            <text:p>-0.012233735</text:p>
          </table:table-cell>
          <table:table-cell office:value-type="float" office:value="-0.0066552735">
            <text:p>-0.0066552735</text:p>
          </table:table-cell>
          <table:table-cell/>
          <table:table-cell table:formula="of:=([.D302]-[.E302])-([.D301]-[.E301])" office:value-type="float" office:value="0.00000804700000000061">
            <text:p>0.000008047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047190048">
            <text:p>0.047190048</text:p>
          </table:table-cell>
          <table:table-cell office:value-type="float" office:value="0.0439248">
            <text:p>0.0439248</text:p>
          </table:table-cell>
          <table:table-cell office:value-type="float" office:value="-0.012212813">
            <text:p>-0.012212813</text:p>
          </table:table-cell>
          <table:table-cell office:value-type="float" office:value="0">
            <text:p>0</text:p>
          </table:table-cell>
          <table:table-cell/>
          <table:table-cell table:formula="of:=([.D303]-[.E303])-([.D302]-[.E302])" office:value-type="float" office:value="-0.0066343515">
            <text:p>-0.0066343515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046531178">
            <text:p>0.046531178</text:p>
          </table:table-cell>
          <table:table-cell office:value-type="float" office:value="0.0448399">
            <text:p>0.0448399</text:p>
          </table:table-cell>
          <table:table-cell office:value-type="float" office:value="-0.012386977">
            <text:p>-0.012386977</text:p>
          </table:table-cell>
          <table:table-cell office:value-type="float" office:value="-0.0066552735">
            <text:p>-0.0066552735</text:p>
          </table:table-cell>
          <table:table-cell/>
          <table:table-cell table:formula="of:=([.D304]-[.E304])-([.D303]-[.E303])" office:value-type="float" office:value="0.0064811095">
            <text:p>0.0064811095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045858566">
            <text:p>0.045858566</text:p>
          </table:table-cell>
          <table:table-cell office:value-type="float" office:value="0.0439248">
            <text:p>0.0439248</text:p>
          </table:table-cell>
          <table:table-cell office:value-type="float" office:value="-0.012367488">
            <text:p>-0.012367488</text:p>
          </table:table-cell>
          <table:table-cell office:value-type="float" office:value="0">
            <text:p>0</text:p>
          </table:table-cell>
          <table:table-cell/>
          <table:table-cell table:formula="of:=([.D305]-[.E305])-([.D304]-[.E304])" office:value-type="float" office:value="-0.0066357845">
            <text:p>-0.0066357845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04519971">
            <text:p>0.04519971</text:p>
          </table:table-cell>
          <table:table-cell office:value-type="float" office:value="0.0430097">
            <text:p>0.0430097</text:p>
          </table:table-cell>
          <table:table-cell office:value-type="float" office:value="-0.012547909">
            <text:p>-0.012547909</text:p>
          </table:table-cell>
          <table:table-cell office:value-type="float" office:value="-0.006655263">
            <text:p>-0.006655263</text:p>
          </table:table-cell>
          <table:table-cell/>
          <table:table-cell table:formula="of:=([.D306]-[.E306])-([.D305]-[.E305])" office:value-type="float" office:value="0.006474842">
            <text:p>0.006474842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04455456">
            <text:p>0.04455456</text:p>
          </table:table-cell>
          <table:table-cell office:value-type="float" office:value="0.0439248">
            <text:p>0.0439248</text:p>
          </table:table-cell>
          <table:table-cell office:value-type="float" office:value="-0.012527883">
            <text:p>-0.012527883</text:p>
          </table:table-cell>
          <table:table-cell office:value-type="float" office:value="-0.026621083">
            <text:p>-0.026621083</text:p>
          </table:table-cell>
          <table:table-cell/>
          <table:table-cell table:formula="of:=([.D307]-[.E307])-([.D306]-[.E306])" office:value-type="float" office:value="0.019985846">
            <text:p>0.019985846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04389567">
            <text:p>0.04389567</text:p>
          </table:table-cell>
          <table:table-cell office:value-type="float" office:value="0.0448399">
            <text:p>0.0448399</text:p>
          </table:table-cell>
          <table:table-cell office:value-type="float" office:value="-0.0119115105">
            <text:p>-0.0119115105</text:p>
          </table:table-cell>
          <table:table-cell office:value-type="float" office:value="-0.033276357">
            <text:p>-0.033276357</text:p>
          </table:table-cell>
          <table:table-cell/>
          <table:table-cell table:formula="of:=([.D308]-[.E308])-([.D307]-[.E307])" office:value-type="float" office:value="0.0072716465">
            <text:p>0.0072716465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04322309">
            <text:p>0.04322309</text:p>
          </table:table-cell>
          <table:table-cell office:value-type="float" office:value="0.045755">
            <text:p>0.045755</text:p>
          </table:table-cell>
          <table:table-cell office:value-type="float" office:value="-0.011091471">
            <text:p>-0.011091471</text:p>
          </table:table-cell>
          <table:table-cell office:value-type="float" office:value="-0.026621083">
            <text:p>-0.026621083</text:p>
          </table:table-cell>
          <table:table-cell/>
          <table:table-cell table:formula="of:=([.D309]-[.E309])-([.D308]-[.E308])" office:value-type="float" office:value="-0.0058352345">
            <text:p>-0.0058352345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042536758">
            <text:p>0.042536758</text:p>
          </table:table-cell>
          <table:table-cell office:value-type="float" office:value="0.045755">
            <text:p>0.045755</text:p>
          </table:table-cell>
          <table:table-cell office:value-type="float" office:value="-0.010466874">
            <text:p>-0.010466874</text:p>
          </table:table-cell>
          <table:table-cell office:value-type="float" office:value="-0.026621083">
            <text:p>-0.026621083</text:p>
          </table:table-cell>
          <table:table-cell/>
          <table:table-cell table:formula="of:=([.D310]-[.E310])-([.D309]-[.E309])" office:value-type="float" office:value="0.000624596999999999">
            <text:p>0.000624597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041850436">
            <text:p>0.041850436</text:p>
          </table:table-cell>
          <table:table-cell office:value-type="float" office:value="0.0439248">
            <text:p>0.0439248</text:p>
          </table:table-cell>
          <table:table-cell office:value-type="float" office:value="-0.009832083">
            <text:p>-0.009832083</text:p>
          </table:table-cell>
          <table:table-cell office:value-type="float" office:value="-0.026621083">
            <text:p>-0.026621083</text:p>
          </table:table-cell>
          <table:table-cell/>
          <table:table-cell table:formula="of:=([.D311]-[.E311])-([.D310]-[.E310])" office:value-type="float" office:value="0.000634790999999999">
            <text:p>0.000634791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041191567">
            <text:p>0.041191567</text:p>
          </table:table-cell>
          <table:table-cell office:value-type="float" office:value="0.0411795">
            <text:p>0.0411795</text:p>
          </table:table-cell>
          <table:table-cell office:value-type="float" office:value="-0.009182453">
            <text:p>-0.009182453</text:p>
          </table:table-cell>
          <table:table-cell office:value-type="float" office:value="-0.01996581">
            <text:p>-0.01996581</text:p>
          </table:table-cell>
          <table:table-cell/>
          <table:table-cell table:formula="of:=([.D312]-[.E312])-([.D311]-[.E311])" office:value-type="float" office:value="-0.006005643">
            <text:p>-0.006005643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04057388">
            <text:p>0.04057388</text:p>
          </table:table-cell>
          <table:table-cell office:value-type="float" office:value="0.0402644">
            <text:p>0.0402644</text:p>
          </table:table-cell>
          <table:table-cell office:value-type="float" office:value="-0.008720039">
            <text:p>-0.008720039</text:p>
          </table:table-cell>
          <table:table-cell office:value-type="float" office:value="0">
            <text:p>0</text:p>
          </table:table-cell>
          <table:table-cell/>
          <table:table-cell table:formula="of:=([.D313]-[.E313])-([.D312]-[.E312])" office:value-type="float" office:value="-0.019503396">
            <text:p>-0.019503396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039969936">
            <text:p>0.039969936</text:p>
          </table:table-cell>
          <table:table-cell office:value-type="float" office:value="0.039349303">
            <text:p>0.039349303</text:p>
          </table:table-cell>
          <table:table-cell office:value-type="float" office:value="-0.008851826">
            <text:p>-0.008851826</text:p>
          </table:table-cell>
          <table:table-cell office:value-type="float" office:value="-0.0066552735">
            <text:p>-0.0066552735</text:p>
          </table:table-cell>
          <table:table-cell/>
          <table:table-cell table:formula="of:=([.D314]-[.E314])-([.D313]-[.E313])" office:value-type="float" office:value="0.0065234865">
            <text:p>0.0065234865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039379716">
            <text:p>0.039379716</text:p>
          </table:table-cell>
          <table:table-cell office:value-type="float" office:value="0.0375191">
            <text:p>0.0375191</text:p>
          </table:table-cell>
          <table:table-cell office:value-type="float" office:value="-0.008783162">
            <text:p>-0.008783162</text:p>
          </table:table-cell>
          <table:table-cell office:value-type="float" office:value="-0.0066552735">
            <text:p>-0.0066552735</text:p>
          </table:table-cell>
          <table:table-cell/>
          <table:table-cell table:formula="of:=([.D315]-[.E315])-([.D314]-[.E314])" office:value-type="float" office:value="0.0000686639999999995">
            <text:p>0.000068664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038816944">
            <text:p>0.038816944</text:p>
          </table:table-cell>
          <table:table-cell office:value-type="float" office:value="0.0375191">
            <text:p>0.0375191</text:p>
          </table:table-cell>
          <table:table-cell office:value-type="float" office:value="-0.008709669">
            <text:p>-0.008709669</text:p>
          </table:table-cell>
          <table:table-cell office:value-type="float" office:value="-0.01996582">
            <text:p>-0.01996582</text:p>
          </table:table-cell>
          <table:table-cell/>
          <table:table-cell table:formula="of:=([.D316]-[.E316])-([.D315]-[.E315])" office:value-type="float" office:value="0.0133840395">
            <text:p>0.0133840395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03825416">
            <text:p>0.03825416</text:p>
          </table:table-cell>
          <table:table-cell office:value-type="float" office:value="0.0375191">
            <text:p>0.0375191</text:p>
          </table:table-cell>
          <table:table-cell office:value-type="float" office:value="-0.008232772">
            <text:p>-0.008232772</text:p>
          </table:table-cell>
          <table:table-cell office:value-type="float" office:value="-0.01996582">
            <text:p>-0.01996582</text:p>
          </table:table-cell>
          <table:table-cell/>
          <table:table-cell table:formula="of:=([.D317]-[.E317])-([.D316]-[.E316])" office:value-type="float" office:value="0.000476896999999999">
            <text:p>0.000476897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037691362">
            <text:p>0.037691362</text:p>
          </table:table-cell>
          <table:table-cell office:value-type="float" office:value="0.0375191">
            <text:p>0.0375191</text:p>
          </table:table-cell>
          <table:table-cell office:value-type="float" office:value="-0.0077514052">
            <text:p>-0.0077514052</text:p>
          </table:table-cell>
          <table:table-cell office:value-type="float" office:value="-0.01996582">
            <text:p>-0.01996582</text:p>
          </table:table-cell>
          <table:table-cell/>
          <table:table-cell table:formula="of:=([.D318]-[.E318])-([.D317]-[.E317])" office:value-type="float" office:value="0.000481366800000001">
            <text:p>0.0004813668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03712859">
            <text:p>0.03712859</text:p>
          </table:table-cell>
          <table:table-cell office:value-type="float" office:value="0.038434204">
            <text:p>0.038434204</text:p>
          </table:table-cell>
          <table:table-cell office:value-type="float" office:value="-0.0072637796">
            <text:p>-0.0072637796</text:p>
          </table:table-cell>
          <table:table-cell office:value-type="float" office:value="-0.013310547">
            <text:p>-0.013310547</text:p>
          </table:table-cell>
          <table:table-cell/>
          <table:table-cell table:formula="of:=([.D319]-[.E319])-([.D318]-[.E318])" office:value-type="float" office:value="-0.0061676474">
            <text:p>-0.0061676474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03655208">
            <text:p>0.03655208</text:p>
          </table:table-cell>
          <table:table-cell office:value-type="float" office:value="0.0375191">
            <text:p>0.0375191</text:p>
          </table:table-cell>
          <table:table-cell office:value-type="float" office:value="-0.006976068">
            <text:p>-0.006976068</text:p>
          </table:table-cell>
          <table:table-cell office:value-type="float" office:value="-0.01996582">
            <text:p>-0.01996582</text:p>
          </table:table-cell>
          <table:table-cell/>
          <table:table-cell table:formula="of:=([.D320]-[.E320])-([.D319]-[.E319])" office:value-type="float" office:value="0.0069429846">
            <text:p>0.006942984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035989307">
            <text:p>0.035989307</text:p>
          </table:table-cell>
          <table:table-cell office:value-type="float" office:value="0.039349303">
            <text:p>0.039349303</text:p>
          </table:table-cell>
          <table:table-cell office:value-type="float" office:value="-0.0064820056">
            <text:p>-0.0064820056</text:p>
          </table:table-cell>
          <table:table-cell office:value-type="float" office:value="-0.01996582">
            <text:p>-0.01996582</text:p>
          </table:table-cell>
          <table:table-cell/>
          <table:table-cell table:formula="of:=([.D321]-[.E321])-([.D320]-[.E320])" office:value-type="float" office:value="0.0004940624">
            <text:p>0.0004940624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035399053">
            <text:p>0.035399053</text:p>
          </table:table-cell>
          <table:table-cell office:value-type="float" office:value="0.0375191">
            <text:p>0.0375191</text:p>
          </table:table-cell>
          <table:table-cell office:value-type="float" office:value="-0.005985081">
            <text:p>-0.005985081</text:p>
          </table:table-cell>
          <table:table-cell office:value-type="float" office:value="-0.01996582">
            <text:p>-0.01996582</text:p>
          </table:table-cell>
          <table:table-cell/>
          <table:table-cell table:formula="of:=([.D322]-[.E322])-([.D321]-[.E321])" office:value-type="float" office:value="0.0004969246">
            <text:p>0.0004969246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034836292">
            <text:p>0.034836292</text:p>
          </table:table-cell>
          <table:table-cell office:value-type="float" office:value="0.036604002">
            <text:p>0.036604002</text:p>
          </table:table-cell>
          <table:table-cell office:value-type="float" office:value="-0.0054783225">
            <text:p>-0.0054783225</text:p>
          </table:table-cell>
          <table:table-cell office:value-type="float" office:value="-0.013310547">
            <text:p>-0.013310547</text:p>
          </table:table-cell>
          <table:table-cell/>
          <table:table-cell table:formula="of:=([.D323]-[.E323])-([.D322]-[.E322])" office:value-type="float" office:value="-0.0061485145">
            <text:p>-0.0061485145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03428723">
            <text:p>0.03428723</text:p>
          </table:table-cell>
          <table:table-cell office:value-type="float" office:value="0.035688903">
            <text:p>0.035688903</text:p>
          </table:table-cell>
          <table:table-cell office:value-type="float" office:value="-0.005166114">
            <text:p>-0.005166114</text:p>
          </table:table-cell>
          <table:table-cell office:value-type="float" office:value="-0.0066552735">
            <text:p>-0.0066552735</text:p>
          </table:table-cell>
          <table:table-cell/>
          <table:table-cell table:formula="of:=([.D324]-[.E324])-([.D323]-[.E323])" office:value-type="float" office:value="-0.006343065">
            <text:p>-0.006343065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0337519">
            <text:p>0.0337519</text:p>
          </table:table-cell>
          <table:table-cell office:value-type="float" office:value="0.032943603">
            <text:p>0.032943603</text:p>
          </table:table-cell>
          <table:table-cell office:value-type="float" office:value="-0.00504452">
            <text:p>-0.00504452</text:p>
          </table:table-cell>
          <table:table-cell office:value-type="float" office:value="0">
            <text:p>0</text:p>
          </table:table-cell>
          <table:table-cell/>
          <table:table-cell table:formula="of:=([.D325]-[.E325])-([.D324]-[.E324])" office:value-type="float" office:value="-0.0065336795">
            <text:p>-0.006533679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033257727">
            <text:p>0.033257727</text:p>
          </table:table-cell>
          <table:table-cell office:value-type="float" office:value="0.0338587">
            <text:p>0.0338587</text:p>
          </table:table-cell>
          <table:table-cell office:value-type="float" office:value="-0.005119264">
            <text:p>-0.005119264</text:p>
          </table:table-cell>
          <table:table-cell office:value-type="float" office:value="0.0066552735">
            <text:p>0.0066552735</text:p>
          </table:table-cell>
          <table:table-cell/>
          <table:table-cell table:formula="of:=([.D326]-[.E326])-([.D325]-[.E325])" office:value-type="float" office:value="-0.0067300175">
            <text:p>-0.0067300175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032749865">
            <text:p>0.032749865</text:p>
          </table:table-cell>
          <table:table-cell office:value-type="float" office:value="0.032943603">
            <text:p>0.032943603</text:p>
          </table:table-cell>
          <table:table-cell office:value-type="float" office:value="-0.0053996444">
            <text:p>-0.0053996444</text:p>
          </table:table-cell>
          <table:table-cell office:value-type="float" office:value="-0.013310547">
            <text:p>-0.013310547</text:p>
          </table:table-cell>
          <table:table-cell/>
          <table:table-cell table:formula="of:=([.D327]-[.E327])-([.D326]-[.E326])" office:value-type="float" office:value="0.0196854401">
            <text:p>0.0196854401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03225569">
            <text:p>0.03225569</text:p>
          </table:table-cell>
          <table:table-cell office:value-type="float" office:value="0.032943603">
            <text:p>0.032943603</text:p>
          </table:table-cell>
          <table:table-cell office:value-type="float" office:value="-0.005079925">
            <text:p>-0.005079925</text:p>
          </table:table-cell>
          <table:table-cell office:value-type="float" office:value="-0.013310547">
            <text:p>-0.013310547</text:p>
          </table:table-cell>
          <table:table-cell/>
          <table:table-cell table:formula="of:=([.D328]-[.E328])-([.D327]-[.E327])" office:value-type="float" office:value="0.0003197194">
            <text:p>0.0003197194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031761527">
            <text:p>0.031761527</text:p>
          </table:table-cell>
          <table:table-cell office:value-type="float" office:value="0.031113401">
            <text:p>0.031113401</text:p>
          </table:table-cell>
          <table:table-cell office:value-type="float" office:value="-0.0047568087">
            <text:p>-0.0047568087</text:p>
          </table:table-cell>
          <table:table-cell office:value-type="float" office:value="-0.026621094">
            <text:p>-0.026621094</text:p>
          </table:table-cell>
          <table:table-cell/>
          <table:table-cell table:formula="of:=([.D329]-[.E329])-([.D328]-[.E328])" office:value-type="float" office:value="0.0136336633">
            <text:p>0.0136336633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031294815">
            <text:p>0.031294815</text:p>
          </table:table-cell>
          <table:table-cell office:value-type="float" office:value="0.0338587">
            <text:p>0.0338587</text:p>
          </table:table-cell>
          <table:table-cell office:value-type="float" office:value="-0.004024208">
            <text:p>-0.004024208</text:p>
          </table:table-cell>
          <table:table-cell office:value-type="float" office:value="-0.0066552735">
            <text:p>-0.0066552735</text:p>
          </table:table-cell>
          <table:table-cell/>
          <table:table-cell table:formula="of:=([.D330]-[.E330])-([.D329]-[.E329])" office:value-type="float" office:value="-0.0192332198">
            <text:p>-0.0192332198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030786937">
            <text:p>0.030786937</text:p>
          </table:table-cell>
          <table:table-cell office:value-type="float" office:value="0.0320285">
            <text:p>0.0320285</text:p>
          </table:table-cell>
          <table:table-cell office:value-type="float" office:value="-0.0038897395">
            <text:p>-0.0038897395</text:p>
          </table:table-cell>
          <table:table-cell office:value-type="float" office:value="-0.01996582">
            <text:p>-0.01996582</text:p>
          </table:table-cell>
          <table:table-cell/>
          <table:table-cell table:formula="of:=([.D331]-[.E331])-([.D330]-[.E330])" office:value-type="float" office:value="0.013445015">
            <text:p>0.013445015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030306509">
            <text:p>0.030306509</text:p>
          </table:table-cell>
          <table:table-cell office:value-type="float" office:value="0.0338587">
            <text:p>0.0338587</text:p>
          </table:table-cell>
          <table:table-cell office:value-type="float" office:value="-0.003345251">
            <text:p>-0.003345251</text:p>
          </table:table-cell>
          <table:table-cell office:value-type="float" office:value="-0.01996582">
            <text:p>-0.01996582</text:p>
          </table:table-cell>
          <table:table-cell/>
          <table:table-cell table:formula="of:=([.D332]-[.E332])-([.D331]-[.E331])" office:value-type="float" office:value="0.000544488499999999">
            <text:p>0.0005444885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02979863">
            <text:p>0.02979863</text:p>
          </table:table-cell>
          <table:table-cell office:value-type="float" office:value="0.0338587">
            <text:p>0.0338587</text:p>
          </table:table-cell>
          <table:table-cell office:value-type="float" office:value="-0.0027996898">
            <text:p>-0.0027996898</text:p>
          </table:table-cell>
          <table:table-cell office:value-type="float" office:value="-0.01996582">
            <text:p>-0.01996582</text:p>
          </table:table-cell>
          <table:table-cell/>
          <table:table-cell table:formula="of:=([.D333]-[.E333])-([.D332]-[.E332])" office:value-type="float" office:value="0.000545561199999999">
            <text:p>0.0005455612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02929074">
            <text:p>0.02929074</text:p>
          </table:table-cell>
          <table:table-cell office:value-type="float" office:value="0.0338587">
            <text:p>0.0338587</text:p>
          </table:table-cell>
          <table:table-cell office:value-type="float" office:value="-0.0022457242">
            <text:p>-0.0022457242</text:p>
          </table:table-cell>
          <table:table-cell office:value-type="float" office:value="-0.01996582">
            <text:p>-0.01996582</text:p>
          </table:table-cell>
          <table:table-cell/>
          <table:table-cell table:formula="of:=([.D334]-[.E334])-([.D333]-[.E333])" office:value-type="float" office:value="0.000553965600000001">
            <text:p>0.0005539656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02878287">
            <text:p>0.02878287</text:p>
          </table:table-cell>
          <table:table-cell office:value-type="float" office:value="0.0320285">
            <text:p>0.0320285</text:p>
          </table:table-cell>
          <table:table-cell office:value-type="float" office:value="-0.0016804932">
            <text:p>-0.0016804932</text:p>
          </table:table-cell>
          <table:table-cell office:value-type="float" office:value="-0.01996582">
            <text:p>-0.01996582</text:p>
          </table:table-cell>
          <table:table-cell/>
          <table:table-cell table:formula="of:=([.D335]-[.E335])-([.D334]-[.E334])" office:value-type="float" office:value="0.000565230999999999">
            <text:p>0.000565231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028302453">
            <text:p>0.028302453</text:p>
          </table:table-cell>
          <table:table-cell office:value-type="float" office:value="0.032943603">
            <text:p>0.032943603</text:p>
          </table:table-cell>
          <table:table-cell office:value-type="float" office:value="-0.001102209">
            <text:p>-0.001102209</text:p>
          </table:table-cell>
          <table:table-cell office:value-type="float" office:value="-0.013310547">
            <text:p>-0.013310547</text:p>
          </table:table-cell>
          <table:table-cell/>
          <table:table-cell table:formula="of:=([.D336]-[.E336])-([.D335]-[.E335])" office:value-type="float" office:value="-0.0060769888">
            <text:p>-0.0060769888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0278083">
            <text:p>0.0278083</text:p>
          </table:table-cell>
          <table:table-cell office:value-type="float" office:value="0.029283201">
            <text:p>0.029283201</text:p>
          </table:table-cell>
          <table:table-cell office:value-type="float" office:value="-0.0007211566">
            <text:p>-0.0007211566</text:p>
          </table:table-cell>
          <table:table-cell office:value-type="float" office:value="-0.013310547">
            <text:p>-0.013310547</text:p>
          </table:table-cell>
          <table:table-cell/>
          <table:table-cell table:formula="of:=([.D337]-[.E337])-([.D336]-[.E336])" office:value-type="float" office:value="0.0003810524">
            <text:p>0.0003810524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027369045">
            <text:p>0.027369045</text:p>
          </table:table-cell>
          <table:table-cell office:value-type="float" office:value="0.0301983">
            <text:p>0.0301983</text:p>
          </table:table-cell>
          <table:table-cell office:value-type="float" office:value="-0.00032901764">
            <text:p>-0.0003290176</text:p>
          </table:table-cell>
          <table:table-cell office:value-type="float" office:value="-0.0066552735">
            <text:p>-0.0066552735</text:p>
          </table:table-cell>
          <table:table-cell/>
          <table:table-cell table:formula="of:=([.D338]-[.E338])-([.D337]-[.E337])" office:value-type="float" office:value="-0.00626313454">
            <text:p>-0.0062631345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026916051">
            <text:p>0.026916051</text:p>
          </table:table-cell>
          <table:table-cell office:value-type="float" office:value="0.027453002">
            <text:p>0.027453002</text:p>
          </table:table-cell>
          <table:table-cell office:value-type="float" office:value="-0.00013285875">
            <text:p>-0.0001328588</text:p>
          </table:table-cell>
          <table:table-cell office:value-type="float" office:value="0">
            <text:p>0</text:p>
          </table:table-cell>
          <table:table-cell/>
          <table:table-cell table:formula="of:=([.D339]-[.E339])-([.D338]-[.E338])" office:value-type="float" office:value="-0.00645911461">
            <text:p>-0.0064591146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026504263">
            <text:p>0.026504263</text:p>
          </table:table-cell>
          <table:table-cell office:value-type="float" office:value="0.027453002">
            <text:p>0.027453002</text:p>
          </table:table-cell>
          <table:table-cell office:value-type="float" office:value="-0.00013643503">
            <text:p>-0.000136435</text:p>
          </table:table-cell>
          <table:table-cell office:value-type="float" office:value="-0.013310547">
            <text:p>-0.013310547</text:p>
          </table:table-cell>
          <table:table-cell/>
          <table:table-cell table:formula="of:=([.D340]-[.E340])-([.D339]-[.E339])" office:value-type="float" office:value="0.01330697072">
            <text:p>0.0133069707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026092445">
            <text:p>0.026092445</text:p>
          </table:table-cell>
          <table:table-cell office:value-type="float" office:value="0.0283681">
            <text:p>0.0283681</text:p>
          </table:table-cell>
          <table:table-cell office:value-type="float" office:value="0.00026339293">
            <text:p>0.0002633929</text:p>
          </table:table-cell>
          <table:table-cell office:value-type="float" office:value="-0.0066552735">
            <text:p>-0.0066552735</text:p>
          </table:table-cell>
          <table:table-cell/>
          <table:table-cell table:formula="of:=([.D341]-[.E341])-([.D340]-[.E340])" office:value-type="float" office:value="-0.00625544554">
            <text:p>-0.0062554455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025666926">
            <text:p>0.025666926</text:p>
          </table:table-cell>
          <table:table-cell office:value-type="float" office:value="0.0283681">
            <text:p>0.0283681</text:p>
          </table:table-cell>
          <table:table-cell office:value-type="float" office:value="0.00047045946">
            <text:p>0.0004704595</text:p>
          </table:table-cell>
          <table:table-cell office:value-type="float" office:value="-0.01996582">
            <text:p>-0.01996582</text:p>
          </table:table-cell>
          <table:table-cell/>
          <table:table-cell table:formula="of:=([.D342]-[.E342])-([.D341]-[.E341])" office:value-type="float" office:value="0.01351761303">
            <text:p>0.013517613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025241423">
            <text:p>0.025241423</text:p>
          </table:table-cell>
          <table:table-cell office:value-type="float" office:value="0.027453002">
            <text:p>0.027453002</text:p>
          </table:table-cell>
          <table:table-cell office:value-type="float" office:value="0.0010843277">
            <text:p>0.0010843277</text:p>
          </table:table-cell>
          <table:table-cell office:value-type="float" office:value="-0.013310547">
            <text:p>-0.013310547</text:p>
          </table:table-cell>
          <table:table-cell/>
          <table:table-cell table:formula="of:=([.D343]-[.E343])-([.D342]-[.E342])" office:value-type="float" office:value="-0.00604140476">
            <text:p>-0.0060414048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024829641">
            <text:p>0.024829641</text:p>
          </table:table-cell>
          <table:table-cell office:value-type="float" office:value="0.027453002">
            <text:p>0.027453002</text:p>
          </table:table-cell>
          <table:table-cell office:value-type="float" office:value="0.0015070437">
            <text:p>0.0015070437</text:p>
          </table:table-cell>
          <table:table-cell office:value-type="float" office:value="-0.013310547">
            <text:p>-0.013310547</text:p>
          </table:table-cell>
          <table:table-cell/>
          <table:table-cell table:formula="of:=([.D344]-[.E344])-([.D343]-[.E343])" office:value-type="float" office:value="0.000422716">
            <text:p>0.000422716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024417836">
            <text:p>0.024417836</text:p>
          </table:table-cell>
          <table:table-cell office:value-type="float" office:value="0.027453002">
            <text:p>0.027453002</text:p>
          </table:table-cell>
          <table:table-cell office:value-type="float" office:value="0.0019351244">
            <text:p>0.0019351244</text:p>
          </table:table-cell>
          <table:table-cell office:value-type="float" office:value="-0.013310547">
            <text:p>-0.013310547</text:p>
          </table:table-cell>
          <table:table-cell/>
          <table:table-cell table:formula="of:=([.D345]-[.E345])-([.D344]-[.E344])" office:value-type="float" office:value="0.0004280807">
            <text:p>0.0004280807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024006043">
            <text:p>0.024006043</text:p>
          </table:table-cell>
          <table:table-cell office:value-type="float" office:value="0.027453002">
            <text:p>0.027453002</text:p>
          </table:table-cell>
          <table:table-cell office:value-type="float" office:value="0.002371967">
            <text:p>0.002371967</text:p>
          </table:table-cell>
          <table:table-cell office:value-type="float" office:value="-0.013310547">
            <text:p>-0.013310547</text:p>
          </table:table-cell>
          <table:table-cell/>
          <table:table-cell table:formula="of:=([.D346]-[.E346])-([.D345]-[.E345])" office:value-type="float" office:value="0.000436842600000001">
            <text:p>0.0004368426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02359426">
            <text:p>0.02359426</text:p>
          </table:table-cell>
          <table:table-cell office:value-type="float" office:value="0.027453002">
            <text:p>0.027453002</text:p>
          </table:table-cell>
          <table:table-cell office:value-type="float" office:value="0.0028179288">
            <text:p>0.0028179288</text:p>
          </table:table-cell>
          <table:table-cell office:value-type="float" office:value="-0.013310547">
            <text:p>-0.013310547</text:p>
          </table:table-cell>
          <table:table-cell/>
          <table:table-cell table:formula="of:=([.D347]-[.E347])-([.D346]-[.E346])" office:value-type="float" office:value="0.000445961799999999">
            <text:p>0.0004459618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023182455">
            <text:p>0.023182455</text:p>
          </table:table-cell>
          <table:table-cell office:value-type="float" office:value="0.0256228">
            <text:p>0.0256228</text:p>
          </table:table-cell>
          <table:table-cell office:value-type="float" office:value="0.0032705066">
            <text:p>0.0032705066</text:p>
          </table:table-cell>
          <table:table-cell office:value-type="float" office:value="-0.013310547">
            <text:p>-0.013310547</text:p>
          </table:table-cell>
          <table:table-cell/>
          <table:table-cell table:formula="of:=([.D348]-[.E348])-([.D347]-[.E347])" office:value-type="float" office:value="0.000452577799999999">
            <text:p>0.0004525778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022798112">
            <text:p>0.022798112</text:p>
          </table:table-cell>
          <table:table-cell office:value-type="float" office:value="0.0256228">
            <text:p>0.0256228</text:p>
          </table:table-cell>
          <table:table-cell office:value-type="float" office:value="0.003728986">
            <text:p>0.003728986</text:p>
          </table:table-cell>
          <table:table-cell office:value-type="float" office:value="-0.013310547">
            <text:p>-0.013310547</text:p>
          </table:table-cell>
          <table:table-cell/>
          <table:table-cell table:formula="of:=([.D349]-[.E349])-([.D348]-[.E348])" office:value-type="float" office:value="0.000458479400000003">
            <text:p>0.0004584794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02241378">
            <text:p>0.02241378</text:p>
          </table:table-cell>
          <table:table-cell office:value-type="float" office:value="0.0265379">
            <text:p>0.0265379</text:p>
          </table:table-cell>
          <table:table-cell office:value-type="float" office:value="0.0041980147">
            <text:p>0.0041980147</text:p>
          </table:table-cell>
          <table:table-cell office:value-type="float" office:value="-0.0066552735">
            <text:p>-0.0066552735</text:p>
          </table:table-cell>
          <table:table-cell/>
          <table:table-cell table:formula="of:=([.D350]-[.E350])-([.D349]-[.E349])" office:value-type="float" office:value="-0.0061862448">
            <text:p>-0.0061862448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02201571">
            <text:p>0.02201571</text:p>
          </table:table-cell>
          <table:table-cell office:value-type="float" office:value="0.0256228">
            <text:p>0.0256228</text:p>
          </table:table-cell>
          <table:table-cell office:value-type="float" office:value="0.00447464">
            <text:p>0.00447464</text:p>
          </table:table-cell>
          <table:table-cell office:value-type="float" office:value="-0.013310547">
            <text:p>-0.013310547</text:p>
          </table:table-cell>
          <table:table-cell/>
          <table:table-cell table:formula="of:=([.D351]-[.E351])-([.D350]-[.E350])" office:value-type="float" office:value="0.0069318988">
            <text:p>0.0069318988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021631392">
            <text:p>0.021631392</text:p>
          </table:table-cell>
          <table:table-cell office:value-type="float" office:value="0.024707701">
            <text:p>0.024707701</text:p>
          </table:table-cell>
          <table:table-cell office:value-type="float" office:value="0.0049572587">
            <text:p>0.0049572587</text:p>
          </table:table-cell>
          <table:table-cell office:value-type="float" office:value="-0.0066552735">
            <text:p>-0.0066552735</text:p>
          </table:table-cell>
          <table:table-cell/>
          <table:table-cell table:formula="of:=([.D352]-[.E352])-([.D351]-[.E351])" office:value-type="float" office:value="-0.0061726548">
            <text:p>-0.006172654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021260785">
            <text:p>0.021260785</text:p>
          </table:table-cell>
          <table:table-cell office:value-type="float" office:value="0.0237926">
            <text:p>0.0237926</text:p>
          </table:table-cell>
          <table:table-cell office:value-type="float" office:value="0.0052437186">
            <text:p>0.0052437186</text:p>
          </table:table-cell>
          <table:table-cell office:value-type="float" office:value="0">
            <text:p>0</text:p>
          </table:table-cell>
          <table:table-cell/>
          <table:table-cell table:formula="of:=([.D353]-[.E353])-([.D352]-[.E352])" office:value-type="float" office:value="-0.0063688136">
            <text:p>-0.0063688136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020903891">
            <text:p>0.020903891</text:p>
          </table:table-cell>
          <table:table-cell office:value-type="float" office:value="0.0237926">
            <text:p>0.0237926</text:p>
          </table:table-cell>
          <table:table-cell office:value-type="float" office:value="0.005333662">
            <text:p>0.005333662</text:p>
          </table:table-cell>
          <table:table-cell office:value-type="float" office:value="-0.013310547">
            <text:p>-0.013310547</text:p>
          </table:table-cell>
          <table:table-cell/>
          <table:table-cell table:formula="of:=([.D354]-[.E354])-([.D353]-[.E353])" office:value-type="float" office:value="0.0134004904">
            <text:p>0.0134004904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020546999">
            <text:p>0.020546999</text:p>
          </table:table-cell>
          <table:table-cell office:value-type="float" office:value="0.0228775">
            <text:p>0.0228775</text:p>
          </table:table-cell>
          <table:table-cell office:value-type="float" office:value="0.005826116">
            <text:p>0.005826116</text:p>
          </table:table-cell>
          <table:table-cell office:value-type="float" office:value="-0.0066552735">
            <text:p>-0.0066552735</text:p>
          </table:table-cell>
          <table:table-cell/>
          <table:table-cell table:formula="of:=([.D355]-[.E355])-([.D354]-[.E354])" office:value-type="float" office:value="-0.0061628195">
            <text:p>-0.0061628195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020203855">
            <text:p>0.020203855</text:p>
          </table:table-cell>
          <table:table-cell office:value-type="float" office:value="0.024707701">
            <text:p>0.024707701</text:p>
          </table:table-cell>
          <table:table-cell office:value-type="float" office:value="0.0061261654">
            <text:p>0.0061261654</text:p>
          </table:table-cell>
          <table:table-cell office:value-type="float" office:value="-0.01996582">
            <text:p>-0.01996582</text:p>
          </table:table-cell>
          <table:table-cell/>
          <table:table-cell table:formula="of:=([.D356]-[.E356])-([.D355]-[.E355])" office:value-type="float" office:value="0.0136105959">
            <text:p>0.0136105959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019833248">
            <text:p>0.019833248</text:p>
          </table:table-cell>
          <table:table-cell office:value-type="float" office:value="0.0228775">
            <text:p>0.0228775</text:p>
          </table:table-cell>
          <table:table-cell office:value-type="float" office:value="0.0068492885">
            <text:p>0.0068492885</text:p>
          </table:table-cell>
          <table:table-cell office:value-type="float" office:value="-0.0066552735">
            <text:p>-0.0066552735</text:p>
          </table:table-cell>
          <table:table-cell/>
          <table:table-cell table:formula="of:=([.D357]-[.E357])-([.D356]-[.E356])" office:value-type="float" office:value="-0.0125874234">
            <text:p>-0.0125874234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019490091">
            <text:p>0.019490091</text:p>
          </table:table-cell>
          <table:table-cell office:value-type="float" office:value="0.0219624">
            <text:p>0.0219624</text:p>
          </table:table-cell>
          <table:table-cell office:value-type="float" office:value="0.007172227">
            <text:p>0.007172227</text:p>
          </table:table-cell>
          <table:table-cell office:value-type="float" office:value="-0.013310541">
            <text:p>-0.013310541</text:p>
          </table:table-cell>
          <table:table-cell/>
          <table:table-cell table:formula="of:=([.D358]-[.E358])-([.D357]-[.E357])" office:value-type="float" office:value="0.006978206">
            <text:p>0.006978206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019160649">
            <text:p>0.019160649</text:p>
          </table:table-cell>
          <table:table-cell office:value-type="float" office:value="0.0228775">
            <text:p>0.0228775</text:p>
          </table:table-cell>
          <table:table-cell office:value-type="float" office:value="0.007698834">
            <text:p>0.007698834</text:p>
          </table:table-cell>
          <table:table-cell office:value-type="float" office:value="-0.0066552735">
            <text:p>-0.0066552735</text:p>
          </table:table-cell>
          <table:table-cell/>
          <table:table-cell table:formula="of:=([.D359]-[.E359])-([.D358]-[.E358])" office:value-type="float" office:value="-0.0061286605">
            <text:p>-0.0061286605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018817503">
            <text:p>0.018817503</text:p>
          </table:table-cell>
          <table:table-cell office:value-type="float" office:value="0.0219624">
            <text:p>0.0219624</text:p>
          </table:table-cell>
          <table:table-cell office:value-type="float" office:value="0.008040726">
            <text:p>0.008040726</text:p>
          </table:table-cell>
          <table:table-cell office:value-type="float" office:value="-0.013310541">
            <text:p>-0.013310541</text:p>
          </table:table-cell>
          <table:table-cell/>
          <table:table-cell table:formula="of:=([.D360]-[.E360])-([.D359]-[.E359])" office:value-type="float" office:value="0.0069971595">
            <text:p>0.0069971595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018488074">
            <text:p>0.018488074</text:p>
          </table:table-cell>
          <table:table-cell office:value-type="float" office:value="0.0219624">
            <text:p>0.0219624</text:p>
          </table:table-cell>
          <table:table-cell office:value-type="float" office:value="0.008586824">
            <text:p>0.008586824</text:p>
          </table:table-cell>
          <table:table-cell office:value-type="float" office:value="-0.013310541">
            <text:p>-0.013310541</text:p>
          </table:table-cell>
          <table:table-cell/>
          <table:table-cell table:formula="of:=([.D361]-[.E361])-([.D360]-[.E360])" office:value-type="float" office:value="0.000546098000000002">
            <text:p>0.000546098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018158618">
            <text:p>0.018158618</text:p>
          </table:table-cell>
          <table:table-cell office:value-type="float" office:value="0.0219624">
            <text:p>0.0219624</text:p>
          </table:table-cell>
          <table:table-cell office:value-type="float" office:value="0.009144545">
            <text:p>0.009144545</text:p>
          </table:table-cell>
          <table:table-cell office:value-type="float" office:value="0">
            <text:p>0</text:p>
          </table:table-cell>
          <table:table-cell/>
          <table:table-cell table:formula="of:=([.D362]-[.E362])-([.D361]-[.E361])" office:value-type="float" office:value="-0.01275282">
            <text:p>-0.01275282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017829198">
            <text:p>0.017829198</text:p>
          </table:table-cell>
          <table:table-cell office:value-type="float" office:value="0.0219624">
            <text:p>0.0219624</text:p>
          </table:table-cell>
          <table:table-cell office:value-type="float" office:value="0.009312986">
            <text:p>0.009312986</text:p>
          </table:table-cell>
          <table:table-cell office:value-type="float" office:value="-0.013310541">
            <text:p>-0.013310541</text:p>
          </table:table-cell>
          <table:table-cell/>
          <table:table-cell table:formula="of:=([.D363]-[.E363])-([.D362]-[.E362])" office:value-type="float" office:value="0.013478982">
            <text:p>0.013478982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017499754">
            <text:p>0.017499754</text:p>
          </table:table-cell>
          <table:table-cell office:value-type="float" office:value="0.0210473">
            <text:p>0.0210473</text:p>
          </table:table-cell>
          <table:table-cell office:value-type="float" office:value="0.009893417">
            <text:p>0.009893417</text:p>
          </table:table-cell>
          <table:table-cell office:value-type="float" office:value="-0.019965814">
            <text:p>-0.019965814</text:p>
          </table:table-cell>
          <table:table-cell/>
          <table:table-cell table:formula="of:=([.D364]-[.E364])-([.D363]-[.E363])" office:value-type="float" office:value="0.007235704">
            <text:p>0.007235704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017184025">
            <text:p>0.017184025</text:p>
          </table:table-cell>
          <table:table-cell office:value-type="float" office:value="0.0210473">
            <text:p>0.0210473</text:p>
          </table:table-cell>
          <table:table-cell office:value-type="float" office:value="0.010679483">
            <text:p>0.010679483</text:p>
          </table:table-cell>
          <table:table-cell office:value-type="float" office:value="-0.0066552684">
            <text:p>-0.0066552684</text:p>
          </table:table-cell>
          <table:table-cell/>
          <table:table-cell table:formula="of:=([.D365]-[.E365])-([.D364]-[.E364])" office:value-type="float" office:value="-0.0125244796">
            <text:p>-0.0125244796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016868306">
            <text:p>0.016868306</text:p>
          </table:table-cell>
          <table:table-cell office:value-type="float" office:value="0.020132199">
            <text:p>0.020132199</text:p>
          </table:table-cell>
          <table:table-cell office:value-type="float" office:value="0.011084318">
            <text:p>0.011084318</text:p>
          </table:table-cell>
          <table:table-cell office:value-type="float" office:value="-0.013310541">
            <text:p>-0.013310541</text:p>
          </table:table-cell>
          <table:table-cell/>
          <table:table-cell table:formula="of:=([.D366]-[.E366])-([.D365]-[.E365])" office:value-type="float" office:value="0.0070601076">
            <text:p>0.0070601076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016566325">
            <text:p>0.016566325</text:p>
          </table:table-cell>
          <table:table-cell office:value-type="float" office:value="0.0210473">
            <text:p>0.0210473</text:p>
          </table:table-cell>
          <table:table-cell office:value-type="float" office:value="0.0116885295">
            <text:p>0.0116885295</text:p>
          </table:table-cell>
          <table:table-cell office:value-type="float" office:value="-0.0066552684">
            <text:p>-0.0066552684</text:p>
          </table:table-cell>
          <table:table-cell/>
          <table:table-cell table:formula="of:=([.D367]-[.E367])-([.D366]-[.E366])" office:value-type="float" office:value="-0.0060510611">
            <text:p>-0.0060510611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016250618">
            <text:p>0.016250618</text:p>
          </table:table-cell>
          <table:table-cell office:value-type="float" office:value="0.019217102">
            <text:p>0.019217102</text:p>
          </table:table-cell>
          <table:table-cell office:value-type="float" office:value="0.012120723">
            <text:p>0.012120723</text:p>
          </table:table-cell>
          <table:table-cell office:value-type="float" office:value="-0.0066552735">
            <text:p>-0.0066552735</text:p>
          </table:table-cell>
          <table:table-cell/>
          <table:table-cell table:formula="of:=([.D368]-[.E368])-([.D367]-[.E367])" office:value-type="float" office:value="0.000432198599999999">
            <text:p>0.0004321986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015962353">
            <text:p>0.015962353</text:p>
          </table:table-cell>
          <table:table-cell office:value-type="float" office:value="0.020132199">
            <text:p>0.020132199</text:p>
          </table:table-cell>
          <table:table-cell office:value-type="float" office:value="0.012539685">
            <text:p>0.012539685</text:p>
          </table:table-cell>
          <table:table-cell office:value-type="float" office:value="-0.013310541">
            <text:p>-0.013310541</text:p>
          </table:table-cell>
          <table:table-cell/>
          <table:table-cell table:formula="of:=([.D369]-[.E369])-([.D368]-[.E368])" office:value-type="float" office:value="0.0070742295">
            <text:p>0.0070742295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01566036">
            <text:p>0.01566036</text:p>
          </table:table-cell>
          <table:table-cell office:value-type="float" office:value="0.019217102">
            <text:p>0.019217102</text:p>
          </table:table-cell>
          <table:table-cell office:value-type="float" office:value="0.01318735">
            <text:p>0.01318735</text:p>
          </table:table-cell>
          <table:table-cell office:value-type="float" office:value="-0.0066552735">
            <text:p>-0.0066552735</text:p>
          </table:table-cell>
          <table:table-cell/>
          <table:table-cell table:formula="of:=([.D370]-[.E370])-([.D369]-[.E369])" office:value-type="float" office:value="-0.0060076025">
            <text:p>-0.0060076025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015372103">
            <text:p>0.015372103</text:p>
          </table:table-cell>
          <table:table-cell office:value-type="float" office:value="0.019217102">
            <text:p>0.019217102</text:p>
          </table:table-cell>
          <table:table-cell office:value-type="float" office:value="0.013635814">
            <text:p>0.013635814</text:p>
          </table:table-cell>
          <table:table-cell office:value-type="float" office:value="-0.0066552735">
            <text:p>-0.0066552735</text:p>
          </table:table-cell>
          <table:table-cell/>
          <table:table-cell table:formula="of:=([.D371]-[.E371])-([.D370]-[.E370])" office:value-type="float" office:value="0.000448464000000003">
            <text:p>0.000448464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7">
            <text:p>-0.013310547</text:p>
          </table:table-cell>
          <table:table-cell/>
          <table:table-cell table:formula="of:=([.D372]-[.E372])-([.D371]-[.E371])" office:value-type="float" office:value="0.0071132165">
            <text:p>0.0071132165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015083849">
            <text:p>0.015083849</text:p>
          </table:table-cell>
          <table:table-cell office:value-type="float" office:value="0.018302001">
            <text:p>0.018302001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73]-[.E373])-([.D372]-[.E372])" office:value-type="float" office:value="-0.013310547">
            <text:p>-0.013310547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015083849">
            <text:p>0.015083849</text:p>
          </table:table-cell>
          <table:table-cell office:value-type="float" office:value="0.0109812">
            <text:p>0.0109812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  <table:table-cell/>
          <table:table-cell table:formula="of:=([.D374]-[.E374])-([.D373]-[.E373])" office:value-type="float" office:value="0.013310544">
            <text:p>0.013310544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015083849">
            <text:p>0.015083849</text:p>
          </table:table-cell>
          <table:table-cell office:value-type="float" office:value="0.009151">
            <text:p>0.009151</text:p>
          </table:table-cell>
          <table:table-cell office:value-type="float" office:value="0.014093757">
            <text:p>0.014093757</text:p>
          </table:table-cell>
          <table:table-cell office:value-type="float" office:value="-0.013310544">
            <text:p>-0.013310544</text:p>
          </table:table-cell>
          <table:table-cell/>
          <table:table-cell table:formula="of:=([.D375]-[.E375])-([.D374]-[.E374])" office:value-type="float" office:value="0">
            <text:p>0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015083849">
            <text:p>0.015083849</text:p>
          </table:table-cell>
          <table:table-cell office:value-type="float" office:value="0.0045755003">
            <text:p>0.0045755003</text:p>
          </table:table-cell>
          <table:table-cell office:value-type="float" office:value="0.014093757">
            <text:p>0.014093757</text:p>
          </table:table-cell>
          <table:table-cell office:value-type="float" office:value="-0.019965818">
            <text:p>-0.019965818</text:p>
          </table:table-cell>
          <table:table-cell/>
          <table:table-cell table:formula="of:=([.D376]-[.E376])-([.D375]-[.E375])" office:value-type="float" office:value="0.006655274">
            <text:p>0.006655274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015083849">
            <text:p>0.015083849</text:p>
          </table:table-cell>
          <table:table-cell office:value-type="float" office:value="0.0018302001">
            <text:p>0.0018302001</text:p>
          </table:table-cell>
          <table:table-cell office:value-type="float" office:value="0.014093757">
            <text:p>0.014093757</text:p>
          </table:table-cell>
          <table:table-cell office:value-type="float" office:value="-0.013310545">
            <text:p>-0.013310545</text:p>
          </table:table-cell>
          <table:table-cell/>
          <table:table-cell table:formula="of:=([.D377]-[.E377])-([.D376]-[.E376])" office:value-type="float" office:value="-0.006655273">
            <text:p>-0.006655273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015083849">
            <text:p>0.015083849</text:p>
          </table:table-cell>
          <table:table-cell office:value-type="float" office:value="0.00091510004">
            <text:p>0.0009151</text:p>
          </table:table-cell>
          <table:table-cell office:value-type="float" office:value="0.014093757">
            <text:p>0.014093757</text:p>
          </table:table-cell>
          <table:table-cell office:value-type="float" office:value="-0.0066552726">
            <text:p>-0.0066552726</text:p>
          </table:table-cell>
          <table:table-cell/>
          <table:table-cell table:formula="of:=([.D378]-[.E378])-([.D377]-[.E377])" office:value-type="float" office:value="-0.0066552724">
            <text:p>-0.0066552724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79]-[.E379])-([.D378]-[.E378])" office:value-type="float" office:value="-0.0066552726">
            <text:p>-0.0066552726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0]-[.E380])-([.D379]-[.E379])" office:value-type="float" office:value="0">
            <text:p>0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1]-[.E381])-([.D380]-[.E380])" office:value-type="float" office:value="0">
            <text:p>0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2]-[.E382])-([.D381]-[.E381])" office:value-type="float" office:value="0">
            <text:p>0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3]-[.E383])-([.D382]-[.E382])" office:value-type="float" office:value="0">
            <text:p>0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4]-[.E384])-([.D383]-[.E383])" office:value-type="float" office:value="0">
            <text:p>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5]-[.E385])-([.D384]-[.E384])" office:value-type="float" office:value="0">
            <text:p>0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6]-[.E386])-([.D385]-[.E385])" office:value-type="float" office:value="0">
            <text:p>0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7]-[.E387])-([.D386]-[.E386])" office:value-type="float" office:value="0">
            <text:p>0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8]-[.E388])-([.D387]-[.E387])" office:value-type="float" office:value="0">
            <text:p>0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89]-[.E389])-([.D388]-[.E388])" office:value-type="float" office:value="0">
            <text:p>0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0]-[.E390])-([.D389]-[.E389])" office:value-type="float" office:value="0">
            <text:p>0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1]-[.E391])-([.D390]-[.E390])" office:value-type="float" office:value="0">
            <text:p>0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2]-[.E392])-([.D391]-[.E391])" office:value-type="float" office:value="0">
            <text:p>0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3]-[.E393])-([.D392]-[.E392])" office:value-type="float" office:value="0">
            <text:p>0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4]-[.E394])-([.D393]-[.E393])" office:value-type="float" office:value="0">
            <text:p>0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5]-[.E395])-([.D394]-[.E394])" office:value-type="float" office:value="0">
            <text:p>0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6]-[.E396])-([.D395]-[.E395])" office:value-type="float" office:value="0">
            <text:p>0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7]-[.E397])-([.D396]-[.E396])" office:value-type="float" office:value="0">
            <text:p>0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8]-[.E398])-([.D397]-[.E397])" office:value-type="float" office:value="0">
            <text:p>0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399]-[.E399])-([.D398]-[.E398])" office:value-type="float" office:value="0">
            <text:p>0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400]-[.E400])-([.D399]-[.E399])" office:value-type="float" office:value="0">
            <text:p>0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015083849">
            <text:p>0.015083849</text:p>
          </table:table-cell>
          <table:table-cell office:value-type="float" office:value="0">
            <text:p>0</text:p>
          </table:table-cell>
          <table:table-cell office:value-type="float" office:value="0.014093757">
            <text:p>0.014093757</text:p>
          </table:table-cell>
          <table:table-cell office:value-type="float" office:value="0">
            <text:p>0</text:p>
          </table:table-cell>
          <table:table-cell/>
          <table:table-cell table:formula="of:=([.D401]-[.E401])-([.D400]-[.E400])" office:value-type="float" office:value="0">
            <text:p>0</text:p>
          </table:table-cell>
        </table:table-row>
        <table:table-row table:style-name="ro2" table:number-rows-repeated="10481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/00/0000</text:date>, <text:time style:data-style-name="N2" text:time-value="0000-00-00T22:26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2T18:43:11</dc:date>
    <dc:creator>Matthieu Pizenberg</dc:creator>
    <meta:editing-duration>P1DT1H54M43S</meta:editing-duration>
    <meta:editing-cycles>21</meta:editing-cycles>
    <meta:generator>LibreOffice/4.0.2.2$Linux_X86_64 LibreOffice_project/400m0$Build-2</meta:generator>
    <meta:document-statistic meta:table-count="1" meta:cell-count="2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column-mapping="3 4 1 2" chart:style-name="ch1">
        <chart:legend chart:legend-position="end" svg:x="41.577cm" svg:y="8.437cm" style:legend-expansion="high" chart:style-name="ch2"/>
        <chart:plot-area chart:style-name="ch3" table:cell-range-address="Sheet1.A2:Sheet1.C401 Sheet1.D1:Sheet1.E401 Sheet1.B1:Sheet1.C1" chart:data-source-has-labels="row" svg:x="1.332cm" svg:y="1.651cm" svg:width="38.481cm" svg:height="16.516cm">
          <chartooo:coordinate-region svg:x="2.059cm" svg:y="1.851cm" svg:width="36.92cm" svg:height="15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attached-axis="secondary-y" chart:style-name="ch8" chart:values-cell-range-address="Sheet1.E2:Sheet1.E401" chart:label-cell-address="Sheet1.E1:Sheet1.E1" chart:class="chart:scatter">
            <chart:data-point chart:repeated="400"/>
          </chart:series>
          <chart:series chart:attached-axis="primary-y" chart:style-name="ch9" chart:values-cell-range-address="Sheet1.B2:Sheet1.B401" chart:label-cell-address="Sheet1.B1:Sheet1.B1" chart:class="chart:scatter">
            <chart:data-point chart:repeated="400"/>
          </chart:series>
          <chart:series chart:attached-axis="primary-y" chart:style-name="ch10" chart:values-cell-range-address="Sheet1.C2:Sheet1.C401" chart:label-cell-address="Sheet1.C1:Sheet1.C1" chart:class="chart:scatter">
            <chart:data-point chart:repeated="4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">
                <text:p>0</text:p>
                <draw:g>
                  <svg:desc>Sheet1.D2:Sheet1.D401</svg:desc>
                </draw:g>
              </table:table-cell>
              <table:table-cell office:value-type="float" office:value="-0.0066552726">
                <text:p>-0.0066552726</text:p>
                <draw:g>
                  <svg:desc>Sheet1.E2:Sheet1.E401</svg:desc>
                </draw:g>
              </table:table-cell>
              <table:table-cell office:value-type="float" office:value="0">
                <text:p>0</text:p>
                <draw:g>
                  <svg:desc>Sheet1.B2:Sheet1.B401</svg:desc>
                </draw:g>
              </table:table-cell>
              <table:table-cell office:value-type="float" office:value="0.0027453">
                <text:p>0.0027453</text:p>
                <draw:g>
                  <svg:desc>Sheet1.C2:Sheet1.C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8">
                <text:p>0.08</text:p>
              </table:table-cell>
              <table:table-cell office:value-type="float" office:value="0.02662109">
                <text:p>0.02662109</text:p>
              </table:table-cell>
              <table:table-cell office:value-type="float" office:value="0.02">
                <text:p>0.02</text:p>
              </table:table-cell>
              <table:table-cell office:value-type="float" office:value="0.0036604002">
                <text:p>0.0036604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99999994">
                <text:p>0.099999994</text:p>
              </table:table-cell>
              <table:table-cell office:value-type="float" office:value="0.039931636">
                <text:p>0.039931636</text:p>
              </table:table-cell>
              <table:table-cell office:value-type="float" office:value="0.024999999">
                <text:p>0.024999999</text:p>
              </table:table-cell>
              <table:table-cell office:value-type="float" office:value="0.0054906">
                <text:p>0.0054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11999999">
                <text:p>0.11999999</text:p>
              </table:table-cell>
              <table:table-cell office:value-type="float" office:value="0.07986327">
                <text:p>0.07986327</text:p>
              </table:table-cell>
              <table:table-cell office:value-type="float" office:value="0.029999997">
                <text:p>0.029999997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13999999">
                <text:p>0.13999999</text:p>
              </table:table-cell>
              <table:table-cell office:value-type="float" office:value="0.12645018">
                <text:p>0.12645018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173869">
                <text:p>0.0173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5307127">
                <text:p>0.15307127</text:p>
              </table:table-cell>
              <table:table-cell office:value-type="float" office:value="0.039999995">
                <text:p>0.03999999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17999998">
                <text:p>0.17999998</text:p>
              </table:table-cell>
              <table:table-cell office:value-type="float" office:value="0.21296872">
                <text:p>0.21296872</text:p>
              </table:table-cell>
              <table:table-cell office:value-type="float" office:value="0.044999994">
                <text:p>0.044999994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19999997">
                <text:p>0.19999997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49999993">
                <text:p>0.049999993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1999997">
                <text:p>0.21999997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54999992">
                <text:p>0.054999992</text:p>
              </table:table-cell>
              <table:table-cell office:value-type="float" office:value="0.043009702">
                <text:p>0.043009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3999996">
                <text:p>0.23999996</text:p>
              </table:table-cell>
              <table:table-cell office:value-type="float" office:value="0.22627929">
                <text:p>0.22627929</text:p>
              </table:table-cell>
              <table:table-cell office:value-type="float" office:value="0.05999999">
                <text:p>0.05999999</text:p>
              </table:table-cell>
              <table:table-cell office:value-type="float" office:value="0.045755003">
                <text:p>0.045755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25999996">
                <text:p>0.25999996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.06499999">
                <text:p>0.06499999</text:p>
              </table:table-cell>
              <table:table-cell office:value-type="float" office:value="0.044839904">
                <text:p>0.044839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27999997">
                <text:p>0.27999997</text:p>
              </table:table-cell>
              <table:table-cell office:value-type="float" office:value="0.23293456">
                <text:p>0.23293456</text:p>
              </table:table-cell>
              <table:table-cell office:value-type="float" office:value="0.06999999">
                <text:p>0.06999999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29999998">
                <text:p>0.29999998</text:p>
              </table:table-cell>
              <table:table-cell office:value-type="float" office:value="0.292832">
                <text:p>0.292832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2">
                <text:p>0.32</text:p>
              </table:table-cell>
              <table:table-cell office:value-type="float" office:value="0.3127978">
                <text:p>0.3127978</text:p>
              </table:table-cell>
              <table:table-cell office:value-type="float" office:value="0.08">
                <text:p>0.08</text:p>
              </table:table-cell>
              <table:table-cell office:value-type="float" office:value="0.0668023">
                <text:p>0.0668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4">
                <text:p>0.34</text:p>
              </table:table-cell>
              <table:table-cell office:value-type="float" office:value="0.35938472">
                <text:p>0.35938472</text:p>
              </table:table-cell>
              <table:table-cell office:value-type="float" office:value="0.085">
                <text:p>0.085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6">
                <text:p>0.36</text:p>
              </table:table-cell>
              <table:table-cell office:value-type="float" office:value="0.33276364">
                <text:p>0.33276364</text:p>
              </table:table-cell>
              <table:table-cell office:value-type="float" office:value="0.09">
                <text:p>0.09</text:p>
              </table:table-cell>
              <table:table-cell office:value-type="float" office:value="0.07137781">
                <text:p>0.07137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8000003">
                <text:p>0.38000003</text:p>
              </table:table-cell>
              <table:table-cell office:value-type="float" office:value="0.34607416">
                <text:p>0.34607416</text:p>
              </table:table-cell>
              <table:table-cell office:value-type="float" office:value="0.095000006">
                <text:p>0.095000006</text:p>
              </table:table-cell>
              <table:table-cell office:value-type="float" office:value="0.07686841">
                <text:p>0.07686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40000004">
                <text:p>0.40000004</text:p>
              </table:table-cell>
              <table:table-cell office:value-type="float" office:value="0.37269527">
                <text:p>0.37269527</text:p>
              </table:table-cell>
              <table:table-cell office:value-type="float" office:value="0.10000001">
                <text:p>0.10000001</text:p>
              </table:table-cell>
              <table:table-cell office:value-type="float" office:value="0.08235901">
                <text:p>0.08235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42000005">
                <text:p>0.42000005</text:p>
              </table:table-cell>
              <table:table-cell office:value-type="float" office:value="0.37935054">
                <text:p>0.37935054</text:p>
              </table:table-cell>
              <table:table-cell office:value-type="float" office:value="0.10500001">
                <text:p>0.10500001</text:p>
              </table:table-cell>
              <table:table-cell office:value-type="float" office:value="0.08510431">
                <text:p>0.085104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2593744">
                <text:p>0.42593744</text:p>
              </table:table-cell>
              <table:table-cell office:value-type="float" office:value="0.110000014">
                <text:p>0.110000014</text:p>
              </table:table-cell>
              <table:table-cell office:value-type="float" office:value="0.09517041">
                <text:p>0.09517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46000007">
                <text:p>0.46000007</text:p>
              </table:table-cell>
              <table:table-cell office:value-type="float" office:value="0.45255858">
                <text:p>0.45255858</text:p>
              </table:table-cell>
              <table:table-cell office:value-type="float" office:value="0.11500002">
                <text:p>0.11500002</text:p>
              </table:table-cell>
              <table:table-cell office:value-type="float" office:value="0.1024912">
                <text:p>0.1024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48000008">
                <text:p>0.48000008</text:p>
              </table:table-cell>
              <table:table-cell office:value-type="float" office:value="0.46586913">
                <text:p>0.46586913</text:p>
              </table:table-cell>
              <table:table-cell office:value-type="float" office:value="0.12000002">
                <text:p>0.12000002</text:p>
              </table:table-cell>
              <table:table-cell office:value-type="float" office:value="0.104321405">
                <text:p>0.104321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50000006">
                <text:p>0.50000006</text:p>
              </table:table-cell>
              <table:table-cell office:value-type="float" office:value="0.5191113">
                <text:p>0.5191113</text:p>
              </table:table-cell>
              <table:table-cell office:value-type="float" office:value="0.12500001">
                <text:p>0.12500001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52000004">
                <text:p>0.52000004</text:p>
              </table:table-cell>
              <table:table-cell office:value-type="float" office:value="0.57235354">
                <text:p>0.57235354</text:p>
              </table:table-cell>
              <table:table-cell office:value-type="float" office:value="0.13000001">
                <text:p>0.13000001</text:p>
              </table:table-cell>
              <table:table-cell office:value-type="float" office:value="0.124453604">
                <text:p>0.124453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54">
                <text:p>0.54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35">
                <text:p>0.135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56">
                <text:p>0.56</text:p>
              </table:table-cell>
              <table:table-cell office:value-type="float" office:value="0.5390771">
                <text:p>0.5390771</text:p>
              </table:table-cell>
              <table:table-cell office:value-type="float" office:value="0.14">
                <text:p>0.14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58">
                <text:p>0.58</text:p>
              </table:table-cell>
              <table:table-cell office:value-type="float" office:value="0.5656982">
                <text:p>0.5656982</text:p>
              </table:table-cell>
              <table:table-cell office:value-type="float" office:value="0.145">
                <text:p>0.145</text:p>
              </table:table-cell>
              <table:table-cell office:value-type="float" office:value="0.1308593">
                <text:p>0.1308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59999996">
                <text:p>0.59999996</text:p>
              </table:table-cell>
              <table:table-cell office:value-type="float" office:value="0.57900876">
                <text:p>0.57900876</text:p>
              </table:table-cell>
              <table:table-cell office:value-type="float" office:value="0.14999999">
                <text:p>0.14999999</text:p>
              </table:table-cell>
              <table:table-cell office:value-type="float" office:value="0.13451971">
                <text:p>0.134519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61999995">
                <text:p>0.6199999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15499999">
                <text:p>0.15499999</text:p>
              </table:table-cell>
              <table:table-cell office:value-type="float" office:value="0.1354348">
                <text:p>0.1354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6399999">
                <text:p>0.6399999</text:p>
              </table:table-cell>
              <table:table-cell office:value-type="float" office:value="0.585664">
                <text:p>0.585664</text:p>
              </table:table-cell>
              <table:table-cell office:value-type="float" office:value="0.15999998">
                <text:p>0.15999998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6599999">
                <text:p>0.6599999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16499998">
                <text:p>0.16499998</text:p>
              </table:table-cell>
              <table:table-cell office:value-type="float" office:value="0.14916131">
                <text:p>0.14916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6799999">
                <text:p>0.6799999</text:p>
              </table:table-cell>
              <table:table-cell office:value-type="float" office:value="0.6655273">
                <text:p>0.6655273</text:p>
              </table:table-cell>
              <table:table-cell office:value-type="float" office:value="0.16999997">
                <text:p>0.16999997</text:p>
              </table:table-cell>
              <table:table-cell office:value-type="float" office:value="0.1610576">
                <text:p>0.1610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69999987">
                <text:p>0.69999987</text:p>
              </table:table-cell>
              <table:table-cell office:value-type="float" office:value="0.6921483">
                <text:p>0.6921483</text:p>
              </table:table-cell>
              <table:table-cell office:value-type="float" office:value="0.17499997">
                <text:p>0.17499997</text:p>
              </table:table-cell>
              <table:table-cell office:value-type="float" office:value="0.1628878">
                <text:p>0.1628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71999985">
                <text:p>0.71999985</text:p>
              </table:table-cell>
              <table:table-cell office:value-type="float" office:value="0.7121141">
                <text:p>0.7121141</text:p>
              </table:table-cell>
              <table:table-cell office:value-type="float" office:value="0.17999996">
                <text:p>0.17999996</text:p>
              </table:table-cell>
              <table:table-cell office:value-type="float" office:value="0.1711237">
                <text:p>0.1711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73999983">
                <text:p>0.73999983</text:p>
              </table:table-cell>
              <table:table-cell office:value-type="float" office:value="0.7387353">
                <text:p>0.7387353</text:p>
              </table:table-cell>
              <table:table-cell office:value-type="float" office:value="0.18499996">
                <text:p>0.18499996</text:p>
              </table:table-cell>
              <table:table-cell office:value-type="float" office:value="0.16929351">
                <text:p>0.16929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7599998">
                <text:p>0.75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8999995">
                <text:p>0.18999995</text:p>
              </table:table-cell>
              <table:table-cell office:value-type="float" office:value="0.1775294">
                <text:p>0.177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7799998">
                <text:p>0.7799998</text:p>
              </table:table-cell>
              <table:table-cell office:value-type="float" office:value="0.77201164">
                <text:p>0.77201164</text:p>
              </table:table-cell>
              <table:table-cell office:value-type="float" office:value="0.19499995">
                <text:p>0.19499995</text:p>
              </table:table-cell>
              <table:table-cell office:value-type="float" office:value="0.1811898">
                <text:p>0.1811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7999998">
                <text:p>0.7999998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19999994">
                <text:p>0.19999994</text:p>
              </table:table-cell>
              <table:table-cell office:value-type="float" office:value="0.1875955">
                <text:p>0.1875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81999975">
                <text:p>0.81999975</text:p>
              </table:table-cell>
              <table:table-cell office:value-type="float" office:value="0.78532225">
                <text:p>0.78532225</text:p>
              </table:table-cell>
              <table:table-cell office:value-type="float" office:value="0.20499994">
                <text:p>0.20499994</text:p>
              </table:table-cell>
              <table:table-cell office:value-type="float" office:value="0.1903408">
                <text:p>0.1903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83999974">
                <text:p>0.83999974</text:p>
              </table:table-cell>
              <table:table-cell office:value-type="float" office:value="0.778667">
                <text:p>0.778667</text:p>
              </table:table-cell>
              <table:table-cell office:value-type="float" office:value="0.20999993">
                <text:p>0.20999993</text:p>
              </table:table-cell>
              <table:table-cell office:value-type="float" office:value="0.1930861">
                <text:p>0.1930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8599997">
                <text:p>0.8599997</text:p>
              </table:table-cell>
              <table:table-cell office:value-type="float" office:value="0.7986328">
                <text:p>0.7986328</text:p>
              </table:table-cell>
              <table:table-cell office:value-type="float" office:value="0.21499993">
                <text:p>0.21499993</text:p>
              </table:table-cell>
              <table:table-cell office:value-type="float" office:value="0.19766161">
                <text:p>0.19766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8799997">
                <text:p>0.8799997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21999992">
                <text:p>0.21999992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8999997">
                <text:p>0.8999997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22499992">
                <text:p>0.22499992</text:p>
              </table:table-cell>
              <table:table-cell office:value-type="float" office:value="0.2123032">
                <text:p>0.2123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91999966">
                <text:p>0.91999966</text:p>
              </table:table-cell>
              <table:table-cell office:value-type="float" office:value="0.8984618">
                <text:p>0.8984618</text:p>
              </table:table-cell>
              <table:table-cell office:value-type="float" office:value="0.22999991">
                <text:p>0.22999991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93999964">
                <text:p>0.93999964</text:p>
              </table:table-cell>
              <table:table-cell office:value-type="float" office:value="0.95170397">
                <text:p>0.95170397</text:p>
              </table:table-cell>
              <table:table-cell office:value-type="float" office:value="0.23499991">
                <text:p>0.23499991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9599996">
                <text:p>0.9599996</text:p>
              </table:table-cell>
              <table:table-cell office:value-type="float" office:value="0.97832507">
                <text:p>0.97832507</text:p>
              </table:table-cell>
              <table:table-cell office:value-type="float" office:value="0.2399999">
                <text:p>0.2399999</text:p>
              </table:table-cell>
              <table:table-cell office:value-type="float" office:value="0.2278599">
                <text:p>0.2278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9799996">
                <text:p>0.97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449999">
                <text:p>0.2449999</text:p>
              </table:table-cell>
              <table:table-cell office:value-type="float" office:value="0.2315203">
                <text:p>0.2315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9999996">
                <text:p>0.9999996</text:p>
              </table:table-cell>
              <table:table-cell office:value-type="float" office:value="0.9383935">
                <text:p>0.9383935</text:p>
              </table:table-cell>
              <table:table-cell office:value-type="float" office:value="0.2499999">
                <text:p>0.2499999</text:p>
              </table:table-cell>
              <table:table-cell office:value-type="float" office:value="0.22969009">
                <text:p>0.22969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0199996">
                <text:p>1.0199996</text:p>
              </table:table-cell>
              <table:table-cell office:value-type="float" office:value="0.90511703">
                <text:p>0.90511703</text:p>
              </table:table-cell>
              <table:table-cell office:value-type="float" office:value="0.2549999">
                <text:p>0.2549999</text:p>
              </table:table-cell>
              <table:table-cell office:value-type="float" office:value="0.2306052">
                <text:p>0.2306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0399996">
                <text:p>1.0399996</text:p>
              </table:table-cell>
              <table:table-cell office:value-type="float" office:value="0.9916357">
                <text:p>0.9916357</text:p>
              </table:table-cell>
              <table:table-cell office:value-type="float" office:value="0.2599999">
                <text:p>0.2599999</text:p>
              </table:table-cell>
              <table:table-cell office:value-type="float" office:value="0.2388411">
                <text:p>0.2388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0599996">
                <text:p>1.0599996</text:p>
              </table:table-cell>
              <table:table-cell office:value-type="float" office:value="1.024912">
                <text:p>1.024912</text:p>
              </table:table-cell>
              <table:table-cell office:value-type="float" office:value="0.2649999">
                <text:p>0.2649999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0799996">
                <text:p>1.0799996</text:p>
              </table:table-cell>
              <table:table-cell office:value-type="float" office:value="1.0781542">
                <text:p>1.0781542</text:p>
              </table:table-cell>
              <table:table-cell office:value-type="float" office:value="0.2699999">
                <text:p>0.2699999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0999995">
                <text:p>1.0999995</text:p>
              </table:table-cell>
              <table:table-cell office:value-type="float" office:value="1.0981201">
                <text:p>1.0981201</text:p>
              </table:table-cell>
              <table:table-cell office:value-type="float" office:value="0.2727274">
                <text:p>0.2727274</text:p>
              </table:table-cell>
              <table:table-cell office:value-type="float" office:value="0.26995453">
                <text:p>0.269954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1199995">
                <text:p>1.1199995</text:p>
              </table:table-cell>
              <table:table-cell office:value-type="float" office:value="1.1180859">
                <text:p>1.1180859</text:p>
              </table:table-cell>
              <table:table-cell office:value-type="float" office:value="0.26785725">
                <text:p>0.26785725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1399995">
                <text:p>1.1399995</text:p>
              </table:table-cell>
              <table:table-cell office:value-type="float" office:value="1.1313964">
                <text:p>1.1313964</text:p>
              </table:table-cell>
              <table:table-cell office:value-type="float" office:value="0.26315802">
                <text:p>0.26315802</text:p>
              </table:table-cell>
              <table:table-cell office:value-type="float" office:value="0.2690394">
                <text:p>0.26903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1599995">
                <text:p>1.1599995</text:p>
              </table:table-cell>
              <table:table-cell office:value-type="float" office:value="1.1646729">
                <text:p>1.1646729</text:p>
              </table:table-cell>
              <table:table-cell office:value-type="float" office:value="0.25862083">
                <text:p>0.25862083</text:p>
              </table:table-cell>
              <table:table-cell office:value-type="float" office:value="0.26812434">
                <text:p>0.26812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1799995">
                <text:p>1.1799995</text:p>
              </table:table-cell>
              <table:table-cell office:value-type="float" office:value="1.1580174">
                <text:p>1.1580174</text:p>
              </table:table-cell>
              <table:table-cell office:value-type="float" office:value="0.2542374">
                <text:p>0.2542374</text:p>
              </table:table-cell>
              <table:table-cell office:value-type="float" office:value="0.2598884">
                <text:p>0.2598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1999995">
                <text:p>1.1999995</text:p>
              </table:table-cell>
              <table:table-cell office:value-type="float" office:value="1.0914646">
                <text:p>1.0914646</text:p>
              </table:table-cell>
              <table:table-cell office:value-type="float" office:value="0.25000012">
                <text:p>0.25000012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2199994">
                <text:p>1.2199994</text:p>
              </table:table-cell>
              <table:table-cell office:value-type="float" office:value="1.1513623">
                <text:p>1.1513623</text:p>
              </table:table-cell>
              <table:table-cell office:value-type="float" office:value="0.24590176">
                <text:p>0.24590176</text:p>
              </table:table-cell>
              <table:table-cell office:value-type="float" office:value="0.2406713">
                <text:p>0.2406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2399994">
                <text:p>1.23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4193561">
                <text:p>0.24193561</text:p>
              </table:table-cell>
              <table:table-cell office:value-type="float" office:value="0.23975623">
                <text:p>0.239756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2599994">
                <text:p>1.2599994</text:p>
              </table:table-cell>
              <table:table-cell office:value-type="float" office:value="1.2645018">
                <text:p>1.2645018</text:p>
              </table:table-cell>
              <table:table-cell office:value-type="float" office:value="0.23809536">
                <text:p>0.23809536</text:p>
              </table:table-cell>
              <table:table-cell office:value-type="float" office:value="0.24341659">
                <text:p>0.24341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2799994">
                <text:p>1.2799994</text:p>
              </table:table-cell>
              <table:table-cell office:value-type="float" office:value="1.364331">
                <text:p>1.364331</text:p>
              </table:table-cell>
              <table:table-cell office:value-type="float" office:value="0.23437512">
                <text:p>0.23437512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2999994">
                <text:p>1.2999994</text:p>
              </table:table-cell>
              <table:table-cell office:value-type="float" office:value="1.3443651">
                <text:p>1.3443651</text:p>
              </table:table-cell>
              <table:table-cell office:value-type="float" office:value="0.23076935">
                <text:p>0.23076935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3199993">
                <text:p>1.3199993</text:p>
              </table:table-cell>
              <table:table-cell office:value-type="float" office:value="1.3110888">
                <text:p>1.3110888</text:p>
              </table:table-cell>
              <table:table-cell office:value-type="float" office:value="0.22727285">
                <text:p>0.22727285</text:p>
              </table:table-cell>
              <table:table-cell office:value-type="float" office:value="0.22602971">
                <text:p>0.226029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3150078">
                <text:p>1.31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2813554">
                <text:p>0.22813554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2950078">
                <text:p>1.2950078</text:p>
              </table:table-cell>
              <table:table-cell office:value-type="float" office:value="1.3243994">
                <text:p>1.3243994</text:p>
              </table:table-cell>
              <table:table-cell office:value-type="float" office:value="0.23165885">
                <text:p>0.23165885</text:p>
              </table:table-cell>
              <table:table-cell office:value-type="float" office:value="0.21870892">
                <text:p>0.21870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2750078">
                <text:p>1.2750078</text:p>
              </table:table-cell>
              <table:table-cell office:value-type="float" office:value="1.3576757">
                <text:p>1.3576757</text:p>
              </table:table-cell>
              <table:table-cell office:value-type="float" office:value="0.23529267">
                <text:p>0.23529267</text:p>
              </table:table-cell>
              <table:table-cell office:value-type="float" office:value="0.2251146">
                <text:p>0.2251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2550079">
                <text:p>1.2550079</text:p>
              </table:table-cell>
              <table:table-cell office:value-type="float" office:value="1.3310546">
                <text:p>1.3310546</text:p>
              </table:table-cell>
              <table:table-cell office:value-type="float" office:value="0.23904234">
                <text:p>0.23904234</text:p>
              </table:table-cell>
              <table:table-cell office:value-type="float" office:value="0.2269448">
                <text:p>0.2269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2350079">
                <text:p>1.2350079</text:p>
              </table:table-cell>
              <table:table-cell office:value-type="float" office:value="1.2911229">
                <text:p>1.2911229</text:p>
              </table:table-cell>
              <table:table-cell office:value-type="float" office:value="0.24291344">
                <text:p>0.24291344</text:p>
              </table:table-cell>
              <table:table-cell office:value-type="float" office:value="0.23426561">
                <text:p>0.23426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2150079">
                <text:p>1.2150079</text:p>
              </table:table-cell>
              <table:table-cell office:value-type="float" office:value="1.2445359">
                <text:p>1.2445359</text:p>
              </table:table-cell>
              <table:table-cell office:value-type="float" office:value="0.24691199">
                <text:p>0.24691199</text:p>
              </table:table-cell>
              <table:table-cell office:value-type="float" office:value="0.23701091">
                <text:p>0.23701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1950079">
                <text:p>1.1950079</text:p>
              </table:table-cell>
              <table:table-cell office:value-type="float" office:value="1.2046044">
                <text:p>1.2046044</text:p>
              </table:table-cell>
              <table:table-cell office:value-type="float" office:value="0.25104436">
                <text:p>0.25104436</text:p>
              </table:table-cell>
              <table:table-cell office:value-type="float" office:value="0.2425015">
                <text:p>0.2425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1750079">
                <text:p>1.1750079</text:p>
              </table:table-cell>
              <table:table-cell office:value-type="float" office:value="1.171328">
                <text:p>1.171328</text:p>
              </table:table-cell>
              <table:table-cell office:value-type="float" office:value="0.25531742">
                <text:p>0.25531742</text:p>
              </table:table-cell>
              <table:table-cell office:value-type="float" office:value="0.24890721">
                <text:p>0.24890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155008">
                <text:p>1.15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5973848">
                <text:p>0.25973848</text:p>
              </table:table-cell>
              <table:table-cell office:value-type="float" office:value="0.2543978">
                <text:p>0.2543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135008">
                <text:p>1.135008</text:p>
              </table:table-cell>
              <table:table-cell office:value-type="float" office:value="1.1846386">
                <text:p>1.1846386</text:p>
              </table:table-cell>
              <table:table-cell office:value-type="float" office:value="0.26431534">
                <text:p>0.26431534</text:p>
              </table:table-cell>
              <table:table-cell office:value-type="float" office:value="0.25256762">
                <text:p>0.25256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115008">
                <text:p>1.115008</text:p>
              </table:table-cell>
              <table:table-cell office:value-type="float" office:value="1.1646727">
                <text:p>1.1646727</text:p>
              </table:table-cell>
              <table:table-cell office:value-type="float" office:value="0.26905638">
                <text:p>0.26905638</text:p>
              </table:table-cell>
              <table:table-cell office:value-type="float" office:value="0.25531292">
                <text:p>0.255312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095008">
                <text:p>1.095008</text:p>
              </table:table-cell>
              <table:table-cell office:value-type="float" office:value="1.1380517">
                <text:p>1.1380517</text:p>
              </table:table-cell>
              <table:table-cell office:value-type="float" office:value="0.2739706">
                <text:p>0.2739706</text:p>
              </table:table-cell>
              <table:table-cell office:value-type="float" office:value="0.2644639">
                <text:p>0.2644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075008">
                <text:p>1.075008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789706">
                <text:p>0.2789706</text:p>
              </table:table-cell>
              <table:table-cell office:value-type="float" office:value="0.2681243">
                <text:p>0.26812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055008">
                <text:p>1.055008</text:p>
              </table:table-cell>
              <table:table-cell office:value-type="float" office:value="1.071499">
                <text:p>1.071499</text:p>
              </table:table-cell>
              <table:table-cell office:value-type="float" office:value="0.2839706">
                <text:p>0.2839706</text:p>
              </table:table-cell>
              <table:table-cell office:value-type="float" office:value="0.2754451">
                <text:p>0.2754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0350081">
                <text:p>1.0350081</text:p>
              </table:table-cell>
              <table:table-cell office:value-type="float" office:value="1.1114305">
                <text:p>1.1114305</text:p>
              </table:table-cell>
              <table:table-cell office:value-type="float" office:value="0.2889706">
                <text:p>0.2889706</text:p>
              </table:table-cell>
              <table:table-cell office:value-type="float" office:value="0.2809357">
                <text:p>0.2809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0150081">
                <text:p>1.0150081</text:p>
              </table:table-cell>
              <table:table-cell office:value-type="float" office:value="1.0848094">
                <text:p>1.0848094</text:p>
              </table:table-cell>
              <table:table-cell office:value-type="float" office:value="0.29397058">
                <text:p>0.29397058</text:p>
              </table:table-cell>
              <table:table-cell office:value-type="float" office:value="0.2845961">
                <text:p>0.2845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9950081">
                <text:p>0.9950081</text:p>
              </table:table-cell>
              <table:table-cell office:value-type="float" office:value="1.0049461">
                <text:p>1.0049461</text:p>
              </table:table-cell>
              <table:table-cell office:value-type="float" office:value="0.29897058">
                <text:p>0.29897058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97500813">
                <text:p>0.97500813</text:p>
              </table:table-cell>
              <table:table-cell office:value-type="float" office:value="0.99829096">
                <text:p>0.99829096</text:p>
              </table:table-cell>
              <table:table-cell office:value-type="float" office:value="0.30397058">
                <text:p>0.30397058</text:p>
              </table:table-cell>
              <table:table-cell office:value-type="float" office:value="0.2946622">
                <text:p>0.2946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95500815">
                <text:p>0.95500815</text:p>
              </table:table-cell>
              <table:table-cell office:value-type="float" office:value="1.0049462">
                <text:p>1.0049462</text:p>
              </table:table-cell>
              <table:table-cell office:value-type="float" office:value="0.30897057">
                <text:p>0.30897057</text:p>
              </table:table-cell>
              <table:table-cell office:value-type="float" office:value="0.29740754">
                <text:p>0.297407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93500817">
                <text:p>0.93500817</text:p>
              </table:table-cell>
              <table:table-cell office:value-type="float" office:value="0.9450488">
                <text:p>0.9450488</text:p>
              </table:table-cell>
              <table:table-cell office:value-type="float" office:value="0.31397057">
                <text:p>0.31397057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9150082">
                <text:p>0.9150082</text:p>
              </table:table-cell>
              <table:table-cell office:value-type="float" office:value="0.86518544">
                <text:p>0.86518544</text:p>
              </table:table-cell>
              <table:table-cell office:value-type="float" office:value="0.31897056">
                <text:p>0.31897056</text:p>
              </table:table-cell>
              <table:table-cell office:value-type="float" office:value="0.30015278">
                <text:p>0.300152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8950082">
                <text:p>0.8950082</text:p>
              </table:table-cell>
              <table:table-cell office:value-type="float" office:value="0.85853016">
                <text:p>0.85853016</text:p>
              </table:table-cell>
              <table:table-cell office:value-type="float" office:value="0.32397056">
                <text:p>0.32397056</text:p>
              </table:table-cell>
              <table:table-cell office:value-type="float" office:value="0.30106792">
                <text:p>0.30106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8750082">
                <text:p>0.8750082</text:p>
              </table:table-cell>
              <table:table-cell office:value-type="float" office:value="0.83856434">
                <text:p>0.83856434</text:p>
              </table:table-cell>
              <table:table-cell office:value-type="float" office:value="0.32897055">
                <text:p>0.32897055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85500824">
                <text:p>0.85500824</text:p>
              </table:table-cell>
              <table:table-cell office:value-type="float" office:value="0.9117724">
                <text:p>0.9117724</text:p>
              </table:table-cell>
              <table:table-cell office:value-type="float" office:value="0.33397055">
                <text:p>0.33397055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83500826">
                <text:p>0.83500826</text:p>
              </table:table-cell>
              <table:table-cell office:value-type="float" office:value="0.8851513">
                <text:p>0.8851513</text:p>
              </table:table-cell>
              <table:table-cell office:value-type="float" office:value="0.33897054">
                <text:p>0.33897054</text:p>
              </table:table-cell>
              <table:table-cell office:value-type="float" office:value="0.33584172">
                <text:p>0.33584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8150083">
                <text:p>0.8150083</text:p>
              </table:table-cell>
              <table:table-cell office:value-type="float" office:value="0.89180666">
                <text:p>0.89180666</text:p>
              </table:table-cell>
              <table:table-cell office:value-type="float" office:value="0.34397054">
                <text:p>0.34397054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7950083">
                <text:p>0.7950083</text:p>
              </table:table-cell>
              <table:table-cell office:value-type="float" office:value="0.79197747">
                <text:p>0.79197747</text:p>
              </table:table-cell>
              <table:table-cell office:value-type="float" office:value="0.34897053">
                <text:p>0.34897053</text:p>
              </table:table-cell>
              <table:table-cell office:value-type="float" office:value="0.34316254">
                <text:p>0.34316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7750083">
                <text:p>0.7750083</text:p>
              </table:table-cell>
              <table:table-cell office:value-type="float" office:value="0.74539053">
                <text:p>0.74539053</text:p>
              </table:table-cell>
              <table:table-cell office:value-type="float" office:value="0.35397053">
                <text:p>0.35397053</text:p>
              </table:table-cell>
              <table:table-cell office:value-type="float" office:value="0.3440776">
                <text:p>0.3440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75500834">
                <text:p>0.75500834</text:p>
              </table:table-cell>
              <table:table-cell office:value-type="float" office:value="0.6721825">
                <text:p>0.6721825</text:p>
              </table:table-cell>
              <table:table-cell office:value-type="float" office:value="0.35897052">
                <text:p>0.35897052</text:p>
              </table:table-cell>
              <table:table-cell office:value-type="float" office:value="0.3559739">
                <text:p>0.35597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73500836">
                <text:p>0.73500836</text:p>
              </table:table-cell>
              <table:table-cell office:value-type="float" office:value="0.705459">
                <text:p>0.705459</text:p>
              </table:table-cell>
              <table:table-cell office:value-type="float" office:value="0.36397052">
                <text:p>0.36397052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7150084">
                <text:p>0.7150084</text:p>
              </table:table-cell>
              <table:table-cell office:value-type="float" office:value="0.6921483">
                <text:p>0.6921483</text:p>
              </table:table-cell>
              <table:table-cell office:value-type="float" office:value="0.3689705">
                <text:p>0.3689705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6950084">
                <text:p>0.6950084</text:p>
              </table:table-cell>
              <table:table-cell office:value-type="float" office:value="0.7720117">
                <text:p>0.7720117</text:p>
              </table:table-cell>
              <table:table-cell office:value-type="float" office:value="0.3739705">
                <text:p>0.3739705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6750084">
                <text:p>0.6750084</text:p>
              </table:table-cell>
              <table:table-cell office:value-type="float" office:value="0.73208">
                <text:p>0.73208</text:p>
              </table:table-cell>
              <table:table-cell office:value-type="float" office:value="0.3789705">
                <text:p>0.3789705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65500844">
                <text:p>0.65500844</text:p>
              </table:table-cell>
              <table:table-cell office:value-type="float" office:value="0.7121142">
                <text:p>0.7121142</text:p>
              </table:table-cell>
              <table:table-cell office:value-type="float" office:value="0.3839705">
                <text:p>0.3839705</text:p>
              </table:table-cell>
              <table:table-cell office:value-type="float" office:value="0.37061548">
                <text:p>0.37061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63500845">
                <text:p>0.63500845</text:p>
              </table:table-cell>
              <table:table-cell office:value-type="float" office:value="0.60562986">
                <text:p>0.60562986</text:p>
              </table:table-cell>
              <table:table-cell office:value-type="float" office:value="0.3889705">
                <text:p>0.3889705</text:p>
              </table:table-cell>
              <table:table-cell office:value-type="float" office:value="0.36878532">
                <text:p>0.36878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6150085">
                <text:p>0.6150085</text:p>
              </table:table-cell>
              <table:table-cell office:value-type="float" office:value="0.5656982">
                <text:p>0.5656982</text:p>
              </table:table-cell>
              <table:table-cell office:value-type="float" office:value="0.3939705">
                <text:p>0.3939705</text:p>
              </table:table-cell>
              <table:table-cell office:value-type="float" office:value="0.3815967">
                <text:p>0.3815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5950085">
                <text:p>0.5950085</text:p>
              </table:table-cell>
              <table:table-cell office:value-type="float" office:value="0.5790088">
                <text:p>0.5790088</text:p>
              </table:table-cell>
              <table:table-cell office:value-type="float" office:value="0.39897048">
                <text:p>0.39897048</text:p>
              </table:table-cell>
              <table:table-cell office:value-type="float" office:value="0.38525712">
                <text:p>0.38525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5750085">
                <text:p>0.5750085</text:p>
              </table:table-cell>
              <table:table-cell office:value-type="float" office:value="0.5656981">
                <text:p>0.5656981</text:p>
              </table:table-cell>
              <table:table-cell office:value-type="float" office:value="0.40397048">
                <text:p>0.40397048</text:p>
              </table:table-cell>
              <table:table-cell office:value-type="float" office:value="0.39440808">
                <text:p>0.39440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55500853">
                <text:p>0.55500853</text:p>
              </table:table-cell>
              <table:table-cell office:value-type="float" office:value="0.55238765">
                <text:p>0.55238765</text:p>
              </table:table-cell>
              <table:table-cell office:value-type="float" office:value="0.40897048">
                <text:p>0.40897048</text:p>
              </table:table-cell>
              <table:table-cell office:value-type="float" office:value="0.4053893">
                <text:p>0.40538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53500855">
                <text:p>0.53500855</text:p>
              </table:table-cell>
              <table:table-cell office:value-type="float" office:value="0.5590429">
                <text:p>0.5590429</text:p>
              </table:table-cell>
              <table:table-cell office:value-type="float" office:value="0.41397047">
                <text:p>0.41397047</text:p>
              </table:table-cell>
              <table:table-cell office:value-type="float" office:value="0.4081346">
                <text:p>0.4081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51500857">
                <text:p>0.51500857</text:p>
              </table:table-cell>
              <table:table-cell office:value-type="float" office:value="0.52576655">
                <text:p>0.52576655</text:p>
              </table:table-cell>
              <table:table-cell office:value-type="float" office:value="0.41897047">
                <text:p>0.41897047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9500856">
                <text:p>0.49500856</text:p>
              </table:table-cell>
              <table:table-cell office:value-type="float" office:value="0.47252432">
                <text:p>0.47252432</text:p>
              </table:table-cell>
              <table:table-cell office:value-type="float" office:value="0.42397046">
                <text:p>0.42397046</text:p>
              </table:table-cell>
              <table:table-cell office:value-type="float" office:value="0.4218611">
                <text:p>0.4218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7500855">
                <text:p>0.47500855</text:p>
              </table:table-cell>
              <table:table-cell office:value-type="float" office:value="0.43259272">
                <text:p>0.43259272</text:p>
              </table:table-cell>
              <table:table-cell office:value-type="float" office:value="0.42897046">
                <text:p>0.42897046</text:p>
              </table:table-cell>
              <table:table-cell office:value-type="float" office:value="0.4255215">
                <text:p>0.4255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5500854">
                <text:p>0.45500854</text:p>
              </table:table-cell>
              <table:table-cell office:value-type="float" office:value="0.4525586">
                <text:p>0.4525586</text:p>
              </table:table-cell>
              <table:table-cell office:value-type="float" office:value="0.43397045">
                <text:p>0.43397045</text:p>
              </table:table-cell>
              <table:table-cell office:value-type="float" office:value="0.42826682">
                <text:p>0.428266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3500853">
                <text:p>0.43500853</text:p>
              </table:table-cell>
              <table:table-cell office:value-type="float" office:value="0.45921385">
                <text:p>0.45921385</text:p>
              </table:table-cell>
              <table:table-cell office:value-type="float" office:value="0.43897045">
                <text:p>0.43897045</text:p>
              </table:table-cell>
              <table:table-cell office:value-type="float" office:value="0.4346725">
                <text:p>0.4346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1500852">
                <text:p>0.41500852</text:p>
              </table:table-cell>
              <table:table-cell office:value-type="float" office:value="0.43924806">
                <text:p>0.43924806</text:p>
              </table:table-cell>
              <table:table-cell office:value-type="float" office:value="0.44397044">
                <text:p>0.44397044</text:p>
              </table:table-cell>
              <table:table-cell office:value-type="float" office:value="0.43558764">
                <text:p>0.43558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3950085">
                <text:p>0.3950085</text:p>
              </table:table-cell>
              <table:table-cell office:value-type="float" office:value="0.38600576">
                <text:p>0.38600576</text:p>
              </table:table-cell>
              <table:table-cell office:value-type="float" office:value="0.44897044">
                <text:p>0.44897044</text:p>
              </table:table-cell>
              <table:table-cell office:value-type="float" office:value="0.4410782">
                <text:p>0.44107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3750085">
                <text:p>0.3750085</text:p>
              </table:table-cell>
              <table:table-cell office:value-type="float" office:value="0.4459033">
                <text:p>0.4459033</text:p>
              </table:table-cell>
              <table:table-cell office:value-type="float" office:value="0.45397043">
                <text:p>0.45397043</text:p>
              </table:table-cell>
              <table:table-cell office:value-type="float" office:value="0.4456537">
                <text:p>0.4456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35500848">
                <text:p>0.35500848</text:p>
              </table:table-cell>
              <table:table-cell office:value-type="float" office:value="0.41262704">
                <text:p>0.41262704</text:p>
              </table:table-cell>
              <table:table-cell office:value-type="float" office:value="0.45897043">
                <text:p>0.45897043</text:p>
              </table:table-cell>
              <table:table-cell office:value-type="float" office:value="0.4538896">
                <text:p>0.4538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33500847">
                <text:p>0.33500847</text:p>
              </table:table-cell>
              <table:table-cell office:value-type="float" office:value="0.34607422">
                <text:p>0.34607422</text:p>
              </table:table-cell>
              <table:table-cell office:value-type="float" office:value="0.46397042">
                <text:p>0.46397042</text:p>
              </table:table-cell>
              <table:table-cell office:value-type="float" office:value="0.4502292">
                <text:p>0.4502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31500846">
                <text:p>0.31500846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6897042">
                <text:p>0.46897042</text:p>
              </table:table-cell>
              <table:table-cell office:value-type="float" office:value="0.45480472">
                <text:p>0.45480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29500845">
                <text:p>0.29500845</text:p>
              </table:table-cell>
              <table:table-cell office:value-type="float" office:value="0.29948726">
                <text:p>0.29948726</text:p>
              </table:table-cell>
              <table:table-cell office:value-type="float" office:value="0.4739704">
                <text:p>0.4739704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27500844">
                <text:p>0.2750084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4789704">
                <text:p>0.4789704</text:p>
              </table:table-cell>
              <table:table-cell office:value-type="float" office:value="0.45938024">
                <text:p>0.45938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25500843">
                <text:p>0.25500843</text:p>
              </table:table-cell>
              <table:table-cell office:value-type="float" office:value="0.23958984">
                <text:p>0.23958984</text:p>
              </table:table-cell>
              <table:table-cell office:value-type="float" office:value="0.4839704">
                <text:p>0.4839704</text:p>
              </table:table-cell>
              <table:table-cell office:value-type="float" office:value="0.46670103">
                <text:p>0.466701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23500843">
                <text:p>0.23500843</text:p>
              </table:table-cell>
              <table:table-cell office:value-type="float" office:value="0.33941898">
                <text:p>0.33941898</text:p>
              </table:table-cell>
              <table:table-cell office:value-type="float" office:value="0.4889704">
                <text:p>0.4889704</text:p>
              </table:table-cell>
              <table:table-cell office:value-type="float" office:value="0.4785973">
                <text:p>0.47859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21500844">
                <text:p>0.21500844</text:p>
              </table:table-cell>
              <table:table-cell office:value-type="float" office:value="0.24624507">
                <text:p>0.24624507</text:p>
              </table:table-cell>
              <table:table-cell office:value-type="float" office:value="0.4939704">
                <text:p>0.4939704</text:p>
              </table:table-cell>
              <table:table-cell office:value-type="float" office:value="0.49872953">
                <text:p>0.49872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19500844">
                <text:p>0.19500844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4989704">
                <text:p>0.4989704</text:p>
              </table:table-cell>
              <table:table-cell office:value-type="float" office:value="0.49689934">
                <text:p>0.496899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17848492">
                <text:p>0.17848492</text:p>
              </table:table-cell>
              <table:table-cell office:value-type="float" office:value="0.19300288">
                <text:p>0.19300288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17472911">
                <text:p>0.17472911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17220354">
                <text:p>0.17220354</text:p>
              </table:table-cell>
              <table:table-cell office:value-type="float" office:value="0.099829145">
                <text:p>0.099829145</text:p>
              </table:table-cell>
              <table:table-cell office:value-type="float" office:value="0.5">
                <text:p>0.5</text:p>
              </table:table-cell>
              <table:table-cell office:value-type="float" office:value="0.51520133">
                <text:p>0.51520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17130964">
                <text:p>0.1713096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5">
                <text:p>0.5</text:p>
              </table:table-cell>
              <table:table-cell office:value-type="float" office:value="0.50330496">
                <text:p>0.50330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16977847">
                <text:p>0.16977847</text:p>
              </table:table-cell>
              <table:table-cell office:value-type="float" office:value="0.16638197">
                <text:p>0.16638197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16684395">
                <text:p>0.16684395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1636938">
                <text:p>0.1636938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16115873">
                <text:p>0.16115873</text:p>
              </table:table-cell>
              <table:table-cell office:value-type="float" office:value="0.13310546">
                <text:p>0.13310546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1591714">
                <text:p>0.1591714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968993">
                <text:p>0.4968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15698737">
                <text:p>0.15698737</text:p>
              </table:table-cell>
              <table:table-cell office:value-type="float" office:value="0.099828966">
                <text:p>0.099828966</text:p>
              </table:table-cell>
              <table:table-cell office:value-type="float" office:value="0.5">
                <text:p>0.5</text:p>
              </table:table-cell>
              <table:table-cell office:value-type="float" office:value="0.5023899">
                <text:p>0.5023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1560293">
                <text:p>0.1560293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5">
                <text:p>0.5</text:p>
              </table:table-cell>
              <table:table-cell office:value-type="float" office:value="0.5078805">
                <text:p>0.5078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15631413">
                <text:p>0.15631413</text:p>
              </table:table-cell>
              <table:table-cell office:value-type="float" office:value="0.17303719">
                <text:p>0.17303719</text:p>
              </table:table-cell>
              <table:table-cell office:value-type="float" office:value="0.5">
                <text:p>0.5</text:p>
              </table:table-cell>
              <table:table-cell office:value-type="float" office:value="0.50147486">
                <text:p>0.50147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15318704">
                <text:p>0.15318704</text:p>
              </table:table-cell>
              <table:table-cell office:value-type="float" office:value="0.21296875">
                <text:p>0.21296875</text:p>
              </table:table-cell>
              <table:table-cell office:value-type="float" office:value="0.5">
                <text:p>0.5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148817">
                <text:p>0.148817</text:p>
              </table:table-cell>
              <table:table-cell office:value-type="float" office:value="0.15307133">
                <text:p>0.15307133</text:p>
              </table:table-cell>
              <table:table-cell office:value-type="float" office:value="0.5">
                <text:p>0.5</text:p>
              </table:table-cell>
              <table:table-cell office:value-type="float" office:value="0.4987295">
                <text:p>0.4987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14623529">
                <text:p>0.14623529</text:p>
              </table:table-cell>
              <table:table-cell office:value-type="float" office:value="0.11313978">
                <text:p>0.11313978</text:p>
              </table:table-cell>
              <table:table-cell office:value-type="float" office:value="0.5">
                <text:p>0.5</text:p>
              </table:table-cell>
              <table:table-cell office:value-type="float" office:value="0.49506912">
                <text:p>0.49506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1448368">
                <text:p>0.1448368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5">
                <text:p>0.5</text:p>
              </table:table-cell>
              <table:table-cell office:value-type="float" office:value="0.4822577">
                <text:p>0.4822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14259017">
                <text:p>0.14259017</text:p>
              </table:table-cell>
              <table:table-cell office:value-type="float" office:value="0.18634748">
                <text:p>0.18634748</text:p>
              </table:table-cell>
              <table:table-cell office:value-type="float" office:value="0.5">
                <text:p>0.5</text:p>
              </table:table-cell>
              <table:table-cell office:value-type="float" office:value="0.4831728">
                <text:p>0.4831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13893576">
                <text:p>0.13893576</text:p>
              </table:table-cell>
              <table:table-cell office:value-type="float" office:value="0.17303702">
                <text:p>0.17303702</text:p>
              </table:table-cell>
              <table:table-cell office:value-type="float" office:value="0.5">
                <text:p>0.5</text:p>
              </table:table-cell>
              <table:table-cell office:value-type="float" office:value="0.49049363">
                <text:p>0.49049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13568865">
                <text:p>0.13568865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5">
                <text:p>0.5</text:p>
              </table:table-cell>
              <table:table-cell office:value-type="float" office:value="0.49140874">
                <text:p>0.491408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13262755">
                <text:p>0.13262755</text:p>
              </table:table-cell>
              <table:table-cell office:value-type="float" office:value="0.2529003">
                <text:p>0.2529003</text:p>
              </table:table-cell>
              <table:table-cell office:value-type="float" office:value="0.5">
                <text:p>0.5</text:p>
              </table:table-cell>
              <table:table-cell office:value-type="float" office:value="0.49232385">
                <text:p>0.49232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12693876">
                <text:p>0.12693876</text:p>
              </table:table-cell>
              <table:table-cell office:value-type="float" office:value="0.21962398">
                <text:p>0.21962398</text:p>
              </table:table-cell>
              <table:table-cell office:value-type="float" office:value="0.5">
                <text:p>0.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12218838">
                <text:p>0.12218838</text:p>
              </table:table-cell>
              <table:table-cell office:value-type="float" office:value="0.16638179">
                <text:p>0.16638179</text:p>
              </table:table-cell>
              <table:table-cell office:value-type="float" office:value="0.495">
                <text:p>0.495</text:p>
              </table:table-cell>
              <table:table-cell office:value-type="float" office:value="0.4895785">
                <text:p>0.4895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11900389">
                <text:p>0.11900389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9">
                <text:p>0.49</text:p>
              </table:table-cell>
              <table:table-cell office:value-type="float" office:value="0.49598423">
                <text:p>0.49598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11763257">
                <text:p>0.11763257</text:p>
              </table:table-cell>
              <table:table-cell office:value-type="float" office:value="0.18634765">
                <text:p>0.18634765</text:p>
              </table:table-cell>
              <table:table-cell office:value-type="float" office:value="0.485">
                <text:p>0.485</text:p>
              </table:table-cell>
              <table:table-cell office:value-type="float" office:value="0.4813426">
                <text:p>0.48134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11379933">
                <text:p>0.11379933</text:p>
              </table:table-cell>
              <table:table-cell office:value-type="float" office:value="0.15972656">
                <text:p>0.15972656</text:p>
              </table:table-cell>
              <table:table-cell office:value-type="float" office:value="0.48000002">
                <text:p>0.48000002</text:p>
              </table:table-cell>
              <table:table-cell office:value-type="float" office:value="0.46853122">
                <text:p>0.46853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110691905">
                <text:p>0.110691905</text:p>
              </table:table-cell>
              <table:table-cell office:value-type="float" office:value="0.15307115">
                <text:p>0.15307115</text:p>
              </table:table-cell>
              <table:table-cell office:value-type="float" office:value="0.47500002">
                <text:p>0.47500002</text:p>
              </table:table-cell>
              <table:table-cell office:value-type="float" office:value="0.46578592">
                <text:p>0.46578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10775399">
                <text:p>0.10775399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7000003">
                <text:p>0.47000003</text:p>
              </table:table-cell>
              <table:table-cell office:value-type="float" office:value="0.47127652">
                <text:p>0.471276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10521823">
                <text:p>0.10521823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500003">
                <text:p>0.46500003</text:p>
              </table:table-cell>
              <table:table-cell office:value-type="float" office:value="0.46212554">
                <text:p>0.46212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10062379">
                <text:p>0.10062379</text:p>
              </table:table-cell>
              <table:table-cell office:value-type="float" office:value="0.20631352">
                <text:p>0.20631352</text:p>
              </table:table-cell>
              <table:table-cell office:value-type="float" office:value="0.46000004">
                <text:p>0.46000004</text:p>
              </table:table-cell>
              <table:table-cell office:value-type="float" office:value="0.4602953">
                <text:p>0.46029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095975704">
                <text:p>0.095975704</text:p>
              </table:table-cell>
              <table:table-cell office:value-type="float" office:value="0.23293461">
                <text:p>0.23293461</text:p>
              </table:table-cell>
              <table:table-cell office:value-type="float" office:value="0.45500004">
                <text:p>0.45500004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09044266">
                <text:p>0.09044266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5000005">
                <text:p>0.45000005</text:p>
              </table:table-cell>
              <table:table-cell office:value-type="float" office:value="0.4584651">
                <text:p>0.45846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08768517">
                <text:p>0.08768517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44500005">
                <text:p>0.44500005</text:p>
              </table:table-cell>
              <table:table-cell office:value-type="float" office:value="0.44931412">
                <text:p>0.44931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08487726">
                <text:p>0.0848772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44000006">
                <text:p>0.44000006</text:p>
              </table:table-cell>
              <table:table-cell office:value-type="float" office:value="0.4511443">
                <text:p>0.4511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08446723">
                <text:p>0.08446723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3500006">
                <text:p>0.43500006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08424872">
                <text:p>0.08424872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43000007">
                <text:p>0.43000007</text:p>
              </table:table-cell>
              <table:table-cell office:value-type="float" office:value="0.44382352">
                <text:p>0.443823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08344889">
                <text:p>0.08344889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42500007">
                <text:p>0.42500007</text:p>
              </table:table-cell>
              <table:table-cell office:value-type="float" office:value="0.44656882">
                <text:p>0.446568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08327222">
                <text:p>0.08327222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42000008">
                <text:p>0.42000008</text:p>
              </table:table-cell>
              <table:table-cell office:value-type="float" office:value="0.44290844">
                <text:p>0.442908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0822993">
                <text:p>0.0822993</text:p>
              </table:table-cell>
              <table:table-cell office:value-type="float" office:value="-0.013310462">
                <text:p>-0.013310462</text:p>
              </table:table-cell>
              <table:table-cell office:value-type="float" office:value="0.41500008">
                <text:p>0.41500008</text:p>
              </table:table-cell>
              <table:table-cell office:value-type="float" office:value="0.430097">
                <text:p>0.4300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08411193">
                <text:p>0.08411193</text:p>
              </table:table-cell>
              <table:table-cell office:value-type="float" office:value="-0.019965863">
                <text:p>-0.019965863</text:p>
              </table:table-cell>
              <table:table-cell office:value-type="float" office:value="0.4100001">
                <text:p>0.4100001</text:p>
              </table:table-cell>
              <table:table-cell office:value-type="float" office:value="0.4273517">
                <text:p>0.4273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08617222">
                <text:p>0.08617222</text:p>
              </table:table-cell>
              <table:table-cell office:value-type="float" office:value="0.039931726">
                <text:p>0.039931726</text:p>
              </table:table-cell>
              <table:table-cell office:value-type="float" office:value="0.4050001">
                <text:p>0.4050001</text:p>
              </table:table-cell>
              <table:table-cell office:value-type="float" office:value="0.41545543">
                <text:p>0.41545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0864392">
                <text:p>0.0864392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4000001">
                <text:p>0.4000001</text:p>
              </table:table-cell>
              <table:table-cell office:value-type="float" office:value="0.4099648">
                <text:p>0.40996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08470273">
                <text:p>0.08470273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3950001">
                <text:p>0.39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08397156">
                <text:p>0.08397156</text:p>
              </table:table-cell>
              <table:table-cell office:value-type="float" office:value="0.059897587">
                <text:p>0.059897587</text:p>
              </table:table-cell>
              <table:table-cell office:value-type="float" office:value="0.3900001">
                <text:p>0.3900001</text:p>
              </table:table-cell>
              <table:table-cell office:value-type="float" office:value="0.4127101">
                <text:p>0.4127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083663106">
                <text:p>0.083663106</text:p>
              </table:table-cell>
              <table:table-cell office:value-type="float" office:value="-0.08651851">
                <text:p>-0.08651851</text:p>
              </table:table-cell>
              <table:table-cell office:value-type="float" office:value="0.3850001">
                <text:p>0.3850001</text:p>
              </table:table-cell>
              <table:table-cell office:value-type="float" office:value="0.4108799">
                <text:p>0.41087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087801576">
                <text:p>0.087801576</text:p>
              </table:table-cell>
              <table:table-cell office:value-type="float" office:value="-0.10648446">
                <text:p>-0.10648446</text:p>
              </table:table-cell>
              <table:table-cell office:value-type="float" office:value="0.3800001">
                <text:p>0.3800001</text:p>
              </table:table-cell>
              <table:table-cell office:value-type="float" office:value="0.39166284">
                <text:p>0.391662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0925709">
                <text:p>0.0925709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7500012">
                <text:p>0.37500012</text:p>
              </table:table-cell>
              <table:table-cell office:value-type="float" office:value="0.38891754">
                <text:p>0.38891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09119725">
                <text:p>0.0911972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7000012">
                <text:p>0.37000012</text:p>
              </table:table-cell>
              <table:table-cell office:value-type="float" office:value="0.3779363">
                <text:p>0.37793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088573344">
                <text:p>0.088573344</text:p>
              </table:table-cell>
              <table:table-cell office:value-type="float" office:value="0.11979501">
                <text:p>0.11979501</text:p>
              </table:table-cell>
              <table:table-cell office:value-type="float" office:value="0.36500013">
                <text:p>0.36500013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086523235">
                <text:p>0.086523235</text:p>
              </table:table-cell>
              <table:table-cell office:value-type="float" office:value="0.13976069">
                <text:p>0.13976069</text:p>
              </table:table-cell>
              <table:table-cell office:value-type="float" office:value="0.36000013">
                <text:p>0.36000013</text:p>
              </table:table-cell>
              <table:table-cell office:value-type="float" office:value="0.3834269">
                <text:p>0.3834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083893776">
                <text:p>0.083893776</text:p>
              </table:table-cell>
              <table:table-cell office:value-type="float" office:value="0.11313969">
                <text:p>0.11313969</text:p>
              </table:table-cell>
              <table:table-cell office:value-type="float" office:value="0.35500014">
                <text:p>0.35500014</text:p>
              </table:table-cell>
              <table:table-cell office:value-type="float" office:value="0.3761061">
                <text:p>0.37610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082020156">
                <text:p>0.082020156</text:p>
              </table:table-cell>
              <table:table-cell office:value-type="float" office:value="0.12645015">
                <text:p>0.12645015</text:p>
              </table:table-cell>
              <table:table-cell office:value-type="float" office:value="0.35000014">
                <text:p>0.35000014</text:p>
              </table:table-cell>
              <table:table-cell office:value-type="float" office:value="0.3632947">
                <text:p>0.36329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079684496">
                <text:p>0.079684496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34500015">
                <text:p>0.34500015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07829922">
                <text:p>0.07829922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34000015">
                <text:p>0.34000015</text:p>
              </table:table-cell>
              <table:table-cell office:value-type="float" office:value="0.35231352">
                <text:p>0.35231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077917986">
                <text:p>0.077917986</text:p>
              </table:table-cell>
              <table:table-cell office:value-type="float" office:value="0.11979492">
                <text:p>0.11979492</text:p>
              </table:table-cell>
              <table:table-cell office:value-type="float" office:value="0.33500016">
                <text:p>0.33500016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07573879">
                <text:p>0.07573879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33000016">
                <text:p>0.33000016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075142264">
                <text:p>0.075142264</text:p>
              </table:table-cell>
              <table:table-cell office:value-type="float" office:value="0.08651851">
                <text:p>0.08651851</text:p>
              </table:table-cell>
              <table:table-cell office:value-type="float" office:value="0.32500017">
                <text:p>0.32500017</text:p>
              </table:table-cell>
              <table:table-cell office:value-type="float" office:value="0.3431625">
                <text:p>0.3431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0739376">
                <text:p>0.0739376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2000017">
                <text:p>0.32000017</text:p>
              </table:table-cell>
              <table:table-cell office:value-type="float" office:value="0.3321813">
                <text:p>0.33218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07228803">
                <text:p>0.07228803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31500018">
                <text:p>0.31500018</text:p>
              </table:table-cell>
              <table:table-cell office:value-type="float" office:value="0.3248605">
                <text:p>0.32486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07060253">
                <text:p>0.07060253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31000018">
                <text:p>0.31000018</text:p>
              </table:table-cell>
              <table:table-cell office:value-type="float" office:value="0.32211518">
                <text:p>0.32211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06910049">
                <text:p>0.06910049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3050002">
                <text:p>0.3050002</text:p>
              </table:table-cell>
              <table:table-cell office:value-type="float" office:value="0.3157095">
                <text:p>0.3157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068978734">
                <text:p>0.068978734</text:p>
              </table:table-cell>
              <table:table-cell office:value-type="float" office:value="0">
                <text:p>0</text:p>
              </table:table-cell>
              <table:table-cell office:value-type="float" office:value="0.3000002">
                <text:p>0.3000002</text:p>
              </table:table-cell>
              <table:table-cell office:value-type="float" office:value="0.311134">
                <text:p>0.3111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07027048">
                <text:p>0.07027048</text:p>
              </table:table-cell>
              <table:table-cell office:value-type="float" office:value="0.006655316">
                <text:p>0.006655316</text:p>
              </table:table-cell>
              <table:table-cell office:value-type="float" office:value="0.2950002">
                <text:p>0.2950002</text:p>
              </table:table-cell>
              <table:table-cell office:value-type="float" office:value="0.3028981">
                <text:p>0.3028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07137412">
                <text:p>0.07137412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2900002">
                <text:p>0.2900002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070655644">
                <text:p>0.07065564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2850002">
                <text:p>0.2850002</text:p>
              </table:table-cell>
              <table:table-cell office:value-type="float" office:value="0.2891716">
                <text:p>0.2891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06953627">
                <text:p>0.06953627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800002">
                <text:p>0.2800002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06800848">
                <text:p>0.06800848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2750002">
                <text:p>0.2750002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06645959">
                <text:p>0.06645959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7000022">
                <text:p>0.27000022</text:p>
              </table:table-cell>
              <table:table-cell office:value-type="float" office:value="0.2864263">
                <text:p>0.2864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06592512">
                <text:p>0.06592512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26500022">
                <text:p>0.26500022</text:p>
              </table:table-cell>
              <table:table-cell office:value-type="float" office:value="0.27361488">
                <text:p>0.273614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06494415">
                <text:p>0.06494415</text:p>
              </table:table-cell>
              <table:table-cell office:value-type="float" office:value="0.07320805">
                <text:p>0.07320805</text:p>
              </table:table-cell>
              <table:table-cell office:value-type="float" office:value="0.26000023">
                <text:p>0.26000023</text:p>
              </table:table-cell>
              <table:table-cell office:value-type="float" office:value="0.2717847">
                <text:p>0.27178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06395888">
                <text:p>0.06395888</text:p>
              </table:table-cell>
              <table:table-cell office:value-type="float" office:value="0.04658687">
                <text:p>0.04658687</text:p>
              </table:table-cell>
              <table:table-cell office:value-type="float" office:value="0.25500023">
                <text:p>0.25500023</text:p>
              </table:table-cell>
              <table:table-cell office:value-type="float" office:value="0.2626337">
                <text:p>0.2626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06374198">
                <text:p>0.06374198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25000024">
                <text:p>0.25000024</text:p>
              </table:table-cell>
              <table:table-cell office:value-type="float" office:value="0.2571431">
                <text:p>0.25714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06311559">
                <text:p>0.06311559</text:p>
              </table:table-cell>
              <table:table-cell office:value-type="float" office:value="0.11313961">
                <text:p>0.11313961</text:p>
              </table:table-cell>
              <table:table-cell office:value-type="float" office:value="0.24500024">
                <text:p>0.24500024</text:p>
              </table:table-cell>
              <table:table-cell office:value-type="float" office:value="0.2498223">
                <text:p>0.2498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060852885">
                <text:p>0.060852885</text:p>
              </table:table-cell>
              <table:table-cell office:value-type="float" office:value="0.09317374">
                <text:p>0.09317374</text:p>
              </table:table-cell>
              <table:table-cell office:value-type="float" office:value="0.24000025">
                <text:p>0.24000025</text:p>
              </table:table-cell>
              <table:table-cell office:value-type="float" office:value="0.24524681">
                <text:p>0.24524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05915308">
                <text:p>0.05915308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23500025">
                <text:p>0.23500025</text:p>
              </table:table-cell>
              <table:table-cell office:value-type="float" office:value="0.25073743">
                <text:p>0.250737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059079226">
                <text:p>0.059079226</text:p>
              </table:table-cell>
              <table:table-cell office:value-type="float" office:value="0">
                <text:p>0</text:p>
              </table:table-cell>
              <table:table-cell office:value-type="float" office:value="0.23000026">
                <text:p>0.23000026</text:p>
              </table:table-cell>
              <table:table-cell office:value-type="float" office:value="0.2415864">
                <text:p>0.2415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060192343">
                <text:p>0.060192343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22500026">
                <text:p>0.22500026</text:p>
              </table:table-cell>
              <table:table-cell office:value-type="float" office:value="0.23243539">
                <text:p>0.232435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060900982">
                <text:p>0.06090098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2000027">
                <text:p>0.22000027</text:p>
              </table:table-cell>
              <table:table-cell office:value-type="float" office:value="0.22328441">
                <text:p>0.223284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06038868">
                <text:p>0.06038868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500027">
                <text:p>0.21500027</text:p>
              </table:table-cell>
              <table:table-cell office:value-type="float" office:value="0.2205391">
                <text:p>0.2205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059672534">
                <text:p>0.059672534</text:p>
              </table:table-cell>
              <table:table-cell office:value-type="float" office:value="0.059897505">
                <text:p>0.059897505</text:p>
              </table:table-cell>
              <table:table-cell office:value-type="float" office:value="0.21000028">
                <text:p>0.21000028</text:p>
              </table:table-cell>
              <table:table-cell office:value-type="float" office:value="0.21687873">
                <text:p>0.216878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05894422">
                <text:p>0.058944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500028">
                <text:p>0.20500028</text:p>
              </table:table-cell>
              <table:table-cell office:value-type="float" office:value="0.2159636">
                <text:p>0.21596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058419228">
                <text:p>0.058419228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20000029">
                <text:p>0.20000029</text:p>
              </table:table-cell>
              <table:table-cell office:value-type="float" office:value="0.20681262">
                <text:p>0.206812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05785811">
                <text:p>0.05785811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19500029">
                <text:p>0.19500029</text:p>
              </table:table-cell>
              <table:table-cell office:value-type="float" office:value="0.20315221">
                <text:p>0.20315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058092356">
                <text:p>0.058092356</text:p>
              </table:table-cell>
              <table:table-cell office:value-type="float" office:value="0.046586957">
                <text:p>0.046586957</text:p>
              </table:table-cell>
              <table:table-cell office:value-type="float" office:value="0.1900003">
                <text:p>0.1900003</text:p>
              </table:table-cell>
              <table:table-cell office:value-type="float" office:value="0.20040691">
                <text:p>0.200406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05773079">
                <text:p>0.05773079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1850003">
                <text:p>0.1850003</text:p>
              </table:table-cell>
              <table:table-cell office:value-type="float" office:value="0.1894257">
                <text:p>0.1894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05853117">
                <text:p>0.05853117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800003">
                <text:p>0.1800003</text:p>
              </table:table-cell>
              <table:table-cell office:value-type="float" office:value="0.1802747">
                <text:p>0.18027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05850756">
                <text:p>0.05850756</text:p>
              </table:table-cell>
              <table:table-cell office:value-type="float" office:value="0.05989742">
                <text:p>0.05989742</text:p>
              </table:table-cell>
              <table:table-cell office:value-type="float" office:value="0.17500031">
                <text:p>0.17500031</text:p>
              </table:table-cell>
              <table:table-cell office:value-type="float" office:value="0.1766143">
                <text:p>0.1766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05767465">
                <text:p>0.05767465</text:p>
              </table:table-cell>
              <table:table-cell office:value-type="float" office:value="0.07986324">
                <text:p>0.07986324</text:p>
              </table:table-cell>
              <table:table-cell office:value-type="float" office:value="0.17000031">
                <text:p>0.17000031</text:p>
              </table:table-cell>
              <table:table-cell office:value-type="float" office:value="0.17020862">
                <text:p>0.17020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05620408">
                <text:p>0.05620408</text:p>
              </table:table-cell>
              <table:table-cell office:value-type="float" office:value="0.07320796">
                <text:p>0.07320796</text:p>
              </table:table-cell>
              <table:table-cell office:value-type="float" office:value="0.16500032">
                <text:p>0.16500032</text:p>
              </table:table-cell>
              <table:table-cell office:value-type="float" office:value="0.1674633">
                <text:p>0.16746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054910894">
                <text:p>0.054910894</text:p>
              </table:table-cell>
              <table:table-cell office:value-type="float" office:value="0.07320801">
                <text:p>0.07320801</text:p>
              </table:table-cell>
              <table:table-cell office:value-type="float" office:value="0.16000032">
                <text:p>0.16000032</text:p>
              </table:table-cell>
              <table:table-cell office:value-type="float" office:value="0.1638029">
                <text:p>0.16380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05359125">
                <text:p>0.05359125</text:p>
              </table:table-cell>
              <table:table-cell office:value-type="float" office:value="0.09982906">
                <text:p>0.09982906</text:p>
              </table:table-cell>
              <table:table-cell office:value-type="float" office:value="0.15500033">
                <text:p>0.15500033</text:p>
              </table:table-cell>
              <table:table-cell office:value-type="float" office:value="0.1619727">
                <text:p>0.16197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05144924">
                <text:p>0.0514492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5000033">
                <text:p>0.15000033</text:p>
              </table:table-cell>
              <table:table-cell office:value-type="float" office:value="0.15373681">
                <text:p>0.153736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04984635">
                <text:p>0.04984635</text:p>
              </table:table-cell>
              <table:table-cell office:value-type="float" office:value="0.106484376">
                <text:p>0.106484376</text:p>
              </table:table-cell>
              <table:table-cell office:value-type="float" office:value="0.14607234">
                <text:p>0.14607234</text:p>
              </table:table-cell>
              <table:table-cell office:value-type="float" office:value="0.15190661">
                <text:p>0.151906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047416627">
                <text:p>0.047416627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4379403">
                <text:p>0.14379403</text:p>
              </table:table-cell>
              <table:table-cell office:value-type="float" office:value="0.14641601">
                <text:p>0.146416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04613954">
                <text:p>0.04613954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4159805">
                <text:p>0.14159805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045023922">
                <text:p>0.0450239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3949814">
                <text:p>0.13949814</text:p>
              </table:table-cell>
              <table:table-cell office:value-type="float" office:value="0.1390952">
                <text:p>0.1390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044098556">
                <text:p>0.044098556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13741194">
                <text:p>0.13741194</text:p>
              </table:table-cell>
              <table:table-cell office:value-type="float" office:value="0.14001031">
                <text:p>0.140010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04417974">
                <text:p>0.04417974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5312">
                <text:p>0.135312</text:p>
              </table:table-cell>
              <table:table-cell office:value-type="float" office:value="0.1336046">
                <text:p>0.1336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0424304">
                <text:p>0.0424304</text:p>
              </table:table-cell>
              <table:table-cell office:value-type="float" office:value="0.093173824">
                <text:p>0.093173824</text:p>
              </table:table-cell>
              <table:table-cell office:value-type="float" office:value="0.13330816">
                <text:p>0.13330816</text:p>
              </table:table-cell>
              <table:table-cell office:value-type="float" office:value="0.12628381">
                <text:p>0.126283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04022706">
                <text:p>0.0402270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3141406">
                <text:p>0.13141406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03841889">
                <text:p>0.03841889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2946504">
                <text:p>0.12946504</text:p>
              </table:table-cell>
              <table:table-cell office:value-type="float" office:value="0.1299442">
                <text:p>0.1299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036591943">
                <text:p>0.036591943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2751603">
                <text:p>0.12751603</text:p>
              </table:table-cell>
              <table:table-cell office:value-type="float" office:value="0.12170831">
                <text:p>0.121708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034509122">
                <text:p>0.0345091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569053">
                <text:p>0.12569053</text:p>
              </table:table-cell>
              <table:table-cell office:value-type="float" office:value="0.12262341">
                <text:p>0.122623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033411562">
                <text:p>0.03341156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123851314">
                <text:p>0.123851314</text:p>
              </table:table-cell>
              <table:table-cell office:value-type="float" office:value="0.12536871">
                <text:p>0.12536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032518566">
                <text:p>0.03251856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2197092">
                <text:p>0.12197092</text:p>
              </table:table-cell>
              <table:table-cell office:value-type="float" office:value="0.1235385">
                <text:p>0.1235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03201431">
                <text:p>0.03201431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2011793">
                <text:p>0.12011793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030880988">
                <text:p>0.030880988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836104">
                <text:p>0.11836104</text:p>
              </table:table-cell>
              <table:table-cell office:value-type="float" office:value="0.117132805">
                <text:p>0.1171328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028932273">
                <text:p>0.028932273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660415">
                <text:p>0.11660415</text:p>
              </table:table-cell>
              <table:table-cell office:value-type="float" office:value="0.1207932">
                <text:p>0.12079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028181434">
                <text:p>0.028181434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1479233">
                <text:p>0.11479233</text:p>
              </table:table-cell>
              <table:table-cell office:value-type="float" office:value="0.1153026">
                <text:p>0.11530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027405022">
                <text:p>0.027405022</text:p>
              </table:table-cell>
              <table:table-cell office:value-type="float" office:value="0.053242188">
                <text:p>0.053242188</text:p>
              </table:table-cell>
              <table:table-cell office:value-type="float" office:value="0.11306287">
                <text:p>0.11306287</text:p>
              </table:table-cell>
              <table:table-cell office:value-type="float" office:value="0.111642204">
                <text:p>0.1116422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026207685">
                <text:p>0.026207685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1138832">
                <text:p>0.11138832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024187803">
                <text:p>0.024187803</text:p>
              </table:table-cell>
              <table:table-cell office:value-type="float" office:value="0.05989746">
                <text:p>0.05989746</text:p>
              </table:table-cell>
              <table:table-cell office:value-type="float" office:value="0.10974121">
                <text:p>0.10974121</text:p>
              </table:table-cell>
              <table:table-cell office:value-type="float" office:value="0.107066706">
                <text:p>0.107066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022736909">
                <text:p>0.022736909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10813528">
                <text:p>0.10813528</text:p>
              </table:table-cell>
              <table:table-cell office:value-type="float" office:value="0.10981201">
                <text:p>0.10981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021881282">
                <text:p>0.021881282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10648817">
                <text:p>0.10648817</text:p>
              </table:table-cell>
              <table:table-cell office:value-type="float" office:value="0.10523649">
                <text:p>0.105236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021205366">
                <text:p>0.021205366</text:p>
              </table:table-cell>
              <table:table-cell office:value-type="float" office:value="0.07986328">
                <text:p>0.07986328</text:p>
              </table:table-cell>
              <table:table-cell office:value-type="float" office:value="0.104909666">
                <text:p>0.10490966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019101262">
                <text:p>0.019101262</text:p>
              </table:table-cell>
              <table:table-cell office:value-type="float" office:value="0.086518556">
                <text:p>0.086518556</text:p>
              </table:table-cell>
              <table:table-cell office:value-type="float" office:value="0.10339977">
                <text:p>0.10339977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016767383">
                <text:p>0.016767383</text:p>
              </table:table-cell>
              <table:table-cell office:value-type="float" office:value="0.06655273">
                <text:p>0.06655273</text:p>
              </table:table-cell>
              <table:table-cell office:value-type="float" office:value="0.1019036">
                <text:p>0.1019036</text:p>
              </table:table-cell>
              <table:table-cell office:value-type="float" office:value="0.0970006">
                <text:p>0.09700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014999987">
                <text:p>0.014999987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100448616">
                <text:p>0.100448616</text:p>
              </table:table-cell>
              <table:table-cell office:value-type="float" office:value="0.100661">
                <text:p>0.100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014825642">
                <text:p>0.014825642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9893871">
                <text:p>0.09893871</text:p>
              </table:table-cell>
              <table:table-cell office:value-type="float" office:value="0.09974591">
                <text:p>0.099745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013644396">
                <text:p>0.01364439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744253">
                <text:p>0.09744253</text:p>
              </table:table-cell>
              <table:table-cell office:value-type="float" office:value="0.094255306">
                <text:p>0.0942553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011633456">
                <text:p>0.011633456</text:p>
              </table:table-cell>
              <table:table-cell office:value-type="float" office:value="0.07320799">
                <text:p>0.07320799</text:p>
              </table:table-cell>
              <table:table-cell office:value-type="float" office:value="0.096028715">
                <text:p>0.096028715</text:p>
              </table:table-cell>
              <table:table-cell office:value-type="float" office:value="0.0905949">
                <text:p>0.09059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009588897">
                <text:p>0.009588897</text:p>
              </table:table-cell>
              <table:table-cell office:value-type="float" office:value="0.026621073">
                <text:p>0.026621073</text:p>
              </table:table-cell>
              <table:table-cell office:value-type="float" office:value="0.0946698">
                <text:p>0.0946698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0089226365">
                <text:p>0.008922636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332459">
                <text:p>0.09332459</text:p>
              </table:table-cell>
              <table:table-cell office:value-type="float" office:value="0.0951704">
                <text:p>0.09517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008659244">
                <text:p>0.008659244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91897026">
                <text:p>0.091897026</text:p>
              </table:table-cell>
              <table:table-cell office:value-type="float" office:value="0.0933402">
                <text:p>0.09334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00839138">
                <text:p>0.00839138</text:p>
              </table:table-cell>
              <table:table-cell office:value-type="float" office:value="0.053242166">
                <text:p>0.053242166</text:p>
              </table:table-cell>
              <table:table-cell office:value-type="float" office:value="0.09049691">
                <text:p>0.09049691</text:p>
              </table:table-cell>
              <table:table-cell office:value-type="float" office:value="0.0896798">
                <text:p>0.08967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006908119">
                <text:p>0.006908119</text:p>
              </table:table-cell>
              <table:table-cell office:value-type="float" office:value="0.05989744">
                <text:p>0.05989744</text:p>
              </table:table-cell>
              <table:table-cell office:value-type="float" office:value="0.08915172">
                <text:p>0.08915172</text:p>
              </table:table-cell>
              <table:table-cell office:value-type="float" office:value="0.081443906">
                <text:p>0.081443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0051952605">
                <text:p>0.0051952605</text:p>
              </table:table-cell>
              <table:table-cell office:value-type="float" office:value="0.046586893">
                <text:p>0.046586893</text:p>
              </table:table-cell>
              <table:table-cell office:value-type="float" office:value="0.08793007">
                <text:p>0.08793007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0038630962">
                <text:p>0.0038630962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8668095">
                <text:p>0.08668095</text:p>
              </table:table-cell>
              <table:table-cell office:value-type="float" office:value="0.0832741">
                <text:p>0.08327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0033168194">
                <text:p>0.0033168194</text:p>
              </table:table-cell>
              <table:table-cell office:value-type="float" office:value="0">
                <text:p>0</text:p>
              </table:table-cell>
              <table:table-cell office:value-type="float" office:value="0.08543186">
                <text:p>0.08543186</text:p>
              </table:table-cell>
              <table:table-cell office:value-type="float" office:value="0.0878496">
                <text:p>0.08784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0033677816">
                <text:p>0.0033677816</text:p>
              </table:table-cell>
              <table:table-cell office:value-type="float" office:value="0">
                <text:p>0</text:p>
              </table:table-cell>
              <table:table-cell office:value-type="float" office:value="0.084114105">
                <text:p>0.084114105</text:p>
              </table:table-cell>
              <table:table-cell office:value-type="float" office:value="0.08418921">
                <text:p>0.084189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003418386">
                <text:p>0.003418386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8285126">
                <text:p>0.08285126</text:p>
              </table:table-cell>
              <table:table-cell office:value-type="float" office:value="0.07961371">
                <text:p>0.079613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0024626255">
                <text:p>0.0024626255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8165703">
                <text:p>0.08165703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0016940832">
                <text:p>0.0016940832</text:p>
              </table:table-cell>
              <table:table-cell office:value-type="float" office:value="0.03993164">
                <text:p>0.03993164</text:p>
              </table:table-cell>
              <table:table-cell office:value-type="float" office:value="0.08047658">
                <text:p>0.08047658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00051265955">
                <text:p>0.00051265955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929611">
                <text:p>0.07929611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-0.0004854798">
                <text:p>-0.0004854798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78156784">
                <text:p>0.078156784</text:p>
              </table:table-cell>
              <table:table-cell office:value-type="float" office:value="0.078698605">
                <text:p>0.078698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-0.00089514256">
                <text:p>-0.00089514256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6976314">
                <text:p>0.076976314</text:p>
              </table:table-cell>
              <table:table-cell office:value-type="float" office:value="0.075953305">
                <text:p>0.075953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-0.0023172498">
                <text:p>-0.0023172498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583703">
                <text:p>0.07583703</text:p>
              </table:table-cell>
              <table:table-cell office:value-type="float" office:value="0.07412311">
                <text:p>0.07412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-0.003357768">
                <text:p>-0.003357768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47252">
                <text:p>0.0747252</text:p>
              </table:table-cell>
              <table:table-cell office:value-type="float" office:value="0.0722929">
                <text:p>0.07229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-0.0048152804">
                <text:p>-0.0048152804</text:p>
              </table:table-cell>
              <table:table-cell office:value-type="float" office:value="0.033276364">
                <text:p>0.033276364</text:p>
              </table:table-cell>
              <table:table-cell office:value-type="float" office:value="0.07364079">
                <text:p>0.07364079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-0.005888164">
                <text:p>-0.005888164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7261131">
                <text:p>0.07261131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-0.0067759757">
                <text:p>-0.0067759757</text:p>
              </table:table-cell>
              <table:table-cell office:value-type="float" office:value="0.046586912">
                <text:p>0.046586912</text:p>
              </table:table-cell>
              <table:table-cell office:value-type="float" office:value="0.07159555">
                <text:p>0.07159555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-0.008285164">
                <text:p>-0.008285164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70538595">
                <text:p>0.070538595</text:p>
              </table:table-cell>
              <table:table-cell office:value-type="float" office:value="0.068632506">
                <text:p>0.0686325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-0.009010613">
                <text:p>-0.009010613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69509104">
                <text:p>0.069509104</text:p>
              </table:table-cell>
              <table:table-cell office:value-type="float" office:value="0.0704627">
                <text:p>0.0704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-0.0097539425">
                <text:p>-0.0097539425</text:p>
              </table:table-cell>
              <table:table-cell office:value-type="float" office:value="0">
                <text:p>0</text:p>
              </table:table-cell>
              <table:table-cell office:value-type="float" office:value="0.06845217">
                <text:p>0.06845217</text:p>
              </table:table-cell>
              <table:table-cell office:value-type="float" office:value="0.0677174">
                <text:p>0.06771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-0.009901464">
                <text:p>-0.0099014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7436405">
                <text:p>0.067436405</text:p>
              </table:table-cell>
              <table:table-cell office:value-type="float" office:value="0.0649721">
                <text:p>0.06497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-0.0098442435">
                <text:p>-0.0098442435</text:p>
              </table:table-cell>
              <table:table-cell office:value-type="float" office:value="0.013310547">
                <text:p>0.013310547</text:p>
              </table:table-cell>
              <table:table-cell office:value-type="float" office:value="0.06646183">
                <text:p>0.06646183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-0.010391773">
                <text:p>-0.01039177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550098">
                <text:p>0.06550098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-0.010745286">
                <text:p>-0.010745286</text:p>
              </table:table-cell>
              <table:table-cell office:value-type="float" office:value="0.026621094">
                <text:p>0.026621094</text:p>
              </table:table-cell>
              <table:table-cell office:value-type="float" office:value="0.064553834">
                <text:p>0.064553834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-0.011713208">
                <text:p>-0.011713208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63593">
                <text:p>0.063593</text:p>
              </table:table-cell>
              <table:table-cell office:value-type="float" office:value="0.063141905">
                <text:p>0.0631419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-0.012091935">
                <text:p>-0.01209193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6264585">
                <text:p>0.06264585</text:p>
              </table:table-cell>
              <table:table-cell office:value-type="float" office:value="0.064057">
                <text:p>0.064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-0.011877538">
                <text:p>-0.01187753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61685026">
                <text:p>0.061685026</text:p>
              </table:table-cell>
              <table:table-cell office:value-type="float" office:value="0.0594815">
                <text:p>0.05948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-0.011850357">
                <text:p>-0.011850357</text:p>
              </table:table-cell>
              <table:table-cell office:value-type="float" office:value="0">
                <text:p>0</text:p>
              </table:table-cell>
              <table:table-cell office:value-type="float" office:value="0.060792796">
                <text:p>0.060792796</text:p>
              </table:table-cell>
              <table:table-cell office:value-type="float" office:value="0.058566403">
                <text:p>0.0585664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-0.012022912">
                <text:p>-0.012022912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9914306">
                <text:p>0.059914306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-0.012400389">
                <text:p>-0.012400389</text:p>
              </table:table-cell>
              <table:table-cell office:value-type="float" office:value="0.01996582">
                <text:p>0.01996582</text:p>
              </table:table-cell>
              <table:table-cell office:value-type="float" office:value="0.05904957">
                <text:p>0.0590495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-0.013182163">
                <text:p>-0.013182163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8212265">
                <text:p>0.058212265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-0.013576091">
                <text:p>-0.013576091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737494">
                <text:p>0.05737494</text:p>
              </table:table-cell>
              <table:table-cell office:value-type="float" office:value="0.0576513">
                <text:p>0.0576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-0.013985395">
                <text:p>-0.013985395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56510177">
                <text:p>0.056510177</text:p>
              </table:table-cell>
              <table:table-cell office:value-type="float" office:value="0.055821102">
                <text:p>0.055821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-0.014396846">
                <text:p>-0.014396846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5567286">
                <text:p>0.05567286</text:p>
              </table:table-cell>
              <table:table-cell office:value-type="float" office:value="0.0567362">
                <text:p>0.05673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-0.013815164">
                <text:p>-0.0138151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54821838">
                <text:p>0.054821838</text:p>
              </table:table-cell>
              <table:table-cell office:value-type="float" office:value="0.054906003">
                <text:p>0.054906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-0.013624191">
                <text:p>-0.013624191</text:p>
              </table:table-cell>
              <table:table-cell office:value-type="float" office:value="0">
                <text:p>0</text:p>
              </table:table-cell>
              <table:table-cell office:value-type="float" office:value="0.05399824">
                <text:p>0.05399824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-0.013822139">
                <text:p>-0.013822139</text:p>
              </table:table-cell>
              <table:table-cell office:value-type="float" office:value="0">
                <text:p>0</text:p>
              </table:table-cell>
              <table:table-cell office:value-type="float" office:value="0.053229563">
                <text:p>0.053229563</text:p>
              </table:table-cell>
              <table:table-cell office:value-type="float" office:value="0.0512456">
                <text:p>0.05124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-0.014025808">
                <text:p>-0.0140258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52460887">
                <text:p>0.052460887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-0.014029921">
                <text:p>-0.01402992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170595">
                <text:p>0.05170595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-0.0136422515">
                <text:p>-0.013642251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92357">
                <text:p>0.05092357</text:p>
              </table:table-cell>
              <table:table-cell office:value-type="float" office:value="0.052160703">
                <text:p>0.0521607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-0.013251723">
                <text:p>-0.013251723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501412">
                <text:p>0.050141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-0.012850105">
                <text:p>-0.012850105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4938624">
                <text:p>0.04938624</text:p>
              </table:table-cell>
              <table:table-cell office:value-type="float" office:value="0.049415402">
                <text:p>0.049415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-0.012241782">
                <text:p>-0.01224178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864502">
                <text:p>0.04864502</text:p>
              </table:table-cell>
              <table:table-cell office:value-type="float" office:value="0.0503305">
                <text:p>0.05033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-0.012233735">
                <text:p>-0.012233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789009">
                <text:p>0.04789009</text:p>
              </table:table-cell>
              <table:table-cell office:value-type="float" office:value="0.0466701">
                <text:p>0.04667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-0.012212813">
                <text:p>-0.012212813</text:p>
              </table:table-cell>
              <table:table-cell office:value-type="float" office:value="0">
                <text:p>0</text:p>
              </table:table-cell>
              <table:table-cell office:value-type="float" office:value="0.047190048">
                <text:p>0.047190048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-0.012386977">
                <text:p>-0.01238697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46531178">
                <text:p>0.046531178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-0.012367488">
                <text:p>-0.012367488</text:p>
              </table:table-cell>
              <table:table-cell office:value-type="float" office:value="0">
                <text:p>0</text:p>
              </table:table-cell>
              <table:table-cell office:value-type="float" office:value="0.045858566">
                <text:p>0.04585856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-0.012547909">
                <text:p>-0.012547909</text:p>
              </table:table-cell>
              <table:table-cell office:value-type="float" office:value="-0.006655263">
                <text:p>-0.006655263</text:p>
              </table:table-cell>
              <table:table-cell office:value-type="float" office:value="0.04519971">
                <text:p>0.04519971</text:p>
              </table:table-cell>
              <table:table-cell office:value-type="float" office:value="0.0430097">
                <text:p>0.0430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-0.012527883">
                <text:p>-0.0125278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455456">
                <text:p>0.0445545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-0.0119115105">
                <text:p>-0.0119115105</text:p>
              </table:table-cell>
              <table:table-cell office:value-type="float" office:value="-0.033276357">
                <text:p>-0.033276357</text:p>
              </table:table-cell>
              <table:table-cell office:value-type="float" office:value="0.04389567">
                <text:p>0.04389567</text:p>
              </table:table-cell>
              <table:table-cell office:value-type="float" office:value="0.0448399">
                <text:p>0.04483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-0.011091471">
                <text:p>-0.011091471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322309">
                <text:p>0.04322309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-0.010466874">
                <text:p>-0.010466874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2536758">
                <text:p>0.042536758</text:p>
              </table:table-cell>
              <table:table-cell office:value-type="float" office:value="0.045755">
                <text:p>0.0457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-0.009832083">
                <text:p>-0.009832083</text:p>
              </table:table-cell>
              <table:table-cell office:value-type="float" office:value="-0.026621083">
                <text:p>-0.026621083</text:p>
              </table:table-cell>
              <table:table-cell office:value-type="float" office:value="0.041850436">
                <text:p>0.041850436</text:p>
              </table:table-cell>
              <table:table-cell office:value-type="float" office:value="0.0439248">
                <text:p>0.04392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-0.009182453">
                <text:p>-0.009182453</text:p>
              </table:table-cell>
              <table:table-cell office:value-type="float" office:value="-0.01996581">
                <text:p>-0.01996581</text:p>
              </table:table-cell>
              <table:table-cell office:value-type="float" office:value="0.041191567">
                <text:p>0.041191567</text:p>
              </table:table-cell>
              <table:table-cell office:value-type="float" office:value="0.0411795">
                <text:p>0.04117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-0.008720039">
                <text:p>-0.008720039</text:p>
              </table:table-cell>
              <table:table-cell office:value-type="float" office:value="0">
                <text:p>0</text:p>
              </table:table-cell>
              <table:table-cell office:value-type="float" office:value="0.04057388">
                <text:p>0.04057388</text:p>
              </table:table-cell>
              <table:table-cell office:value-type="float" office:value="0.0402644">
                <text:p>0.0402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-0.008851826">
                <text:p>-0.00885182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969936">
                <text:p>0.039969936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-0.008783162">
                <text:p>-0.008783162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9379716">
                <text:p>0.0393797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-0.008709669">
                <text:p>-0.008709669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816944">
                <text:p>0.038816944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-0.008232772">
                <text:p>-0.00823277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825416">
                <text:p>0.03825416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-0.0077514052">
                <text:p>-0.007751405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7691362">
                <text:p>0.037691362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-0.0072637796">
                <text:p>-0.007263779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712859">
                <text:p>0.03712859</text:p>
              </table:table-cell>
              <table:table-cell office:value-type="float" office:value="0.038434204">
                <text:p>0.0384342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-0.006976068">
                <text:p>-0.00697606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655208">
                <text:p>0.03655208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-0.0064820056">
                <text:p>-0.006482005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989307">
                <text:p>0.035989307</text:p>
              </table:table-cell>
              <table:table-cell office:value-type="float" office:value="0.039349303">
                <text:p>0.039349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-0.005985081">
                <text:p>-0.00598508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5399053">
                <text:p>0.035399053</text:p>
              </table:table-cell>
              <table:table-cell office:value-type="float" office:value="0.0375191">
                <text:p>0.03751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-0.0054783225">
                <text:p>-0.00547832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4836292">
                <text:p>0.034836292</text:p>
              </table:table-cell>
              <table:table-cell office:value-type="float" office:value="0.036604002">
                <text:p>0.0366040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-0.005166114">
                <text:p>-0.0051661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428723">
                <text:p>0.03428723</text:p>
              </table:table-cell>
              <table:table-cell office:value-type="float" office:value="0.035688903">
                <text:p>0.0356889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-0.00504452">
                <text:p>-0.00504452</text:p>
              </table:table-cell>
              <table:table-cell office:value-type="float" office:value="0">
                <text:p>0</text:p>
              </table:table-cell>
              <table:table-cell office:value-type="float" office:value="0.0337519">
                <text:p>0.033751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-0.005119264">
                <text:p>-0.005119264</text:p>
              </table:table-cell>
              <table:table-cell office:value-type="float" office:value="0.0066552735">
                <text:p>0.0066552735</text:p>
              </table:table-cell>
              <table:table-cell office:value-type="float" office:value="0.033257727">
                <text:p>0.033257727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-0.0053996444">
                <text:p>-0.00539964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749865">
                <text:p>0.032749865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-0.005079925">
                <text:p>-0.005079925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3225569">
                <text:p>0.03225569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-0.0047568087">
                <text:p>-0.0047568087</text:p>
              </table:table-cell>
              <table:table-cell office:value-type="float" office:value="-0.026621094">
                <text:p>-0.026621094</text:p>
              </table:table-cell>
              <table:table-cell office:value-type="float" office:value="0.031761527">
                <text:p>0.031761527</text:p>
              </table:table-cell>
              <table:table-cell office:value-type="float" office:value="0.031113401">
                <text:p>0.0311134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-0.004024208">
                <text:p>-0.004024208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31294815">
                <text:p>0.031294815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-0.0038897395">
                <text:p>-0.0038897395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786937">
                <text:p>0.03078693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-0.003345251">
                <text:p>-0.003345251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30306509">
                <text:p>0.030306509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-0.0027996898">
                <text:p>-0.0027996898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79863">
                <text:p>0.02979863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-0.0022457242">
                <text:p>-0.002245724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929074">
                <text:p>0.02929074</text:p>
              </table:table-cell>
              <table:table-cell office:value-type="float" office:value="0.0338587">
                <text:p>0.03385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-0.0016804932">
                <text:p>-0.0016804932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878287">
                <text:p>0.02878287</text:p>
              </table:table-cell>
              <table:table-cell office:value-type="float" office:value="0.0320285">
                <text:p>0.0320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-0.001102209">
                <text:p>-0.001102209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8302453">
                <text:p>0.028302453</text:p>
              </table:table-cell>
              <table:table-cell office:value-type="float" office:value="0.032943603">
                <text:p>0.032943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-0.0007211566">
                <text:p>-0.00072115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78083">
                <text:p>0.0278083</text:p>
              </table:table-cell>
              <table:table-cell office:value-type="float" office:value="0.029283201">
                <text:p>0.029283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-0.00032901764">
                <text:p>-0.0003290176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7369045">
                <text:p>0.027369045</text:p>
              </table:table-cell>
              <table:table-cell office:value-type="float" office:value="0.0301983">
                <text:p>0.03019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-0.00013285875">
                <text:p>-0.00013285875</text:p>
              </table:table-cell>
              <table:table-cell office:value-type="float" office:value="0">
                <text:p>0</text:p>
              </table:table-cell>
              <table:table-cell office:value-type="float" office:value="0.026916051">
                <text:p>0.02691605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-0.00013643503">
                <text:p>-0.00013643503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6504263">
                <text:p>0.02650426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00026339293">
                <text:p>0.0002633929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6092445">
                <text:p>0.026092445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00047045946">
                <text:p>0.00047045946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5666926">
                <text:p>0.025666926</text:p>
              </table:table-cell>
              <table:table-cell office:value-type="float" office:value="0.0283681">
                <text:p>0.02836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0010843277">
                <text:p>0.001084327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5241423">
                <text:p>0.02524142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0015070437">
                <text:p>0.001507043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829641">
                <text:p>0.024829641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0019351244">
                <text:p>0.001935124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417836">
                <text:p>0.02441783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002371967">
                <text:p>0.00237196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4006043">
                <text:p>0.024006043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0028179288">
                <text:p>0.0028179288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59426">
                <text:p>0.02359426</text:p>
              </table:table-cell>
              <table:table-cell office:value-type="float" office:value="0.027453002">
                <text:p>0.0274530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0032705066">
                <text:p>0.003270506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3182455">
                <text:p>0.023182455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003728986">
                <text:p>0.003728986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798112">
                <text:p>0.022798112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0041980147">
                <text:p>0.004198014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241378">
                <text:p>0.02241378</text:p>
              </table:table-cell>
              <table:table-cell office:value-type="float" office:value="0.0265379">
                <text:p>0.02653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00447464">
                <text:p>0.00447464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201571">
                <text:p>0.02201571</text:p>
              </table:table-cell>
              <table:table-cell office:value-type="float" office:value="0.0256228">
                <text:p>0.0256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0049572587">
                <text:p>0.0049572587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1631392">
                <text:p>0.021631392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0052437186">
                <text:p>0.0052437186</text:p>
              </table:table-cell>
              <table:table-cell office:value-type="float" office:value="0">
                <text:p>0</text:p>
              </table:table-cell>
              <table:table-cell office:value-type="float" office:value="0.021260785">
                <text:p>0.021260785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005333662">
                <text:p>0.005333662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20903891">
                <text:p>0.020903891</text:p>
              </table:table-cell>
              <table:table-cell office:value-type="float" office:value="0.0237926">
                <text:p>0.02379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005826116">
                <text:p>0.005826116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20546999">
                <text:p>0.02054699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0061261654">
                <text:p>0.0061261654</text:p>
              </table:table-cell>
              <table:table-cell office:value-type="float" office:value="-0.01996582">
                <text:p>-0.01996582</text:p>
              </table:table-cell>
              <table:table-cell office:value-type="float" office:value="0.020203855">
                <text:p>0.020203855</text:p>
              </table:table-cell>
              <table:table-cell office:value-type="float" office:value="0.024707701">
                <text:p>0.024707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0068492885">
                <text:p>0.006849288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833248">
                <text:p>0.019833248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007172227">
                <text:p>0.007172227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9490091">
                <text:p>0.019490091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007698834">
                <text:p>0.00769883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9160649">
                <text:p>0.019160649</text:p>
              </table:table-cell>
              <table:table-cell office:value-type="float" office:value="0.0228775">
                <text:p>0.0228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008040726">
                <text:p>0.00804072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817503">
                <text:p>0.018817503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008586824">
                <text:p>0.008586824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8488074">
                <text:p>0.018488074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009144545">
                <text:p>0.009144545</text:p>
              </table:table-cell>
              <table:table-cell office:value-type="float" office:value="0">
                <text:p>0</text:p>
              </table:table-cell>
              <table:table-cell office:value-type="float" office:value="0.018158618">
                <text:p>0.01815861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009312986">
                <text:p>0.009312986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7829198">
                <text:p>0.017829198</text:p>
              </table:table-cell>
              <table:table-cell office:value-type="float" office:value="0.0219624">
                <text:p>0.02196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009893417">
                <text:p>0.009893417</text:p>
              </table:table-cell>
              <table:table-cell office:value-type="float" office:value="-0.019965814">
                <text:p>-0.019965814</text:p>
              </table:table-cell>
              <table:table-cell office:value-type="float" office:value="0.017499754">
                <text:p>0.017499754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010679483">
                <text:p>0.010679483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7184025">
                <text:p>0.0171840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011084318">
                <text:p>0.011084318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6868306">
                <text:p>0.016868306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0116885295">
                <text:p>0.0116885295</text:p>
              </table:table-cell>
              <table:table-cell office:value-type="float" office:value="-0.0066552684">
                <text:p>-0.0066552684</text:p>
              </table:table-cell>
              <table:table-cell office:value-type="float" office:value="0.016566325">
                <text:p>0.016566325</text:p>
              </table:table-cell>
              <table:table-cell office:value-type="float" office:value="0.0210473">
                <text:p>0.02104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012120723">
                <text:p>0.012120723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6250618">
                <text:p>0.016250618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012539685">
                <text:p>0.012539685</text:p>
              </table:table-cell>
              <table:table-cell office:value-type="float" office:value="-0.013310541">
                <text:p>-0.013310541</text:p>
              </table:table-cell>
              <table:table-cell office:value-type="float" office:value="0.015962353">
                <text:p>0.015962353</text:p>
              </table:table-cell>
              <table:table-cell office:value-type="float" office:value="0.020132199">
                <text:p>0.0201321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01318735">
                <text:p>0.01318735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66036">
                <text:p>0.01566036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013635814">
                <text:p>0.013635814</text:p>
              </table:table-cell>
              <table:table-cell office:value-type="float" office:value="-0.0066552735">
                <text:p>-0.0066552735</text:p>
              </table:table-cell>
              <table:table-cell office:value-type="float" office:value="0.015372103">
                <text:p>0.015372103</text:p>
              </table:table-cell>
              <table:table-cell office:value-type="float" office:value="0.019217102">
                <text:p>0.019217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7">
                <text:p>-0.013310547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8302001">
                <text:p>0.018302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109812">
                <text:p>0.01098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4">
                <text:p>-0.013310544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9151">
                <text:p>0.0091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9965818">
                <text:p>-0.019965818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45755003">
                <text:p>0.00457550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13310545">
                <text:p>-0.013310545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18302001">
                <text:p>0.0018302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-0.0066552726">
                <text:p>-0.0066552726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.00091510004">
                <text:p>0.00091510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014093757">
                <text:p>0.014093757</text:p>
              </table:table-cell>
              <table:table-cell office:value-type="float" office:value="0">
                <text:p>0</text:p>
              </table:table-cell>
              <table:table-cell office:value-type="float" office:value="0.015083849">
                <text:p>0.0150838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